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475cm"/>
    </style:style>
    <style:style style:family="table-column" style:name="co2">
      <style:table-column-properties fo:break-before="auto" style:column-width="5.817cm"/>
    </style:style>
    <style:style style:family="table-column" style:name="co3">
      <style:table-column-properties fo:break-before="auto" style:column-width="5.93cm"/>
    </style:style>
    <style:style style:family="table-column" style:name="co4">
      <style:table-column-properties fo:break-before="auto" style:column-width="0.503cm"/>
    </style:style>
    <style:style style:family="table-column" style:name="co5">
      <style:table-column-properties fo:break-before="auto" style:column-width="1.762cm"/>
    </style:style>
    <style:style style:family="table-column" style:name="co6">
      <style:table-column-properties fo:break-before="auto" style:column-width="1.901cm"/>
    </style:style>
    <style:style style:family="table-column" style:name="co7">
      <style:table-column-properties fo:break-before="auto" style:column-width="1.819cm"/>
    </style:style>
    <style:style style:family="table-column" style:name="co8">
      <style:table-column-properties fo:break-before="auto" style:column-width="1.93cm"/>
    </style:style>
    <style:style style:family="table-column" style:name="co9">
      <style:table-column-properties fo:break-before="auto" style:column-width="1.873cm"/>
    </style:style>
    <style:style style:family="table-column" style:name="co10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0.423cm"/>
    </style:style>
    <style:style style:family="table" style:name="ta1" style:master-page-name="PageStyle_5f_TABEL_20_16">
      <style:table-properties style:writing-mode="lr-tb" table:display="true"/>
    </style: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1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9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0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2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2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23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2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2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8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TL ColHeader" style:name="ce29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0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1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Data" style:name="ce33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4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6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4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4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3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5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2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3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5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5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56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57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58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59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6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6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40" table:number-columns-repeated="4"/>
        <table:table-column table:style-name="co6" table:default-cell-style-name="ce40"/>
        <table:table-column table:style-name="co5" table:default-cell-style-name="ce40" table:number-columns-repeated="4"/>
        <table:table-column table:style-name="co7" table:default-cell-style-name="ce40"/>
        <table:table-column table:style-name="co5" table:default-cell-style-name="ce40"/>
        <table:table-column table:style-name="co8" table:default-cell-style-name="ce40"/>
        <table:table-column table:style-name="co5" table:default-cell-style-name="ce40" table:number-columns-repeated="2"/>
        <table:table-column table:style-name="co9" table:default-cell-style-name="ce40"/>
        <table:table-column table:style-name="co10" table:default-cell-style-name="Default" table:number-columns-repeated="1005"/>
        <table:table-row table:style-name="ro1">
          <table:table-cell ns41:value-type="string" table:style-name="ce1" office:value-type="string">
            <office:annotation draw:style-name="gr1" svg:height="1.589cm" draw:caption-point-y="-0.042cm" svg:width="3.585cm" svg:x="4.895cm" draw:caption-point-x="-0.431cm" svg:y="0.052cm" draw:text-style-name="P1">
              <dc:creator>CDM</dc:creator>
              <dc:date>2014-12-12T00:00:00</dc:date>
              <text:p text:style-name="P1"><text:span text:style-name="T1">Noot 1) Excl. tijdelijke niet-werkende</text:span></text:p>
              <text:p text:style-name="P1"><text:span text:style-name="T1">en beroep onbekend</text:span></text:p>
            </office:annotation>
            <text:p>Tabel 16. Beroepsbevolking naar positie in het bedrijf, leeftijdsklasse en plaats in het huishouden, per bedrijfstak</text:p>
          </table:table-cell>
          <table:table-cell table:style-name="ce11" table:number-columns-repeated="7"/>
          <table:table-cell table:style-name="ce50"/>
          <table:table-cell table:style-name="ce6" table:number-columns-repeated="10"/>
          <table:table-cell table:style-name="ce2" table:number-columns-repeated="1005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 table:number-columns-repeated="15"/>
          <table:table-cell table:style-name="ce2" table:number-columns-repeated="1005"/>
        </table:table-row>
        <table:table-row table:style-name="ro2">
          <table:table-cell table:number-rows-spanned="3" table:style-name="ce3" table:number-columns-spanned="3"/>
          <table:covered-table-cell table:style-name="ce12"/>
          <table:covered-table-cell table:style-name="ce18"/>
          <table:table-cell table:style-name="ce17"/>
          <table:table-cell ns41:value-type="string" table:number-rows-spanned="3" table:style-name="ce29" table:number-columns-spanned="1" office:value-type="string">
            <text:p>Nijverh.</text:p>
          </table:table-cell>
          <table:table-cell ns41:value-type="string" table:number-rows-spanned="3" table:style-name="ce41" table:number-columns-spanned="1" office:value-type="string">
            <text:p>Landb., enz</text:p>
          </table:table-cell>
          <table:table-cell ns41:value-type="string" table:number-rows-spanned="3" table:style-name="ce41" table:number-columns-spanned="1" office:value-type="string">
            <text:p>Winkels</text:p>
          </table:table-cell>
          <table:table-cell ns41:value-type="string" table:number-rows-spanned="3" table:style-name="ce41" table:number-columns-spanned="1" office:value-type="string">
            <text:p>Ov. han-del, ver-keer,enz.</text:p>
          </table:table-cell>
          <table:table-cell ns41:value-type="string" table:number-rows-spanned="3" table:style-name="ce51" table:number-columns-spanned="1" office:value-type="string">
            <text:p>Maatsch., huisel.d, enz.</text:p>
          </table:table-cell>
          <table:table-cell table:number-rows-spanned="3" table:style-name="ce60" table:number-columns-spanned="1"/>
          <table:table-cell table:number-rows-spanned="3" table:style-name="ce60" table:number-columns-spanned="1"/>
          <table:table-cell table:number-rows-spanned="3" table:style-name="ce60" table:number-columns-spanned="1"/>
          <table:table-cell table:number-rows-spanned="3" table:style-name="ce60" table:number-columns-spanned="1"/>
          <table:table-cell table:number-rows-spanned="3" table:style-name="ce60" table:number-columns-spanned="1"/>
          <table:table-cell table:number-rows-spanned="3" table:style-name="ce62" table:number-columns-spanned="1"/>
          <table:table-cell table:number-rows-spanned="3" table:style-name="ce60" table:number-columns-spanned="1"/>
          <table:table-cell table:number-rows-spanned="3" table:style-name="ce60" table:number-columns-spanned="1"/>
          <table:table-cell table:number-rows-spanned="3" table:style-name="ce60" table:number-columns-spanned="1"/>
          <table:table-cell table:number-rows-spanned="3" table:style-name="ce60" table:number-columns-spanned="1"/>
          <table:table-cell table:style-name="ce17" table:number-columns-repeated="1005"/>
        </table:table-row>
        <table:table-row table:style-name="ro3">
          <table:covered-table-cell table:style-name="ce4"/>
          <table:covered-table-cell/>
          <table:covered-table-cell table:style-name="ce19"/>
          <table:table-cell table:style-name="ce17"/>
          <table:covered-table-cell table:style-name="ce30"/>
          <table:covered-table-cell table:style-name="ce42" table:number-columns-repeated="3"/>
          <table:covered-table-cell table:style-name="ce52"/>
          <table:covered-table-cell table:style-name="ce60" table:number-columns-repeated="5"/>
          <table:covered-table-cell table:style-name="ce62"/>
          <table:covered-table-cell table:style-name="ce60" table:number-columns-repeated="4"/>
          <table:table-cell table:style-name="ce17" table:number-columns-repeated="1005"/>
        </table:table-row>
        <table:table-row table:style-name="ro1">
          <table:covered-table-cell table:style-name="ce5"/>
          <table:covered-table-cell table:style-name="ce13"/>
          <table:covered-table-cell table:style-name="ce20"/>
          <table:table-cell table:style-name="ce17"/>
          <table:covered-table-cell table:style-name="ce31"/>
          <table:covered-table-cell table:style-name="ce43" table:number-columns-repeated="3"/>
          <table:covered-table-cell table:style-name="ce53"/>
          <table:covered-table-cell table:style-name="ce60" table:number-columns-repeated="5"/>
          <table:covered-table-cell table:style-name="ce62"/>
          <table:covered-table-cell table:style-name="ce60" table:number-columns-repeated="4"/>
          <table:table-cell table:style-name="ce17" table:number-columns-repeated="1005"/>
        </table:table-row>
        <table:table-row table:style-name="ro1">
          <table:table-cell table:style-name="Default" table:number-columns-repeated="4"/>
          <table:table-cell table:style-name="ce32" table:number-columns-repeated="5"/>
          <table:table-cell table:number-columns-repeated="1015"/>
        </table:table-row>
        <table:table-row table:style-name="ro3">
          <table:table-cell ns41:value-type="string" table:style-name="ce7" office:value-type="string">
            <text:p>Groningen</text:p>
          </table:table-cell>
          <table:table-cell ns41:value-type="string" table:style-name="ce14" office:value-type="string">
            <text:p>POSITIE IN HET BEDRIJF</text:p>
          </table:table-cell>
          <table:table-cell ns41:value-type="string" table:style-name="ce21" office:value-type="string">
            <text:p>Bedrijfshoofden</text:p>
          </table:table-cell>
          <table:table-cell table:style-name="Default"/>
          <table:table-cell ns41:value-type="float" table:style-name="ce33" office:value="10500" office:value-type="float">
            <text:p>10500</text:p>
          </table:table-cell>
          <table:table-cell ns41:value-type="float" table:style-name="ce44" office:value="12489" office:value-type="float">
            <text:p>12489</text:p>
          </table:table-cell>
          <table:table-cell ns41:value-type="float" table:style-name="ce44" office:value="4370" office:value-type="float">
            <text:p>4370</text:p>
          </table:table-cell>
          <table:table-cell ns41:value-type="float" table:style-name="ce44" office:value="8558" office:value-type="float">
            <text:p>8558</text:p>
          </table:table-cell>
          <table:table-cell ns41:value-type="float" table:style-name="ce54" office:value="1669" office:value-type="float">
            <text:p>1669</text:p>
          </table:table-cell>
          <table:table-cell table:number-columns-repeated="1015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echtgenoten</text:p>
          </table:table-cell>
          <table:table-cell table:style-name="Default"/>
          <table:table-cell ns41:value-type="float" table:style-name="ce33" office:value="321" office:value-type="float">
            <text:p>321</text:p>
          </table:table-cell>
          <table:table-cell ns41:value-type="float" table:style-name="ce44" office:value="3370" office:value-type="float">
            <text:p>3370</text:p>
          </table:table-cell>
          <table:table-cell ns41:value-type="float" table:style-name="ce44" office:value="3085" office:value-type="float">
            <text:p>3085</text:p>
          </table:table-cell>
          <table:table-cell ns41:value-type="float" table:style-name="ce44" office:value="725" office:value-type="float">
            <text:p>725</text:p>
          </table:table-cell>
          <table:table-cell ns41:value-type="float" table:style-name="ce54" office:value="49" office:value-type="float">
            <text:p>49</text:p>
          </table:table-cell>
          <table:table-cell table:number-columns-repeated="1015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kinderen</text:p>
          </table:table-cell>
          <table:table-cell table:style-name="Default"/>
          <table:table-cell ns41:value-type="float" table:style-name="ce33" office:value="1365" office:value-type="float">
            <text:p>1365</text:p>
          </table:table-cell>
          <table:table-cell ns41:value-type="float" table:style-name="ce44" office:value="5777" office:value-type="float">
            <text:p>5777</text:p>
          </table:table-cell>
          <table:table-cell ns41:value-type="float" table:style-name="ce44" office:value="1207" office:value-type="float">
            <text:p>1207</text:p>
          </table:table-cell>
          <table:table-cell ns41:value-type="float" table:style-name="ce44" office:value="1190" office:value-type="float">
            <text:p>1190</text:p>
          </table:table-cell>
          <table:table-cell ns41:value-type="float" table:style-name="ce54" office:value="39" office:value-type="float">
            <text:p>39</text:p>
          </table:table-cell>
          <table:table-cell table:number-columns-repeated="1015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Employé's</text:p>
          </table:table-cell>
          <table:table-cell table:style-name="Default"/>
          <table:table-cell ns41:value-type="float" table:style-name="ce33" office:value="4655" office:value-type="float">
            <text:p>4655</text:p>
          </table:table-cell>
          <table:table-cell ns41:value-type="float" table:style-name="ce44" office:value="592" office:value-type="float">
            <text:p>592</text:p>
          </table:table-cell>
          <table:table-cell ns41:value-type="float" table:style-name="ce44" office:value="2942" office:value-type="float">
            <text:p>2942</text:p>
          </table:table-cell>
          <table:table-cell ns41:value-type="float" table:style-name="ce44" office:value="7811" office:value-type="float">
            <text:p>7811</text:p>
          </table:table-cell>
          <table:table-cell ns41:value-type="float" table:style-name="ce54" office:value="13939" office:value-type="float">
            <text:p>13939</text:p>
          </table:table-cell>
          <table:table-cell table:number-columns-repeated="1015"/>
        </table:table-row>
        <table:table-row table:style-name="ro1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Arbeiders</text:p>
          </table:table-cell>
          <table:table-cell table:style-name="Default"/>
          <table:table-cell ns41:value-type="float" table:style-name="ce34" office:value="37358" office:value-type="float">
            <text:p>37358</text:p>
          </table:table-cell>
          <table:table-cell ns41:value-type="float" table:style-name="ce45" office:value="23588" office:value-type="float">
            <text:p>23588</text:p>
          </table:table-cell>
          <table:table-cell ns41:value-type="float" table:style-name="ce45" office:value="522" office:value-type="float">
            <text:p>522</text:p>
          </table:table-cell>
          <table:table-cell ns41:value-type="float" table:style-name="ce45" office:value="9763" office:value-type="float">
            <text:p>9763</text:p>
          </table:table-cell>
          <table:table-cell ns41:value-type="float" table:style-name="ce55" office:value="12570" office:value-type="float">
            <text:p>12570</text:p>
          </table:table-cell>
          <table:table-cell table:number-columns-repeated="1015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54199" office:value-type="float">
            <text:p>54199</text:p>
          </table:table-cell>
          <table:table-cell ns41:value-type="float" table:style-name="ce44" office:value="45816" office:value-type="float">
            <text:p>45816</text:p>
          </table:table-cell>
          <table:table-cell ns41:value-type="float" table:style-name="ce44" office:value="12126" office:value-type="float">
            <text:p>12126</text:p>
          </table:table-cell>
          <table:table-cell ns41:value-type="float" table:style-name="ce44" office:value="28047" office:value-type="float">
            <text:p>28047</text:p>
          </table:table-cell>
          <table:table-cell ns41:value-type="float" table:style-name="ce54" office:value="28266" office:value-type="float">
            <text:p>28266</text:p>
          </table:table-cell>
          <table:table-cell table:number-columns-repeated="1015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14 - 20 jaar</text:p>
          </table:table-cell>
          <table:table-cell table:style-name="Default"/>
          <table:table-cell ns41:value-type="float" table:style-name="ce33" office:value="9706" office:value-type="float">
            <text:p>9706</text:p>
          </table:table-cell>
          <table:table-cell ns41:value-type="float" table:style-name="ce44" office:value="6236" office:value-type="float">
            <text:p>6236</text:p>
          </table:table-cell>
          <table:table-cell ns41:value-type="float" table:style-name="ce44" office:value="2001" office:value-type="float">
            <text:p>2001</text:p>
          </table:table-cell>
          <table:table-cell ns41:value-type="float" table:style-name="ce44" office:value="3303" office:value-type="float">
            <text:p>3303</text:p>
          </table:table-cell>
          <table:table-cell ns41:value-type="float" table:style-name="ce54" office:value="6422" office:value-type="float">
            <text:p>6422</text:p>
          </table:table-cell>
          <table:table-cell table:number-columns-repeated="1015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1 - 24 jaar</text:p>
          </table:table-cell>
          <table:table-cell table:style-name="Default"/>
          <table:table-cell ns41:value-type="float" table:style-name="ce33" office:value="5667" office:value-type="float">
            <text:p>5667</text:p>
          </table:table-cell>
          <table:table-cell ns41:value-type="float" table:style-name="ce44" office:value="3537" office:value-type="float">
            <text:p>3537</text:p>
          </table:table-cell>
          <table:table-cell ns41:value-type="float" table:style-name="ce44" office:value="1127" office:value-type="float">
            <text:p>1127</text:p>
          </table:table-cell>
          <table:table-cell ns41:value-type="float" table:style-name="ce44" office:value="2686" office:value-type="float">
            <text:p>2686</text:p>
          </table:table-cell>
          <table:table-cell ns41:value-type="float" table:style-name="ce54" office:value="4231" office:value-type="float">
            <text:p>4231</text:p>
          </table:table-cell>
          <table:table-cell table:number-columns-repeated="1015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5 - 39 jaar</text:p>
          </table:table-cell>
          <table:table-cell table:style-name="Default"/>
          <table:table-cell ns41:value-type="float" table:style-name="ce33" office:value="18691" office:value-type="float">
            <text:p>18691</text:p>
          </table:table-cell>
          <table:table-cell ns41:value-type="float" table:style-name="ce44" office:value="13703" office:value-type="float">
            <text:p>13703</text:p>
          </table:table-cell>
          <table:table-cell ns41:value-type="float" table:style-name="ce44" office:value="3991" office:value-type="float">
            <text:p>3991</text:p>
          </table:table-cell>
          <table:table-cell ns41:value-type="float" table:style-name="ce44" office:value="9861" office:value-type="float">
            <text:p>9861</text:p>
          </table:table-cell>
          <table:table-cell ns41:value-type="float" table:style-name="ce54" office:value="9335" office:value-type="float">
            <text:p>9335</text:p>
          </table:table-cell>
          <table:table-cell table:number-columns-repeated="1015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40 - 49 jaar</text:p>
          </table:table-cell>
          <table:table-cell table:style-name="Default"/>
          <table:table-cell ns41:value-type="float" table:style-name="ce33" office:value="9422" office:value-type="float">
            <text:p>9422</text:p>
          </table:table-cell>
          <table:table-cell ns41:value-type="float" table:style-name="ce44" office:value="9186" office:value-type="float">
            <text:p>9186</text:p>
          </table:table-cell>
          <table:table-cell ns41:value-type="float" table:style-name="ce44" office:value="2495" office:value-type="float">
            <text:p>2495</text:p>
          </table:table-cell>
          <table:table-cell ns41:value-type="float" table:style-name="ce44" office:value="5636" office:value-type="float">
            <text:p>5636</text:p>
          </table:table-cell>
          <table:table-cell ns41:value-type="float" table:style-name="ce54" office:value="4200" office:value-type="float">
            <text:p>4200</text:p>
          </table:table-cell>
          <table:table-cell table:number-columns-repeated="1015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50 - 64 jaar</text:p>
          </table:table-cell>
          <table:table-cell table:style-name="Default"/>
          <table:table-cell ns41:value-type="float" table:style-name="ce33" office:value="9045" office:value-type="float">
            <text:p>9045</text:p>
          </table:table-cell>
          <table:table-cell ns41:value-type="float" table:style-name="ce44" office:value="9779" office:value-type="float">
            <text:p>9779</text:p>
          </table:table-cell>
          <table:table-cell ns41:value-type="float" table:style-name="ce44" office:value="2012" office:value-type="float">
            <text:p>2012</text:p>
          </table:table-cell>
          <table:table-cell ns41:value-type="float" table:style-name="ce44" office:value="5441" office:value-type="float">
            <text:p>5441</text:p>
          </table:table-cell>
          <table:table-cell ns41:value-type="float" table:style-name="ce54" office:value="3630" office:value-type="float">
            <text:p>3630</text:p>
          </table:table-cell>
          <table:table-cell table:number-columns-repeated="1015"/>
        </table:table-row>
        <table:table-row table:style-name="ro1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65 jaar en ouder</text:p>
          </table:table-cell>
          <table:table-cell table:style-name="Default"/>
          <table:table-cell ns41:value-type="float" table:style-name="ce34" office:value="1668" office:value-type="float">
            <text:p>1668</text:p>
          </table:table-cell>
          <table:table-cell ns41:value-type="float" table:style-name="ce45" office:value="3375" office:value-type="float">
            <text:p>3375</text:p>
          </table:table-cell>
          <table:table-cell ns41:value-type="float" table:style-name="ce45" office:value="500" office:value-type="float">
            <text:p>500</text:p>
          </table:table-cell>
          <table:table-cell ns41:value-type="float" table:style-name="ce45" office:value="1120" office:value-type="float">
            <text:p>1120</text:p>
          </table:table-cell>
          <table:table-cell ns41:value-type="float" table:style-name="ce55" office:value="448" office:value-type="float">
            <text:p>448</text:p>
          </table:table-cell>
          <table:table-cell table:number-columns-repeated="1015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54199" office:value-type="float">
            <text:p>54199</text:p>
          </table:table-cell>
          <table:table-cell ns41:value-type="float" table:style-name="ce44" office:value="45816" office:value-type="float">
            <text:p>45816</text:p>
          </table:table-cell>
          <table:table-cell ns41:value-type="float" table:style-name="ce44" office:value="12126" office:value-type="float">
            <text:p>12126</text:p>
          </table:table-cell>
          <table:table-cell ns41:value-type="float" table:style-name="ce44" office:value="28047" office:value-type="float">
            <text:p>28047</text:p>
          </table:table-cell>
          <table:table-cell ns41:value-type="float" table:style-name="ce54" office:value="28266" office:value-type="float">
            <text:p>28266</text:p>
          </table:table-cell>
          <table:table-cell table:number-columns-repeated="1015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Hoofden</text:p>
          </table:table-cell>
          <table:table-cell table:style-name="Default"/>
          <table:table-cell ns41:value-type="float" table:style-name="ce33" office:value="32879" office:value-type="float">
            <text:p>32879</text:p>
          </table:table-cell>
          <table:table-cell ns41:value-type="float" table:style-name="ce44" office:value="26972" office:value-type="float">
            <text:p>26972</text:p>
          </table:table-cell>
          <table:table-cell ns41:value-type="float" table:style-name="ce44" office:value="4650" office:value-type="float">
            <text:p>4650</text:p>
          </table:table-cell>
          <table:table-cell ns41:value-type="float" table:style-name="ce44" office:value="18132" office:value-type="float">
            <text:p>18132</text:p>
          </table:table-cell>
          <table:table-cell ns41:value-type="float" table:style-name="ce54" office:value="9322" office:value-type="float">
            <text:p>9322</text:p>
          </table:table-cell>
          <table:table-cell table:number-columns-repeated="1015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Echtgenoten</text:p>
          </table:table-cell>
          <table:table-cell table:style-name="Default"/>
          <table:table-cell ns41:value-type="float" table:style-name="ce33" office:value="668" office:value-type="float">
            <text:p>668</text:p>
          </table:table-cell>
          <table:table-cell ns41:value-type="float" table:style-name="ce44" office:value="3623" office:value-type="float">
            <text:p>3623</text:p>
          </table:table-cell>
          <table:table-cell ns41:value-type="float" table:style-name="ce44" office:value="3177" office:value-type="float">
            <text:p>3177</text:p>
          </table:table-cell>
          <table:table-cell ns41:value-type="float" table:style-name="ce44" office:value="927" office:value-type="float">
            <text:p>927</text:p>
          </table:table-cell>
          <table:table-cell ns41:value-type="float" table:style-name="ce54" office:value="703" office:value-type="float">
            <text:p>703</text:p>
          </table:table-cell>
          <table:table-cell table:number-columns-repeated="1015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Kinderen</text:p>
          </table:table-cell>
          <table:table-cell table:style-name="Default"/>
          <table:table-cell ns41:value-type="float" table:style-name="ce33" office:value="17634" office:value-type="float">
            <text:p>17634</text:p>
          </table:table-cell>
          <table:table-cell ns41:value-type="float" table:style-name="ce44" office:value="12623" office:value-type="float">
            <text:p>12623</text:p>
          </table:table-cell>
          <table:table-cell ns41:value-type="float" table:style-name="ce44" office:value="3609" office:value-type="float">
            <text:p>3609</text:p>
          </table:table-cell>
          <table:table-cell ns41:value-type="float" table:style-name="ce44" office:value="7081" office:value-type="float">
            <text:p>7081</text:p>
          </table:table-cell>
          <table:table-cell ns41:value-type="float" table:style-name="ce54" office:value="9268" office:value-type="float">
            <text:p>9268</text:p>
          </table:table-cell>
          <table:table-cell table:number-columns-repeated="1015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Inwonend personeel</text:p>
          </table:table-cell>
          <table:table-cell table:style-name="Default"/>
          <table:table-cell ns41:value-type="float" table:style-name="ce33" office:value="336" office:value-type="float">
            <text:p>336</text:p>
          </table:table-cell>
          <table:table-cell ns41:value-type="float" table:style-name="ce44" office:value="588" office:value-type="float">
            <text:p>588</text:p>
          </table:table-cell>
          <table:table-cell ns41:value-type="float" table:style-name="ce44" office:value="106" office:value-type="float">
            <text:p>106</text:p>
          </table:table-cell>
          <table:table-cell ns41:value-type="float" table:style-name="ce44" office:value="162" office:value-type="float">
            <text:p>162</text:p>
          </table:table-cell>
          <table:table-cell ns41:value-type="float" table:style-name="ce54" office:value="4539" office:value-type="float">
            <text:p>4539</text:p>
          </table:table-cell>
          <table:table-cell table:number-columns-repeated="1015"/>
        </table:table-row>
        <table:table-row table:style-name="ro3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ndere inwonenden</text:p>
          </table:table-cell>
          <table:table-cell table:style-name="Default"/>
          <table:table-cell ns41:value-type="float" table:style-name="ce33" office:value="2001" office:value-type="float">
            <text:p>2001</text:p>
          </table:table-cell>
          <table:table-cell ns41:value-type="float" table:style-name="ce44" office:value="1516" office:value-type="float">
            <text:p>1516</text:p>
          </table:table-cell>
          <table:table-cell ns41:value-type="float" table:style-name="ce44" office:value="361" office:value-type="float">
            <text:p>361</text:p>
          </table:table-cell>
          <table:table-cell ns41:value-type="float" table:style-name="ce44" office:value="1157" office:value-type="float">
            <text:p>1157</text:p>
          </table:table-cell>
          <table:table-cell ns41:value-type="float" table:style-name="ce54" office:value="1721" office:value-type="float">
            <text:p>1721</text:p>
          </table:table-cell>
          <table:table-cell table:number-columns-repeated="1015"/>
        </table:table-row>
        <table:table-row table:style-name="ro1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lleenwonenden</text:p>
          </table:table-cell>
          <table:table-cell table:style-name="Default"/>
          <table:table-cell ns41:value-type="float" table:style-name="ce34" office:value="681" office:value-type="float">
            <text:p>681</text:p>
          </table:table-cell>
          <table:table-cell ns41:value-type="float" table:style-name="ce45" office:value="494" office:value-type="float">
            <text:p>494</text:p>
          </table:table-cell>
          <table:table-cell ns41:value-type="float" table:style-name="ce45" office:value="223" office:value-type="float">
            <text:p>223</text:p>
          </table:table-cell>
          <table:table-cell ns41:value-type="float" table:style-name="ce45" office:value="588" office:value-type="float">
            <text:p>588</text:p>
          </table:table-cell>
          <table:table-cell ns41:value-type="float" table:style-name="ce55" office:value="2713" office:value-type="float">
            <text:p>2713</text:p>
          </table:table-cell>
          <table:table-cell table:number-columns-repeated="1015"/>
        </table:table-row>
        <table:table-row table:style-name="ro1">
          <table:table-cell ns41:value-type="string" table:style-name="ce8" office:value-type="string">
            <text:p>Groningen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4" office:value="54199" office:value-type="float">
            <text:p>54199</text:p>
          </table:table-cell>
          <table:table-cell ns41:value-type="float" table:style-name="ce45" office:value="45816" office:value-type="float">
            <text:p>45816</text:p>
          </table:table-cell>
          <table:table-cell ns41:value-type="float" table:style-name="ce45" office:value="12126" office:value-type="float">
            <text:p>12126</text:p>
          </table:table-cell>
          <table:table-cell ns41:value-type="float" table:style-name="ce45" office:value="28047" office:value-type="float">
            <text:p>28047</text:p>
          </table:table-cell>
          <table:table-cell ns41:value-type="float" table:style-name="ce55" office:value="28266" office:value-type="float">
            <text:p>28266</text:p>
          </table:table-cell>
          <table:table-cell table:number-columns-repeated="1015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Bedrijfshoofden</text:p>
          </table:table-cell>
          <table:table-cell table:style-name="Default"/>
          <table:table-cell ns41:value-type="float" table:style-name="ce33" office:value="9346" office:value-type="float">
            <text:p>9346</text:p>
          </table:table-cell>
          <table:table-cell ns41:value-type="float" table:style-name="ce44" office:value="21960" office:value-type="float">
            <text:p>21960</text:p>
          </table:table-cell>
          <table:table-cell ns41:value-type="float" table:style-name="ce44" office:value="4943" office:value-type="float">
            <text:p>4943</text:p>
          </table:table-cell>
          <table:table-cell ns41:value-type="float" table:style-name="ce44" office:value="8680" office:value-type="float">
            <text:p>8680</text:p>
          </table:table-cell>
          <table:table-cell ns41:value-type="float" table:style-name="ce54" office:value="1573" office:value-type="float">
            <text:p>157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echtgenoten</text:p>
          </table:table-cell>
          <table:table-cell table:style-name="Default"/>
          <table:table-cell ns41:value-type="float" table:style-name="ce33" office:value="149" office:value-type="float">
            <text:p>149</text:p>
          </table:table-cell>
          <table:table-cell ns41:value-type="float" table:style-name="ce44" office:value="5262" office:value-type="float">
            <text:p>5262</text:p>
          </table:table-cell>
          <table:table-cell ns41:value-type="float" table:style-name="ce44" office:value="3016" office:value-type="float">
            <text:p>3016</text:p>
          </table:table-cell>
          <table:table-cell ns41:value-type="float" table:style-name="ce44" office:value="532" office:value-type="float">
            <text:p>532</text:p>
          </table:table-cell>
          <table:table-cell ns41:value-type="float" table:style-name="ce54" office:value="45" office:value-type="float">
            <text:p>4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kinderen</text:p>
          </table:table-cell>
          <table:table-cell table:style-name="Default"/>
          <table:table-cell ns41:value-type="float" table:style-name="ce33" office:value="1393" office:value-type="float">
            <text:p>1393</text:p>
          </table:table-cell>
          <table:table-cell ns41:value-type="float" table:style-name="ce44" office:value="10519" office:value-type="float">
            <text:p>10519</text:p>
          </table:table-cell>
          <table:table-cell ns41:value-type="float" table:style-name="ce44" office:value="1485" office:value-type="float">
            <text:p>1485</text:p>
          </table:table-cell>
          <table:table-cell ns41:value-type="float" table:style-name="ce44" office:value="1173" office:value-type="float">
            <text:p>1173</text:p>
          </table:table-cell>
          <table:table-cell ns41:value-type="float" table:style-name="ce54" office:value="18" office:value-type="float">
            <text:p>1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Employé's</text:p>
          </table:table-cell>
          <table:table-cell table:style-name="Default"/>
          <table:table-cell ns41:value-type="float" table:style-name="ce33" office:value="3183" office:value-type="float">
            <text:p>3183</text:p>
          </table:table-cell>
          <table:table-cell ns41:value-type="float" table:style-name="ce44" office:value="349" office:value-type="float">
            <text:p>349</text:p>
          </table:table-cell>
          <table:table-cell ns41:value-type="float" table:style-name="ce44" office:value="2509" office:value-type="float">
            <text:p>2509</text:p>
          </table:table-cell>
          <table:table-cell ns41:value-type="float" table:style-name="ce44" office:value="5605" office:value-type="float">
            <text:p>5605</text:p>
          </table:table-cell>
          <table:table-cell ns41:value-type="float" table:style-name="ce54" office:value="11854" office:value-type="float">
            <text:p>11854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Arbeiders</text:p>
          </table:table-cell>
          <table:table-cell table:style-name="Default"/>
          <table:table-cell ns41:value-type="float" table:style-name="ce34" office:value="28905" office:value-type="float">
            <text:p>28905</text:p>
          </table:table-cell>
          <table:table-cell ns41:value-type="float" table:style-name="ce45" office:value="23699" office:value-type="float">
            <text:p>23699</text:p>
          </table:table-cell>
          <table:table-cell ns41:value-type="float" table:style-name="ce45" office:value="544" office:value-type="float">
            <text:p>544</text:p>
          </table:table-cell>
          <table:table-cell ns41:value-type="float" table:style-name="ce45" office:value="8036" office:value-type="float">
            <text:p>8036</text:p>
          </table:table-cell>
          <table:table-cell ns41:value-type="float" table:style-name="ce55" office:value="12692" office:value-type="float">
            <text:p>1269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42976" office:value-type="float">
            <text:p>42976</text:p>
          </table:table-cell>
          <table:table-cell ns41:value-type="float" table:style-name="ce44" office:value="61789" office:value-type="float">
            <text:p>61789</text:p>
          </table:table-cell>
          <table:table-cell ns41:value-type="float" table:style-name="ce44" office:value="12497" office:value-type="float">
            <text:p>12497</text:p>
          </table:table-cell>
          <table:table-cell ns41:value-type="float" table:style-name="ce44" office:value="24026" office:value-type="float">
            <text:p>24026</text:p>
          </table:table-cell>
          <table:table-cell ns41:value-type="float" table:style-name="ce54" office:value="26182" office:value-type="float">
            <text:p>2618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14 - 20 jaar</text:p>
          </table:table-cell>
          <table:table-cell table:style-name="Default"/>
          <table:table-cell ns41:value-type="float" table:style-name="ce33" office:value="7713" office:value-type="float">
            <text:p>7713</text:p>
          </table:table-cell>
          <table:table-cell ns41:value-type="float" table:style-name="ce44" office:value="9590" office:value-type="float">
            <text:p>9590</text:p>
          </table:table-cell>
          <table:table-cell ns41:value-type="float" table:style-name="ce44" office:value="2006" office:value-type="float">
            <text:p>2006</text:p>
          </table:table-cell>
          <table:table-cell ns41:value-type="float" table:style-name="ce44" office:value="2773" office:value-type="float">
            <text:p>2773</text:p>
          </table:table-cell>
          <table:table-cell ns41:value-type="float" table:style-name="ce54" office:value="6609" office:value-type="float">
            <text:p>660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1 - 24 jaar</text:p>
          </table:table-cell>
          <table:table-cell table:style-name="Default"/>
          <table:table-cell ns41:value-type="float" table:style-name="ce33" office:value="4115" office:value-type="float">
            <text:p>4115</text:p>
          </table:table-cell>
          <table:table-cell ns41:value-type="float" table:style-name="ce44" office:value="5206" office:value-type="float">
            <text:p>5206</text:p>
          </table:table-cell>
          <table:table-cell ns41:value-type="float" table:style-name="ce44" office:value="1058" office:value-type="float">
            <text:p>1058</text:p>
          </table:table-cell>
          <table:table-cell ns41:value-type="float" table:style-name="ce44" office:value="1980" office:value-type="float">
            <text:p>1980</text:p>
          </table:table-cell>
          <table:table-cell ns41:value-type="float" table:style-name="ce54" office:value="3732" office:value-type="float">
            <text:p>373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5 - 39 jaar</text:p>
          </table:table-cell>
          <table:table-cell table:style-name="Default"/>
          <table:table-cell ns41:value-type="float" table:style-name="ce33" office:value="14646" office:value-type="float">
            <text:p>14646</text:p>
          </table:table-cell>
          <table:table-cell ns41:value-type="float" table:style-name="ce44" office:value="18032" office:value-type="float">
            <text:p>18032</text:p>
          </table:table-cell>
          <table:table-cell ns41:value-type="float" table:style-name="ce44" office:value="3987" office:value-type="float">
            <text:p>3987</text:p>
          </table:table-cell>
          <table:table-cell ns41:value-type="float" table:style-name="ce44" office:value="7971" office:value-type="float">
            <text:p>7971</text:p>
          </table:table-cell>
          <table:table-cell ns41:value-type="float" table:style-name="ce54" office:value="7999" office:value-type="float">
            <text:p>799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40 - 49 jaar</text:p>
          </table:table-cell>
          <table:table-cell table:style-name="Default"/>
          <table:table-cell ns41:value-type="float" table:style-name="ce33" office:value="7526" office:value-type="float">
            <text:p>7526</text:p>
          </table:table-cell>
          <table:table-cell ns41:value-type="float" table:style-name="ce44" office:value="11791" office:value-type="float">
            <text:p>11791</text:p>
          </table:table-cell>
          <table:table-cell ns41:value-type="float" table:style-name="ce44" office:value="2537" office:value-type="float">
            <text:p>2537</text:p>
          </table:table-cell>
          <table:table-cell ns41:value-type="float" table:style-name="ce44" office:value="4888" office:value-type="float">
            <text:p>4888</text:p>
          </table:table-cell>
          <table:table-cell ns41:value-type="float" table:style-name="ce54" office:value="3735" office:value-type="float">
            <text:p>373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50 - 64 jaar</text:p>
          </table:table-cell>
          <table:table-cell table:style-name="Default"/>
          <table:table-cell ns41:value-type="float" table:style-name="ce33" office:value="7745" office:value-type="float">
            <text:p>7745</text:p>
          </table:table-cell>
          <table:table-cell ns41:value-type="float" table:style-name="ce44" office:value="12658" office:value-type="float">
            <text:p>12658</text:p>
          </table:table-cell>
          <table:table-cell ns41:value-type="float" table:style-name="ce44" office:value="2319" office:value-type="float">
            <text:p>2319</text:p>
          </table:table-cell>
          <table:table-cell ns41:value-type="float" table:style-name="ce44" office:value="5294" office:value-type="float">
            <text:p>5294</text:p>
          </table:table-cell>
          <table:table-cell ns41:value-type="float" table:style-name="ce54" office:value="3508" office:value-type="float">
            <text:p>3508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65 jaar en ouder</text:p>
          </table:table-cell>
          <table:table-cell table:style-name="Default"/>
          <table:table-cell ns41:value-type="float" table:style-name="ce34" office:value="1231" office:value-type="float">
            <text:p>1231</text:p>
          </table:table-cell>
          <table:table-cell ns41:value-type="float" table:style-name="ce45" office:value="4512" office:value-type="float">
            <text:p>4512</text:p>
          </table:table-cell>
          <table:table-cell ns41:value-type="float" table:style-name="ce45" office:value="590" office:value-type="float">
            <text:p>590</text:p>
          </table:table-cell>
          <table:table-cell ns41:value-type="float" table:style-name="ce45" office:value="1120" office:value-type="float">
            <text:p>1120</text:p>
          </table:table-cell>
          <table:table-cell ns41:value-type="float" table:style-name="ce55" office:value="599" office:value-type="float">
            <text:p>59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42976" office:value-type="float">
            <text:p>42976</text:p>
          </table:table-cell>
          <table:table-cell ns41:value-type="float" table:style-name="ce44" office:value="61789" office:value-type="float">
            <text:p>61789</text:p>
          </table:table-cell>
          <table:table-cell ns41:value-type="float" table:style-name="ce44" office:value="12497" office:value-type="float">
            <text:p>12497</text:p>
          </table:table-cell>
          <table:table-cell ns41:value-type="float" table:style-name="ce44" office:value="24026" office:value-type="float">
            <text:p>24026</text:p>
          </table:table-cell>
          <table:table-cell ns41:value-type="float" table:style-name="ce54" office:value="26182" office:value-type="float">
            <text:p>2618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Hoofden</text:p>
          </table:table-cell>
          <table:table-cell table:style-name="Default"/>
          <table:table-cell ns41:value-type="float" table:style-name="ce33" office:value="26569" office:value-type="float">
            <text:p>26569</text:p>
          </table:table-cell>
          <table:table-cell ns41:value-type="float" table:style-name="ce44" office:value="34252" office:value-type="float">
            <text:p>34252</text:p>
          </table:table-cell>
          <table:table-cell ns41:value-type="float" table:style-name="ce44" office:value="5141" office:value-type="float">
            <text:p>5141</text:p>
          </table:table-cell>
          <table:table-cell ns41:value-type="float" table:style-name="ce44" office:value="16255" office:value-type="float">
            <text:p>16255</text:p>
          </table:table-cell>
          <table:table-cell ns41:value-type="float" table:style-name="ce54" office:value="8215" office:value-type="float">
            <text:p>821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Echtgenoten</text:p>
          </table:table-cell>
          <table:table-cell table:style-name="Default"/>
          <table:table-cell ns41:value-type="float" table:style-name="ce33" office:value="229" office:value-type="float">
            <text:p>229</text:p>
          </table:table-cell>
          <table:table-cell ns41:value-type="float" table:style-name="ce44" office:value="5295" office:value-type="float">
            <text:p>5295</text:p>
          </table:table-cell>
          <table:table-cell ns41:value-type="float" table:style-name="ce44" office:value="3069" office:value-type="float">
            <text:p>3069</text:p>
          </table:table-cell>
          <table:table-cell ns41:value-type="float" table:style-name="ce44" office:value="649" office:value-type="float">
            <text:p>649</text:p>
          </table:table-cell>
          <table:table-cell ns41:value-type="float" table:style-name="ce54" office:value="492" office:value-type="float">
            <text:p>49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Kinderen</text:p>
          </table:table-cell>
          <table:table-cell table:style-name="Default"/>
          <table:table-cell ns41:value-type="float" table:style-name="ce33" office:value="13687" office:value-type="float">
            <text:p>13687</text:p>
          </table:table-cell>
          <table:table-cell ns41:value-type="float" table:style-name="ce44" office:value="17486" office:value-type="float">
            <text:p>17486</text:p>
          </table:table-cell>
          <table:table-cell ns41:value-type="float" table:style-name="ce44" office:value="3568" office:value-type="float">
            <text:p>3568</text:p>
          </table:table-cell>
          <table:table-cell ns41:value-type="float" table:style-name="ce44" office:value="5596" office:value-type="float">
            <text:p>5596</text:p>
          </table:table-cell>
          <table:table-cell ns41:value-type="float" table:style-name="ce54" office:value="9282" office:value-type="float">
            <text:p>928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Inwonend personeel</text:p>
          </table:table-cell>
          <table:table-cell table:style-name="Default"/>
          <table:table-cell ns41:value-type="float" table:style-name="ce33" office:value="380" office:value-type="float">
            <text:p>380</text:p>
          </table:table-cell>
          <table:table-cell ns41:value-type="float" table:style-name="ce44" office:value="2151" office:value-type="float">
            <text:p>2151</text:p>
          </table:table-cell>
          <table:table-cell ns41:value-type="float" table:style-name="ce44" office:value="114" office:value-type="float">
            <text:p>114</text:p>
          </table:table-cell>
          <table:table-cell ns41:value-type="float" table:style-name="ce44" office:value="171" office:value-type="float">
            <text:p>171</text:p>
          </table:table-cell>
          <table:table-cell ns41:value-type="float" table:style-name="ce54" office:value="4193" office:value-type="float">
            <text:p>419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ndere inwonenden</text:p>
          </table:table-cell>
          <table:table-cell table:style-name="Default"/>
          <table:table-cell ns41:value-type="float" table:style-name="ce33" office:value="1613" office:value-type="float">
            <text:p>1613</text:p>
          </table:table-cell>
          <table:table-cell ns41:value-type="float" table:style-name="ce44" office:value="1737" office:value-type="float">
            <text:p>1737</text:p>
          </table:table-cell>
          <table:table-cell ns41:value-type="float" table:style-name="ce44" office:value="380" office:value-type="float">
            <text:p>380</text:p>
          </table:table-cell>
          <table:table-cell ns41:value-type="float" table:style-name="ce44" office:value="924" office:value-type="float">
            <text:p>924</text:p>
          </table:table-cell>
          <table:table-cell ns41:value-type="float" table:style-name="ce54" office:value="1929" office:value-type="float">
            <text:p>192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lleenwonenden</text:p>
          </table:table-cell>
          <table:table-cell table:style-name="Default"/>
          <table:table-cell ns41:value-type="float" table:style-name="ce34" office:value="498" office:value-type="float">
            <text:p>498</text:p>
          </table:table-cell>
          <table:table-cell ns41:value-type="float" table:style-name="ce45" office:value="868" office:value-type="float">
            <text:p>868</text:p>
          </table:table-cell>
          <table:table-cell ns41:value-type="float" table:style-name="ce45" office:value="225" office:value-type="float">
            <text:p>225</text:p>
          </table:table-cell>
          <table:table-cell ns41:value-type="float" table:style-name="ce45" office:value="431" office:value-type="float">
            <text:p>431</text:p>
          </table:table-cell>
          <table:table-cell ns41:value-type="float" table:style-name="ce55" office:value="2071" office:value-type="float">
            <text:p>2071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Fries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4" office:value="42976" office:value-type="float">
            <text:p>42976</text:p>
          </table:table-cell>
          <table:table-cell ns41:value-type="float" table:style-name="ce45" office:value="61789" office:value-type="float">
            <text:p>61789</text:p>
          </table:table-cell>
          <table:table-cell ns41:value-type="float" table:style-name="ce45" office:value="12497" office:value-type="float">
            <text:p>12497</text:p>
          </table:table-cell>
          <table:table-cell ns41:value-type="float" table:style-name="ce45" office:value="24026" office:value-type="float">
            <text:p>24026</text:p>
          </table:table-cell>
          <table:table-cell ns41:value-type="float" table:style-name="ce55" office:value="26182" office:value-type="float">
            <text:p>2618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Bedrijfshoofden</text:p>
          </table:table-cell>
          <table:table-cell table:style-name="Default"/>
          <table:table-cell ns41:value-type="float" table:style-name="ce33" office:value="4900" office:value-type="float">
            <text:p>4900</text:p>
          </table:table-cell>
          <table:table-cell ns41:value-type="float" table:style-name="ce44" office:value="16795" office:value-type="float">
            <text:p>16795</text:p>
          </table:table-cell>
          <table:table-cell ns41:value-type="float" table:style-name="ce44" office:value="1941" office:value-type="float">
            <text:p>1941</text:p>
          </table:table-cell>
          <table:table-cell ns41:value-type="float" table:style-name="ce44" office:value="3309" office:value-type="float">
            <text:p>3309</text:p>
          </table:table-cell>
          <table:table-cell ns41:value-type="float" table:style-name="ce54" office:value="569" office:value-type="float">
            <text:p>56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echtgenoten</text:p>
          </table:table-cell>
          <table:table-cell table:style-name="Default"/>
          <table:table-cell ns41:value-type="float" table:style-name="ce33" office:value="139" office:value-type="float">
            <text:p>139</text:p>
          </table:table-cell>
          <table:table-cell ns41:value-type="float" table:style-name="ce44" office:value="8616" office:value-type="float">
            <text:p>8616</text:p>
          </table:table-cell>
          <table:table-cell ns41:value-type="float" table:style-name="ce44" office:value="1395" office:value-type="float">
            <text:p>1395</text:p>
          </table:table-cell>
          <table:table-cell ns41:value-type="float" table:style-name="ce44" office:value="381" office:value-type="float">
            <text:p>381</text:p>
          </table:table-cell>
          <table:table-cell ns41:value-type="float" table:style-name="ce54" office:value="17" office:value-type="float">
            <text:p>1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kinderen</text:p>
          </table:table-cell>
          <table:table-cell table:style-name="Default"/>
          <table:table-cell ns41:value-type="float" table:style-name="ce33" office:value="966" office:value-type="float">
            <text:p>966</text:p>
          </table:table-cell>
          <table:table-cell ns41:value-type="float" table:style-name="ce44" office:value="11574" office:value-type="float">
            <text:p>11574</text:p>
          </table:table-cell>
          <table:table-cell ns41:value-type="float" table:style-name="ce44" office:value="766" office:value-type="float">
            <text:p>766</text:p>
          </table:table-cell>
          <table:table-cell ns41:value-type="float" table:style-name="ce44" office:value="651" office:value-type="float">
            <text:p>651</text:p>
          </table:table-cell>
          <table:table-cell ns41:value-type="float" table:style-name="ce54" office:value="13" office:value-type="float">
            <text:p>1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Employé's</text:p>
          </table:table-cell>
          <table:table-cell table:style-name="Default"/>
          <table:table-cell ns41:value-type="float" table:style-name="ce33" office:value="1333" office:value-type="float">
            <text:p>1333</text:p>
          </table:table-cell>
          <table:table-cell ns41:value-type="float" table:style-name="ce44" office:value="357" office:value-type="float">
            <text:p>357</text:p>
          </table:table-cell>
          <table:table-cell ns41:value-type="float" table:style-name="ce44" office:value="1061" office:value-type="float">
            <text:p>1061</text:p>
          </table:table-cell>
          <table:table-cell ns41:value-type="float" table:style-name="ce44" office:value="2223" office:value-type="float">
            <text:p>2223</text:p>
          </table:table-cell>
          <table:table-cell ns41:value-type="float" table:style-name="ce54" office:value="7768" office:value-type="float">
            <text:p>7768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Arbeiders</text:p>
          </table:table-cell>
          <table:table-cell table:style-name="Default"/>
          <table:table-cell ns41:value-type="float" table:style-name="ce34" office:value="21195" office:value-type="float">
            <text:p>21195</text:p>
          </table:table-cell>
          <table:table-cell ns41:value-type="float" table:style-name="ce45" office:value="14608" office:value-type="float">
            <text:p>14608</text:p>
          </table:table-cell>
          <table:table-cell ns41:value-type="float" table:style-name="ce45" office:value="240" office:value-type="float">
            <text:p>240</text:p>
          </table:table-cell>
          <table:table-cell ns41:value-type="float" table:style-name="ce45" office:value="3649" office:value-type="float">
            <text:p>3649</text:p>
          </table:table-cell>
          <table:table-cell ns41:value-type="float" table:style-name="ce55" office:value="5397" office:value-type="float">
            <text:p>539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28533" office:value-type="float">
            <text:p>28533</text:p>
          </table:table-cell>
          <table:table-cell ns41:value-type="float" table:style-name="ce44" office:value="51950" office:value-type="float">
            <text:p>51950</text:p>
          </table:table-cell>
          <table:table-cell ns41:value-type="float" table:style-name="ce44" office:value="5403" office:value-type="float">
            <text:p>5403</text:p>
          </table:table-cell>
          <table:table-cell ns41:value-type="float" table:style-name="ce44" office:value="10213" office:value-type="float">
            <text:p>10213</text:p>
          </table:table-cell>
          <table:table-cell ns41:value-type="float" table:style-name="ce54" office:value="13764" office:value-type="float">
            <text:p>1376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14 - 20 jaar</text:p>
          </table:table-cell>
          <table:table-cell table:style-name="Default"/>
          <table:table-cell ns41:value-type="float" table:style-name="ce33" office:value="5966" office:value-type="float">
            <text:p>5966</text:p>
          </table:table-cell>
          <table:table-cell ns41:value-type="float" table:style-name="ce44" office:value="9353" office:value-type="float">
            <text:p>9353</text:p>
          </table:table-cell>
          <table:table-cell ns41:value-type="float" table:style-name="ce44" office:value="945" office:value-type="float">
            <text:p>945</text:p>
          </table:table-cell>
          <table:table-cell ns41:value-type="float" table:style-name="ce44" office:value="1290" office:value-type="float">
            <text:p>1290</text:p>
          </table:table-cell>
          <table:table-cell ns41:value-type="float" table:style-name="ce54" office:value="3356" office:value-type="float">
            <text:p>335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1 - 24 jaar</text:p>
          </table:table-cell>
          <table:table-cell table:style-name="Default"/>
          <table:table-cell ns41:value-type="float" table:style-name="ce33" office:value="3295" office:value-type="float">
            <text:p>3295</text:p>
          </table:table-cell>
          <table:table-cell ns41:value-type="float" table:style-name="ce44" office:value="4734" office:value-type="float">
            <text:p>4734</text:p>
          </table:table-cell>
          <table:table-cell ns41:value-type="float" table:style-name="ce44" office:value="514" office:value-type="float">
            <text:p>514</text:p>
          </table:table-cell>
          <table:table-cell ns41:value-type="float" table:style-name="ce44" office:value="968" office:value-type="float">
            <text:p>968</text:p>
          </table:table-cell>
          <table:table-cell ns41:value-type="float" table:style-name="ce54" office:value="2237" office:value-type="float">
            <text:p>223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5 - 39 jaar</text:p>
          </table:table-cell>
          <table:table-cell table:style-name="Default"/>
          <table:table-cell ns41:value-type="float" table:style-name="ce33" office:value="10267" office:value-type="float">
            <text:p>10267</text:p>
          </table:table-cell>
          <table:table-cell ns41:value-type="float" table:style-name="ce44" office:value="15533" office:value-type="float">
            <text:p>15533</text:p>
          </table:table-cell>
          <table:table-cell ns41:value-type="float" table:style-name="ce44" office:value="1810" office:value-type="float">
            <text:p>1810</text:p>
          </table:table-cell>
          <table:table-cell ns41:value-type="float" table:style-name="ce44" office:value="3776" office:value-type="float">
            <text:p>3776</text:p>
          </table:table-cell>
          <table:table-cell ns41:value-type="float" table:style-name="ce54" office:value="4741" office:value-type="float">
            <text:p>474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40 - 49 jaar</text:p>
          </table:table-cell>
          <table:table-cell table:style-name="Default"/>
          <table:table-cell ns41:value-type="float" table:style-name="ce33" office:value="4385" office:value-type="float">
            <text:p>4385</text:p>
          </table:table-cell>
          <table:table-cell ns41:value-type="float" table:style-name="ce44" office:value="9553" office:value-type="float">
            <text:p>9553</text:p>
          </table:table-cell>
          <table:table-cell ns41:value-type="float" table:style-name="ce44" office:value="1051" office:value-type="float">
            <text:p>1051</text:p>
          </table:table-cell>
          <table:table-cell ns41:value-type="float" table:style-name="ce44" office:value="1926" office:value-type="float">
            <text:p>1926</text:p>
          </table:table-cell>
          <table:table-cell ns41:value-type="float" table:style-name="ce54" office:value="1837" office:value-type="float">
            <text:p>183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50 - 64 jaar</text:p>
          </table:table-cell>
          <table:table-cell table:style-name="Default"/>
          <table:table-cell ns41:value-type="float" table:style-name="ce33" office:value="3878" office:value-type="float">
            <text:p>3878</text:p>
          </table:table-cell>
          <table:table-cell ns41:value-type="float" table:style-name="ce44" office:value="9542" office:value-type="float">
            <text:p>9542</text:p>
          </table:table-cell>
          <table:table-cell ns41:value-type="float" table:style-name="ce44" office:value="897" office:value-type="float">
            <text:p>897</text:p>
          </table:table-cell>
          <table:table-cell ns41:value-type="float" table:style-name="ce44" office:value="1866" office:value-type="float">
            <text:p>1866</text:p>
          </table:table-cell>
          <table:table-cell ns41:value-type="float" table:style-name="ce54" office:value="1425" office:value-type="float">
            <text:p>1425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65 jaar en ouder</text:p>
          </table:table-cell>
          <table:table-cell table:style-name="Default"/>
          <table:table-cell ns41:value-type="float" table:style-name="ce34" office:value="742" office:value-type="float">
            <text:p>742</text:p>
          </table:table-cell>
          <table:table-cell ns41:value-type="float" table:style-name="ce45" office:value="3235" office:value-type="float">
            <text:p>3235</text:p>
          </table:table-cell>
          <table:table-cell ns41:value-type="float" table:style-name="ce45" office:value="186" office:value-type="float">
            <text:p>186</text:p>
          </table:table-cell>
          <table:table-cell ns41:value-type="float" table:style-name="ce45" office:value="387" office:value-type="float">
            <text:p>387</text:p>
          </table:table-cell>
          <table:table-cell ns41:value-type="float" table:style-name="ce55" office:value="168" office:value-type="float">
            <text:p>16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28533" office:value-type="float">
            <text:p>28533</text:p>
          </table:table-cell>
          <table:table-cell ns41:value-type="float" table:style-name="ce44" office:value="51950" office:value-type="float">
            <text:p>51950</text:p>
          </table:table-cell>
          <table:table-cell ns41:value-type="float" table:style-name="ce44" office:value="5403" office:value-type="float">
            <text:p>5403</text:p>
          </table:table-cell>
          <table:table-cell ns41:value-type="float" table:style-name="ce44" office:value="10213" office:value-type="float">
            <text:p>10213</text:p>
          </table:table-cell>
          <table:table-cell ns41:value-type="float" table:style-name="ce54" office:value="13764" office:value-type="float">
            <text:p>1376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Hoofden</text:p>
          </table:table-cell>
          <table:table-cell table:style-name="Default"/>
          <table:table-cell ns41:value-type="float" table:style-name="ce33" office:value="16238" office:value-type="float">
            <text:p>16238</text:p>
          </table:table-cell>
          <table:table-cell ns41:value-type="float" table:style-name="ce44" office:value="23407" office:value-type="float">
            <text:p>23407</text:p>
          </table:table-cell>
          <table:table-cell ns41:value-type="float" table:style-name="ce44" office:value="2067" office:value-type="float">
            <text:p>2067</text:p>
          </table:table-cell>
          <table:table-cell ns41:value-type="float" table:style-name="ce44" office:value="6504" office:value-type="float">
            <text:p>6504</text:p>
          </table:table-cell>
          <table:table-cell ns41:value-type="float" table:style-name="ce54" office:value="4773" office:value-type="float">
            <text:p>477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Echtgenoten</text:p>
          </table:table-cell>
          <table:table-cell table:style-name="Default"/>
          <table:table-cell ns41:value-type="float" table:style-name="ce33" office:value="431" office:value-type="float">
            <text:p>431</text:p>
          </table:table-cell>
          <table:table-cell ns41:value-type="float" table:style-name="ce44" office:value="8985" office:value-type="float">
            <text:p>8985</text:p>
          </table:table-cell>
          <table:table-cell ns41:value-type="float" table:style-name="ce44" office:value="1441" office:value-type="float">
            <text:p>1441</text:p>
          </table:table-cell>
          <table:table-cell ns41:value-type="float" table:style-name="ce44" office:value="450" office:value-type="float">
            <text:p>450</text:p>
          </table:table-cell>
          <table:table-cell ns41:value-type="float" table:style-name="ce54" office:value="302" office:value-type="float">
            <text:p>30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Kinderen</text:p>
          </table:table-cell>
          <table:table-cell table:style-name="Default"/>
          <table:table-cell ns41:value-type="float" table:style-name="ce33" office:value="10276" office:value-type="float">
            <text:p>10276</text:p>
          </table:table-cell>
          <table:table-cell ns41:value-type="float" table:style-name="ce44" office:value="16518" office:value-type="float">
            <text:p>16518</text:p>
          </table:table-cell>
          <table:table-cell ns41:value-type="float" table:style-name="ce44" office:value="1631" office:value-type="float">
            <text:p>1631</text:p>
          </table:table-cell>
          <table:table-cell ns41:value-type="float" table:style-name="ce44" office:value="2546" office:value-type="float">
            <text:p>2546</text:p>
          </table:table-cell>
          <table:table-cell ns41:value-type="float" table:style-name="ce54" office:value="4457" office:value-type="float">
            <text:p>445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Inwonend personeel</text:p>
          </table:table-cell>
          <table:table-cell table:style-name="Default"/>
          <table:table-cell ns41:value-type="float" table:style-name="ce33" office:value="262" office:value-type="float">
            <text:p>262</text:p>
          </table:table-cell>
          <table:table-cell ns41:value-type="float" table:style-name="ce44" office:value="1007" office:value-type="float">
            <text:p>1007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44" office:value="125" office:value-type="float">
            <text:p>125</text:p>
          </table:table-cell>
          <table:table-cell ns41:value-type="float" table:style-name="ce54" office:value="1727" office:value-type="float">
            <text:p>172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ndere inwonenden</text:p>
          </table:table-cell>
          <table:table-cell table:style-name="Default"/>
          <table:table-cell ns41:value-type="float" table:style-name="ce33" office:value="1125" office:value-type="float">
            <text:p>1125</text:p>
          </table:table-cell>
          <table:table-cell ns41:value-type="float" table:style-name="ce44" office:value="1723" office:value-type="float">
            <text:p>1723</text:p>
          </table:table-cell>
          <table:table-cell ns41:value-type="float" table:style-name="ce44" office:value="149" office:value-type="float">
            <text:p>149</text:p>
          </table:table-cell>
          <table:table-cell ns41:value-type="float" table:style-name="ce44" office:value="441" office:value-type="float">
            <text:p>441</text:p>
          </table:table-cell>
          <table:table-cell ns41:value-type="float" table:style-name="ce54" office:value="1069" office:value-type="float">
            <text:p>106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lleenwonenden</text:p>
          </table:table-cell>
          <table:table-cell table:style-name="Default"/>
          <table:table-cell ns41:value-type="float" table:style-name="ce34" office:value="201" office:value-type="float">
            <text:p>201</text:p>
          </table:table-cell>
          <table:table-cell ns41:value-type="float" table:style-name="ce45" office:value="310" office:value-type="float">
            <text:p>310</text:p>
          </table:table-cell>
          <table:table-cell ns41:value-type="float" table:style-name="ce45" office:value="40" office:value-type="float">
            <text:p>40</text:p>
          </table:table-cell>
          <table:table-cell ns41:value-type="float" table:style-name="ce45" office:value="147" office:value-type="float">
            <text:p>147</text:p>
          </table:table-cell>
          <table:table-cell ns41:value-type="float" table:style-name="ce55" office:value="1436" office:value-type="float">
            <text:p>1436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Drenthe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4" office:value="28533" office:value-type="float">
            <text:p>28533</text:p>
          </table:table-cell>
          <table:table-cell ns41:value-type="float" table:style-name="ce45" office:value="51950" office:value-type="float">
            <text:p>51950</text:p>
          </table:table-cell>
          <table:table-cell ns41:value-type="float" table:style-name="ce45" office:value="5403" office:value-type="float">
            <text:p>5403</text:p>
          </table:table-cell>
          <table:table-cell ns41:value-type="float" table:style-name="ce45" office:value="10213" office:value-type="float">
            <text:p>10213</text:p>
          </table:table-cell>
          <table:table-cell ns41:value-type="float" table:style-name="ce55" office:value="13764" office:value-type="float">
            <text:p>1376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4" office:value-type="string">
            <text:p>Bedrijfshoofden</text:p>
          </table:table-cell>
          <table:table-cell table:style-name="Default"/>
          <table:table-cell ns41:value-type="float" table:style-name="ce33" office:value="12950" office:value-type="float">
            <text:p>12950</text:p>
          </table:table-cell>
          <table:table-cell ns41:value-type="float" table:style-name="ce44" office:value="25912" office:value-type="float">
            <text:p>25912</text:p>
          </table:table-cell>
          <table:table-cell ns41:value-type="float" table:style-name="ce44" office:value="5680" office:value-type="float">
            <text:p>5680</text:p>
          </table:table-cell>
          <table:table-cell ns41:value-type="float" table:style-name="ce44" office:value="7442" office:value-type="float">
            <text:p>7442</text:p>
          </table:table-cell>
          <table:table-cell ns41:value-type="float" table:style-name="ce54" office:value="2021" office:value-type="float">
            <text:p>202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echtgenoten</text:p>
          </table:table-cell>
          <table:table-cell table:style-name="Default"/>
          <table:table-cell ns41:value-type="float" table:style-name="ce33" office:value="335" office:value-type="float">
            <text:p>335</text:p>
          </table:table-cell>
          <table:table-cell ns41:value-type="float" table:style-name="ce44" office:value="13453" office:value-type="float">
            <text:p>13453</text:p>
          </table:table-cell>
          <table:table-cell ns41:value-type="float" table:style-name="ce44" office:value="3492" office:value-type="float">
            <text:p>3492</text:p>
          </table:table-cell>
          <table:table-cell ns41:value-type="float" table:style-name="ce44" office:value="767" office:value-type="float">
            <text:p>767</text:p>
          </table:table-cell>
          <table:table-cell ns41:value-type="float" table:style-name="ce54" office:value="50" office:value-type="float">
            <text:p>5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kinderen</text:p>
          </table:table-cell>
          <table:table-cell table:style-name="Default"/>
          <table:table-cell ns41:value-type="float" table:style-name="ce33" office:value="2137" office:value-type="float">
            <text:p>2137</text:p>
          </table:table-cell>
          <table:table-cell ns41:value-type="float" table:style-name="ce44" office:value="19492" office:value-type="float">
            <text:p>19492</text:p>
          </table:table-cell>
          <table:table-cell ns41:value-type="float" table:style-name="ce44" office:value="1775" office:value-type="float">
            <text:p>1775</text:p>
          </table:table-cell>
          <table:table-cell ns41:value-type="float" table:style-name="ce44" office:value="1138" office:value-type="float">
            <text:p>1138</text:p>
          </table:table-cell>
          <table:table-cell ns41:value-type="float" table:style-name="ce54" office:value="42" office:value-type="float">
            <text:p>4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Employé's</text:p>
          </table:table-cell>
          <table:table-cell table:style-name="Default"/>
          <table:table-cell ns41:value-type="float" table:style-name="ce33" office:value="10419" office:value-type="float">
            <text:p>10419</text:p>
          </table:table-cell>
          <table:table-cell ns41:value-type="float" table:style-name="ce44" office:value="649" office:value-type="float">
            <text:p>649</text:p>
          </table:table-cell>
          <table:table-cell ns41:value-type="float" table:style-name="ce44" office:value="3901" office:value-type="float">
            <text:p>3901</text:p>
          </table:table-cell>
          <table:table-cell ns41:value-type="float" table:style-name="ce44" office:value="7407" office:value-type="float">
            <text:p>7407</text:p>
          </table:table-cell>
          <table:table-cell ns41:value-type="float" table:style-name="ce54" office:value="17856" office:value-type="float">
            <text:p>17856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Arbeiders</text:p>
          </table:table-cell>
          <table:table-cell table:style-name="Default"/>
          <table:table-cell ns41:value-type="float" table:style-name="ce34" office:value="81571" office:value-type="float">
            <text:p>81571</text:p>
          </table:table-cell>
          <table:table-cell ns41:value-type="float" table:style-name="ce45" office:value="17815" office:value-type="float">
            <text:p>17815</text:p>
          </table:table-cell>
          <table:table-cell ns41:value-type="float" table:style-name="ce45" office:value="955" office:value-type="float">
            <text:p>955</text:p>
          </table:table-cell>
          <table:table-cell ns41:value-type="float" table:style-name="ce45" office:value="11784" office:value-type="float">
            <text:p>11784</text:p>
          </table:table-cell>
          <table:table-cell ns41:value-type="float" table:style-name="ce55" office:value="14219" office:value-type="float">
            <text:p>1421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107412" office:value-type="float">
            <text:p>107412</text:p>
          </table:table-cell>
          <table:table-cell ns41:value-type="float" table:style-name="ce44" office:value="77321" office:value-type="float">
            <text:p>77321</text:p>
          </table:table-cell>
          <table:table-cell ns41:value-type="float" table:style-name="ce44" office:value="15803" office:value-type="float">
            <text:p>15803</text:p>
          </table:table-cell>
          <table:table-cell ns41:value-type="float" table:style-name="ce44" office:value="28538" office:value-type="float">
            <text:p>28538</text:p>
          </table:table-cell>
          <table:table-cell ns41:value-type="float" table:style-name="ce54" office:value="34188" office:value-type="float">
            <text:p>3418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14 - 20 jaar</text:p>
          </table:table-cell>
          <table:table-cell table:style-name="Default"/>
          <table:table-cell ns41:value-type="float" table:style-name="ce33" office:value="22110" office:value-type="float">
            <text:p>22110</text:p>
          </table:table-cell>
          <table:table-cell ns41:value-type="float" table:style-name="ce44" office:value="12851" office:value-type="float">
            <text:p>12851</text:p>
          </table:table-cell>
          <table:table-cell ns41:value-type="float" table:style-name="ce44" office:value="2634" office:value-type="float">
            <text:p>2634</text:p>
          </table:table-cell>
          <table:table-cell ns41:value-type="float" table:style-name="ce44" office:value="3231" office:value-type="float">
            <text:p>3231</text:p>
          </table:table-cell>
          <table:table-cell ns41:value-type="float" table:style-name="ce54" office:value="6849" office:value-type="float">
            <text:p>684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1 - 24 jaar</text:p>
          </table:table-cell>
          <table:table-cell table:style-name="Default"/>
          <table:table-cell ns41:value-type="float" table:style-name="ce33" office:value="12125" office:value-type="float">
            <text:p>12125</text:p>
          </table:table-cell>
          <table:table-cell ns41:value-type="float" table:style-name="ce44" office:value="6699" office:value-type="float">
            <text:p>6699</text:p>
          </table:table-cell>
          <table:table-cell ns41:value-type="float" table:style-name="ce44" office:value="1519" office:value-type="float">
            <text:p>1519</text:p>
          </table:table-cell>
          <table:table-cell ns41:value-type="float" table:style-name="ce44" office:value="2677" office:value-type="float">
            <text:p>2677</text:p>
          </table:table-cell>
          <table:table-cell ns41:value-type="float" table:style-name="ce54" office:value="5433" office:value-type="float">
            <text:p>543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5 - 39 jaar</text:p>
          </table:table-cell>
          <table:table-cell table:style-name="Default"/>
          <table:table-cell ns41:value-type="float" table:style-name="ce33" office:value="36069" office:value-type="float">
            <text:p>36069</text:p>
          </table:table-cell>
          <table:table-cell ns41:value-type="float" table:style-name="ce44" office:value="21088" office:value-type="float">
            <text:p>21088</text:p>
          </table:table-cell>
          <table:table-cell ns41:value-type="float" table:style-name="ce44" office:value="5066" office:value-type="float">
            <text:p>5066</text:p>
          </table:table-cell>
          <table:table-cell ns41:value-type="float" table:style-name="ce44" office:value="10019" office:value-type="float">
            <text:p>10019</text:p>
          </table:table-cell>
          <table:table-cell ns41:value-type="float" table:style-name="ce54" office:value="11876" office:value-type="float">
            <text:p>1187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40 - 49 jaar</text:p>
          </table:table-cell>
          <table:table-cell table:style-name="Default"/>
          <table:table-cell ns41:value-type="float" table:style-name="ce33" office:value="18853" office:value-type="float">
            <text:p>18853</text:p>
          </table:table-cell>
          <table:table-cell ns41:value-type="float" table:style-name="ce44" office:value="13920" office:value-type="float">
            <text:p>13920</text:p>
          </table:table-cell>
          <table:table-cell ns41:value-type="float" table:style-name="ce44" office:value="3218" office:value-type="float">
            <text:p>3218</text:p>
          </table:table-cell>
          <table:table-cell ns41:value-type="float" table:style-name="ce44" office:value="5993" office:value-type="float">
            <text:p>5993</text:p>
          </table:table-cell>
          <table:table-cell ns41:value-type="float" table:style-name="ce54" office:value="5332" office:value-type="float">
            <text:p>533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50 - 64 jaar</text:p>
          </table:table-cell>
          <table:table-cell table:style-name="Default"/>
          <table:table-cell ns41:value-type="float" table:style-name="ce33" office:value="16080" office:value-type="float">
            <text:p>16080</text:p>
          </table:table-cell>
          <table:table-cell ns41:value-type="float" table:style-name="ce44" office:value="15808" office:value-type="float">
            <text:p>15808</text:p>
          </table:table-cell>
          <table:table-cell ns41:value-type="float" table:style-name="ce44" office:value="2748" office:value-type="float">
            <text:p>2748</text:p>
          </table:table-cell>
          <table:table-cell ns41:value-type="float" table:style-name="ce44" office:value="5700" office:value-type="float">
            <text:p>5700</text:p>
          </table:table-cell>
          <table:table-cell ns41:value-type="float" table:style-name="ce54" office:value="4207" office:value-type="float">
            <text:p>4207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65 jaar en ouder</text:p>
          </table:table-cell>
          <table:table-cell table:style-name="Default"/>
          <table:table-cell ns41:value-type="float" table:style-name="ce34" office:value="2175" office:value-type="float">
            <text:p>2175</text:p>
          </table:table-cell>
          <table:table-cell ns41:value-type="float" table:style-name="ce45" office:value="6955" office:value-type="float">
            <text:p>6955</text:p>
          </table:table-cell>
          <table:table-cell ns41:value-type="float" table:style-name="ce45" office:value="618" office:value-type="float">
            <text:p>618</text:p>
          </table:table-cell>
          <table:table-cell ns41:value-type="float" table:style-name="ce45" office:value="918" office:value-type="float">
            <text:p>918</text:p>
          </table:table-cell>
          <table:table-cell ns41:value-type="float" table:style-name="ce55" office:value="491" office:value-type="float">
            <text:p>49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107412" office:value-type="float">
            <text:p>107412</text:p>
          </table:table-cell>
          <table:table-cell ns41:value-type="float" table:style-name="ce44" office:value="77321" office:value-type="float">
            <text:p>77321</text:p>
          </table:table-cell>
          <table:table-cell ns41:value-type="float" table:style-name="ce44" office:value="15803" office:value-type="float">
            <text:p>15803</text:p>
          </table:table-cell>
          <table:table-cell ns41:value-type="float" table:style-name="ce44" office:value="28538" office:value-type="float">
            <text:p>28538</text:p>
          </table:table-cell>
          <table:table-cell ns41:value-type="float" table:style-name="ce54" office:value="34188" office:value-type="float">
            <text:p>3418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Hoofden</text:p>
          </table:table-cell>
          <table:table-cell table:style-name="Default"/>
          <table:table-cell ns41:value-type="float" table:style-name="ce33" office:value="56874" office:value-type="float">
            <text:p>56874</text:p>
          </table:table-cell>
          <table:table-cell ns41:value-type="float" table:style-name="ce44" office:value="31844" office:value-type="float">
            <text:p>31844</text:p>
          </table:table-cell>
          <table:table-cell ns41:value-type="float" table:style-name="ce44" office:value="6063" office:value-type="float">
            <text:p>6063</text:p>
          </table:table-cell>
          <table:table-cell ns41:value-type="float" table:style-name="ce44" office:value="17967" office:value-type="float">
            <text:p>17967</text:p>
          </table:table-cell>
          <table:table-cell ns41:value-type="float" table:style-name="ce54" office:value="11681" office:value-type="float">
            <text:p>1168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Echtgenoten</text:p>
          </table:table-cell>
          <table:table-cell table:style-name="Default"/>
          <table:table-cell ns41:value-type="float" table:style-name="ce33" office:value="1836" office:value-type="float">
            <text:p>1836</text:p>
          </table:table-cell>
          <table:table-cell ns41:value-type="float" table:style-name="ce44" office:value="14655" office:value-type="float">
            <text:p>14655</text:p>
          </table:table-cell>
          <table:table-cell ns41:value-type="float" table:style-name="ce44" office:value="3587" office:value-type="float">
            <text:p>3587</text:p>
          </table:table-cell>
          <table:table-cell ns41:value-type="float" table:style-name="ce44" office:value="946" office:value-type="float">
            <text:p>946</text:p>
          </table:table-cell>
          <table:table-cell ns41:value-type="float" table:style-name="ce54" office:value="645" office:value-type="float">
            <text:p>64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Kinderen</text:p>
          </table:table-cell>
          <table:table-cell table:style-name="Default"/>
          <table:table-cell ns41:value-type="float" table:style-name="ce33" office:value="41274" office:value-type="float">
            <text:p>41274</text:p>
          </table:table-cell>
          <table:table-cell ns41:value-type="float" table:style-name="ce44" office:value="23435" office:value-type="float">
            <text:p>23435</text:p>
          </table:table-cell>
          <table:table-cell ns41:value-type="float" table:style-name="ce44" office:value="5107" office:value-type="float">
            <text:p>5107</text:p>
          </table:table-cell>
          <table:table-cell ns41:value-type="float" table:style-name="ce44" office:value="7459" office:value-type="float">
            <text:p>7459</text:p>
          </table:table-cell>
          <table:table-cell ns41:value-type="float" table:style-name="ce54" office:value="10239" office:value-type="float">
            <text:p>1023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Inwonend personeel</text:p>
          </table:table-cell>
          <table:table-cell table:style-name="Default"/>
          <table:table-cell ns41:value-type="float" table:style-name="ce33" office:value="352" office:value-type="float">
            <text:p>352</text:p>
          </table:table-cell>
          <table:table-cell ns41:value-type="float" table:style-name="ce44" office:value="2502" office:value-type="float">
            <text:p>2502</text:p>
          </table:table-cell>
          <table:table-cell ns41:value-type="float" table:style-name="ce44" office:value="144" office:value-type="float">
            <text:p>144</text:p>
          </table:table-cell>
          <table:table-cell ns41:value-type="float" table:style-name="ce44" office:value="242" office:value-type="float">
            <text:p>242</text:p>
          </table:table-cell>
          <table:table-cell ns41:value-type="float" table:style-name="ce54" office:value="5117" office:value-type="float">
            <text:p>511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ndere inwonenden</text:p>
          </table:table-cell>
          <table:table-cell table:style-name="Default"/>
          <table:table-cell ns41:value-type="float" table:style-name="ce33" office:value="6255" office:value-type="float">
            <text:p>6255</text:p>
          </table:table-cell>
          <table:table-cell ns41:value-type="float" table:style-name="ce44" office:value="4370" office:value-type="float">
            <text:p>4370</text:p>
          </table:table-cell>
          <table:table-cell ns41:value-type="float" table:style-name="ce44" office:value="658" office:value-type="float">
            <text:p>658</text:p>
          </table:table-cell>
          <table:table-cell ns41:value-type="float" table:style-name="ce44" office:value="1516" office:value-type="float">
            <text:p>1516</text:p>
          </table:table-cell>
          <table:table-cell ns41:value-type="float" table:style-name="ce54" office:value="3054" office:value-type="float">
            <text:p>3054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lleenwonenden</text:p>
          </table:table-cell>
          <table:table-cell table:style-name="Default"/>
          <table:table-cell ns41:value-type="float" table:style-name="ce34" office:value="821" office:value-type="float">
            <text:p>821</text:p>
          </table:table-cell>
          <table:table-cell ns41:value-type="float" table:style-name="ce45" office:value="515" office:value-type="float">
            <text:p>515</text:p>
          </table:table-cell>
          <table:table-cell ns41:value-type="float" table:style-name="ce45" office:value="244" office:value-type="float">
            <text:p>244</text:p>
          </table:table-cell>
          <table:table-cell ns41:value-type="float" table:style-name="ce45" office:value="408" office:value-type="float">
            <text:p>408</text:p>
          </table:table-cell>
          <table:table-cell ns41:value-type="float" table:style-name="ce55" office:value="3452" office:value-type="float">
            <text:p>3452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Overijssel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4" office:value="107412" office:value-type="float">
            <text:p>107412</text:p>
          </table:table-cell>
          <table:table-cell ns41:value-type="float" table:style-name="ce45" office:value="77321" office:value-type="float">
            <text:p>77321</text:p>
          </table:table-cell>
          <table:table-cell ns41:value-type="float" table:style-name="ce45" office:value="15803" office:value-type="float">
            <text:p>15803</text:p>
          </table:table-cell>
          <table:table-cell ns41:value-type="float" table:style-name="ce45" office:value="28538" office:value-type="float">
            <text:p>28538</text:p>
          </table:table-cell>
          <table:table-cell ns41:value-type="float" table:style-name="ce55" office:value="34188" office:value-type="float">
            <text:p>3418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4" office:value-type="string">
            <text:p>Bedrijfshoofden</text:p>
          </table:table-cell>
          <table:table-cell table:style-name="Default"/>
          <table:table-cell ns41:value-type="float" table:style-name="ce33" office:value="22442" office:value-type="float">
            <text:p>22442</text:p>
          </table:table-cell>
          <table:table-cell ns41:value-type="float" table:style-name="ce44" office:value="43863" office:value-type="float">
            <text:p>43863</text:p>
          </table:table-cell>
          <table:table-cell ns41:value-type="float" table:style-name="ce44" office:value="8229" office:value-type="float">
            <text:p>8229</text:p>
          </table:table-cell>
          <table:table-cell ns41:value-type="float" table:style-name="ce44" office:value="13230" office:value-type="float">
            <text:p>13230</text:p>
          </table:table-cell>
          <table:table-cell ns41:value-type="float" table:style-name="ce54" office:value="3946" office:value-type="float">
            <text:p>394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echtgenoten</text:p>
          </table:table-cell>
          <table:table-cell table:style-name="Default"/>
          <table:table-cell ns41:value-type="float" table:style-name="ce33" office:value="646" office:value-type="float">
            <text:p>646</text:p>
          </table:table-cell>
          <table:table-cell ns41:value-type="float" table:style-name="ce44" office:value="18639" office:value-type="float">
            <text:p>18639</text:p>
          </table:table-cell>
          <table:table-cell ns41:value-type="float" table:style-name="ce44" office:value="5711" office:value-type="float">
            <text:p>5711</text:p>
          </table:table-cell>
          <table:table-cell ns41:value-type="float" table:style-name="ce44" office:value="1619" office:value-type="float">
            <text:p>1619</text:p>
          </table:table-cell>
          <table:table-cell ns41:value-type="float" table:style-name="ce54" office:value="85" office:value-type="float">
            <text:p>8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kinderen</text:p>
          </table:table-cell>
          <table:table-cell table:style-name="Default"/>
          <table:table-cell ns41:value-type="float" table:style-name="ce33" office:value="3887" office:value-type="float">
            <text:p>3887</text:p>
          </table:table-cell>
          <table:table-cell ns41:value-type="float" table:style-name="ce44" office:value="29088" office:value-type="float">
            <text:p>29088</text:p>
          </table:table-cell>
          <table:table-cell ns41:value-type="float" table:style-name="ce44" office:value="2962" office:value-type="float">
            <text:p>2962</text:p>
          </table:table-cell>
          <table:table-cell ns41:value-type="float" table:style-name="ce44" office:value="2043" office:value-type="float">
            <text:p>2043</text:p>
          </table:table-cell>
          <table:table-cell ns41:value-type="float" table:style-name="ce54" office:value="66" office:value-type="float">
            <text:p>6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Employé's</text:p>
          </table:table-cell>
          <table:table-cell table:style-name="Default"/>
          <table:table-cell ns41:value-type="float" table:style-name="ce33" office:value="11842" office:value-type="float">
            <text:p>11842</text:p>
          </table:table-cell>
          <table:table-cell ns41:value-type="float" table:style-name="ce44" office:value="1130" office:value-type="float">
            <text:p>1130</text:p>
          </table:table-cell>
          <table:table-cell ns41:value-type="float" table:style-name="ce44" office:value="5939" office:value-type="float">
            <text:p>5939</text:p>
          </table:table-cell>
          <table:table-cell ns41:value-type="float" table:style-name="ce44" office:value="12127" office:value-type="float">
            <text:p>12127</text:p>
          </table:table-cell>
          <table:table-cell ns41:value-type="float" table:style-name="ce54" office:value="34514" office:value-type="float">
            <text:p>34514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Arbeiders</text:p>
          </table:table-cell>
          <table:table-cell table:style-name="Default"/>
          <table:table-cell ns41:value-type="float" table:style-name="ce34" office:value="101445" office:value-type="float">
            <text:p>101445</text:p>
          </table:table-cell>
          <table:table-cell ns41:value-type="float" table:style-name="ce45" office:value="26367" office:value-type="float">
            <text:p>26367</text:p>
          </table:table-cell>
          <table:table-cell ns41:value-type="float" table:style-name="ce45" office:value="1204" office:value-type="float">
            <text:p>1204</text:p>
          </table:table-cell>
          <table:table-cell ns41:value-type="float" table:style-name="ce45" office:value="19816" office:value-type="float">
            <text:p>19816</text:p>
          </table:table-cell>
          <table:table-cell ns41:value-type="float" table:style-name="ce55" office:value="28196" office:value-type="float">
            <text:p>2819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140262" office:value-type="float">
            <text:p>140262</text:p>
          </table:table-cell>
          <table:table-cell ns41:value-type="float" table:style-name="ce44" office:value="119087" office:value-type="float">
            <text:p>119087</text:p>
          </table:table-cell>
          <table:table-cell ns41:value-type="float" table:style-name="ce44" office:value="24045" office:value-type="float">
            <text:p>24045</text:p>
          </table:table-cell>
          <table:table-cell ns41:value-type="float" table:style-name="ce44" office:value="48835" office:value-type="float">
            <text:p>48835</text:p>
          </table:table-cell>
          <table:table-cell ns41:value-type="float" table:style-name="ce54" office:value="66807" office:value-type="float">
            <text:p>6680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14 - 20 jaar</text:p>
          </table:table-cell>
          <table:table-cell table:style-name="Default"/>
          <table:table-cell ns41:value-type="float" table:style-name="ce33" office:value="26478" office:value-type="float">
            <text:p>26478</text:p>
          </table:table-cell>
          <table:table-cell ns41:value-type="float" table:style-name="ce44" office:value="18949" office:value-type="float">
            <text:p>18949</text:p>
          </table:table-cell>
          <table:table-cell ns41:value-type="float" table:style-name="ce44" office:value="4090" office:value-type="float">
            <text:p>4090</text:p>
          </table:table-cell>
          <table:table-cell ns41:value-type="float" table:style-name="ce44" office:value="5652" office:value-type="float">
            <text:p>5652</text:p>
          </table:table-cell>
          <table:table-cell ns41:value-type="float" table:style-name="ce54" office:value="13626" office:value-type="float">
            <text:p>1362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1 - 24 jaar</text:p>
          </table:table-cell>
          <table:table-cell table:style-name="Default"/>
          <table:table-cell ns41:value-type="float" table:style-name="ce33" office:value="15628" office:value-type="float">
            <text:p>15628</text:p>
          </table:table-cell>
          <table:table-cell ns41:value-type="float" table:style-name="ce44" office:value="9546" office:value-type="float">
            <text:p>9546</text:p>
          </table:table-cell>
          <table:table-cell ns41:value-type="float" table:style-name="ce44" office:value="2252" office:value-type="float">
            <text:p>2252</text:p>
          </table:table-cell>
          <table:table-cell ns41:value-type="float" table:style-name="ce44" office:value="4637" office:value-type="float">
            <text:p>4637</text:p>
          </table:table-cell>
          <table:table-cell ns41:value-type="float" table:style-name="ce54" office:value="10170" office:value-type="float">
            <text:p>1017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5 - 39 jaar</text:p>
          </table:table-cell>
          <table:table-cell table:style-name="Default"/>
          <table:table-cell ns41:value-type="float" table:style-name="ce33" office:value="49601" office:value-type="float">
            <text:p>49601</text:p>
          </table:table-cell>
          <table:table-cell ns41:value-type="float" table:style-name="ce44" office:value="31504" office:value-type="float">
            <text:p>31504</text:p>
          </table:table-cell>
          <table:table-cell ns41:value-type="float" table:style-name="ce44" office:value="7960" office:value-type="float">
            <text:p>7960</text:p>
          </table:table-cell>
          <table:table-cell ns41:value-type="float" table:style-name="ce44" office:value="17087" office:value-type="float">
            <text:p>17087</text:p>
          </table:table-cell>
          <table:table-cell ns41:value-type="float" table:style-name="ce54" office:value="22649" office:value-type="float">
            <text:p>2264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40 - 49 jaar</text:p>
          </table:table-cell>
          <table:table-cell table:style-name="Default"/>
          <table:table-cell ns41:value-type="float" table:style-name="ce33" office:value="24622" office:value-type="float">
            <text:p>24622</text:p>
          </table:table-cell>
          <table:table-cell ns41:value-type="float" table:style-name="ce44" office:value="21710" office:value-type="float">
            <text:p>21710</text:p>
          </table:table-cell>
          <table:table-cell ns41:value-type="float" table:style-name="ce44" office:value="4987" office:value-type="float">
            <text:p>4987</text:p>
          </table:table-cell>
          <table:table-cell ns41:value-type="float" table:style-name="ce44" office:value="10088" office:value-type="float">
            <text:p>10088</text:p>
          </table:table-cell>
          <table:table-cell ns41:value-type="float" table:style-name="ce54" office:value="9911" office:value-type="float">
            <text:p>9911</text:p>
          </table:table-cell>
          <table:table-cell table:number-rows-spanned="1" table:style-name="ce38" table:number-columns-spanned="5"/>
          <table:covered-table-cell table:style-name="ce38" table:number-columns-repeated="4"/>
          <table:table-cell table:number-rows-spanned="1" table:style-name="ce38" table:number-columns-spanned="5"/>
          <table:covered-table-cell table:style-name="ce38" table:number-columns-repeated="4"/>
          <table:table-cell table:number-columns-repeated="1005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50 - 64 jaar</text:p>
          </table:table-cell>
          <table:table-cell table:style-name="Default"/>
          <table:table-cell ns41:value-type="float" table:style-name="ce33" office:value="20345" office:value-type="float">
            <text:p>20345</text:p>
          </table:table-cell>
          <table:table-cell ns41:value-type="float" table:style-name="ce44" office:value="25714" office:value-type="float">
            <text:p>25714</text:p>
          </table:table-cell>
          <table:table-cell ns41:value-type="float" table:style-name="ce44" office:value="3864" office:value-type="float">
            <text:p>3864</text:p>
          </table:table-cell>
          <table:table-cell ns41:value-type="float" table:style-name="ce44" office:value="9666" office:value-type="float">
            <text:p>9666</text:p>
          </table:table-cell>
          <table:table-cell ns41:value-type="float" table:style-name="ce54" office:value="9158" office:value-type="float">
            <text:p>9158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65 jaar en ouder</text:p>
          </table:table-cell>
          <table:table-cell table:style-name="Default"/>
          <table:table-cell ns41:value-type="float" table:style-name="ce34" office:value="3588" office:value-type="float">
            <text:p>3588</text:p>
          </table:table-cell>
          <table:table-cell ns41:value-type="float" table:style-name="ce45" office:value="11664" office:value-type="float">
            <text:p>11664</text:p>
          </table:table-cell>
          <table:table-cell ns41:value-type="float" table:style-name="ce45" office:value="892" office:value-type="float">
            <text:p>892</text:p>
          </table:table-cell>
          <table:table-cell ns41:value-type="float" table:style-name="ce45" office:value="1705" office:value-type="float">
            <text:p>1705</text:p>
          </table:table-cell>
          <table:table-cell ns41:value-type="float" table:style-name="ce55" office:value="1293" office:value-type="float">
            <text:p>129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140262" office:value-type="float">
            <text:p>140262</text:p>
          </table:table-cell>
          <table:table-cell ns41:value-type="float" table:style-name="ce44" office:value="119087" office:value-type="float">
            <text:p>119087</text:p>
          </table:table-cell>
          <table:table-cell ns41:value-type="float" table:style-name="ce44" office:value="24045" office:value-type="float">
            <text:p>24045</text:p>
          </table:table-cell>
          <table:table-cell ns41:value-type="float" table:style-name="ce44" office:value="48835" office:value-type="float">
            <text:p>48835</text:p>
          </table:table-cell>
          <table:table-cell ns41:value-type="float" table:style-name="ce54" office:value="66807" office:value-type="float">
            <text:p>6680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Hoofden</text:p>
          </table:table-cell>
          <table:table-cell table:style-name="Default"/>
          <table:table-cell ns41:value-type="float" table:style-name="ce33" office:value="79603" office:value-type="float">
            <text:p>79603</text:p>
          </table:table-cell>
          <table:table-cell ns41:value-type="float" table:style-name="ce44" office:value="52465" office:value-type="float">
            <text:p>52465</text:p>
          </table:table-cell>
          <table:table-cell ns41:value-type="float" table:style-name="ce44" office:value="8828" office:value-type="float">
            <text:p>8828</text:p>
          </table:table-cell>
          <table:table-cell ns41:value-type="float" table:style-name="ce44" office:value="30192" office:value-type="float">
            <text:p>30192</text:p>
          </table:table-cell>
          <table:table-cell ns41:value-type="float" table:style-name="ce54" office:value="22253" office:value-type="float">
            <text:p>22253</text:p>
          </table:table-cell>
          <table:table-cell table:style-name="ce37" table:number-columns-repeated="9"/>
          <table:table-cell table:style-name="ce63"/>
          <table:table-cell table:number-columns-repeated="1005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Echtgenoten</text:p>
          </table:table-cell>
          <table:table-cell table:style-name="Default"/>
          <table:table-cell ns41:value-type="float" table:style-name="ce33" office:value="1238" office:value-type="float">
            <text:p>1238</text:p>
          </table:table-cell>
          <table:table-cell ns41:value-type="float" table:style-name="ce44" office:value="19611" office:value-type="float">
            <text:p>19611</text:p>
          </table:table-cell>
          <table:table-cell ns41:value-type="float" table:style-name="ce44" office:value="5925" office:value-type="float">
            <text:p>5925</text:p>
          </table:table-cell>
          <table:table-cell ns41:value-type="float" table:style-name="ce44" office:value="2018" office:value-type="float">
            <text:p>2018</text:p>
          </table:table-cell>
          <table:table-cell ns41:value-type="float" table:style-name="ce56" office:value="937" office:value-type="float">
            <text:p>937</text:p>
          </table:table-cell>
          <table:table-cell table:style-name="ce37" table:number-columns-repeated="9"/>
          <table:table-cell table:style-name="ce63"/>
          <table:table-cell table:number-columns-repeated="1005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Kinderen</text:p>
          </table:table-cell>
          <table:table-cell table:style-name="Default"/>
          <table:table-cell ns41:value-type="float" table:style-name="ce33" office:value="50191" office:value-type="float">
            <text:p>50191</text:p>
          </table:table-cell>
          <table:table-cell ns41:value-type="float" table:style-name="ce44" office:value="35977" office:value-type="float">
            <text:p>35977</text:p>
          </table:table-cell>
          <table:table-cell ns41:value-type="float" table:style-name="ce44" office:value="7735" office:value-type="float">
            <text:p>7735</text:p>
          </table:table-cell>
          <table:table-cell ns41:value-type="float" table:style-name="ce44" office:value="12522" office:value-type="float">
            <text:p>12522</text:p>
          </table:table-cell>
          <table:table-cell ns41:value-type="float" table:style-name="ce54" office:value="19674" office:value-type="float">
            <text:p>19674</text:p>
          </table:table-cell>
          <table:table-cell table:style-name="ce37" table:number-columns-repeated="9"/>
          <table:table-cell table:style-name="ce63"/>
          <table:table-cell table:number-columns-repeated="1005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Inwonend personeel</text:p>
          </table:table-cell>
          <table:table-cell table:style-name="Default"/>
          <table:table-cell ns41:value-type="float" table:style-name="ce33" office:value="776" office:value-type="float">
            <text:p>776</text:p>
          </table:table-cell>
          <table:table-cell ns41:value-type="float" table:style-name="ce44" office:value="3452" office:value-type="float">
            <text:p>3452</text:p>
          </table:table-cell>
          <table:table-cell ns41:value-type="float" table:style-name="ce44" office:value="259" office:value-type="float">
            <text:p>259</text:p>
          </table:table-cell>
          <table:table-cell ns41:value-type="float" table:style-name="ce44" office:value="580" office:value-type="float">
            <text:p>580</text:p>
          </table:table-cell>
          <table:table-cell ns41:value-type="float" table:style-name="ce54" office:value="9406" office:value-type="float">
            <text:p>940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ndere inwonenden</text:p>
          </table:table-cell>
          <table:table-cell table:style-name="Default"/>
          <table:table-cell ns41:value-type="float" table:style-name="ce33" office:value="6940" office:value-type="float">
            <text:p>6940</text:p>
          </table:table-cell>
          <table:table-cell ns41:value-type="float" table:style-name="ce44" office:value="6429" office:value-type="float">
            <text:p>6429</text:p>
          </table:table-cell>
          <table:table-cell ns41:value-type="float" table:style-name="ce44" office:value="931" office:value-type="float">
            <text:p>931</text:p>
          </table:table-cell>
          <table:table-cell ns41:value-type="float" table:style-name="ce44" office:value="2550" office:value-type="float">
            <text:p>2550</text:p>
          </table:table-cell>
          <table:table-cell ns41:value-type="float" table:style-name="ce54" office:value="5042" office:value-type="float">
            <text:p>5042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lleenwonenden</text:p>
          </table:table-cell>
          <table:table-cell table:style-name="Default"/>
          <table:table-cell ns41:value-type="float" table:style-name="ce34" office:value="1514" office:value-type="float">
            <text:p>1514</text:p>
          </table:table-cell>
          <table:table-cell ns41:value-type="float" table:style-name="ce45" office:value="1153" office:value-type="float">
            <text:p>1153</text:p>
          </table:table-cell>
          <table:table-cell ns41:value-type="float" table:style-name="ce45" office:value="367" office:value-type="float">
            <text:p>367</text:p>
          </table:table-cell>
          <table:table-cell ns41:value-type="float" table:style-name="ce45" office:value="973" office:value-type="float">
            <text:p>973</text:p>
          </table:table-cell>
          <table:table-cell ns41:value-type="float" table:style-name="ce55" office:value="9495" office:value-type="float">
            <text:p>9495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Gelder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4" office:value="140262" office:value-type="float">
            <text:p>140262</text:p>
          </table:table-cell>
          <table:table-cell ns41:value-type="float" table:style-name="ce45" office:value="119087" office:value-type="float">
            <text:p>119087</text:p>
          </table:table-cell>
          <table:table-cell ns41:value-type="float" table:style-name="ce45" office:value="24045" office:value-type="float">
            <text:p>24045</text:p>
          </table:table-cell>
          <table:table-cell ns41:value-type="float" table:style-name="ce45" office:value="48835" office:value-type="float">
            <text:p>48835</text:p>
          </table:table-cell>
          <table:table-cell ns41:value-type="float" table:style-name="ce55" office:value="66807" office:value-type="float">
            <text:p>6680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4" office:value-type="string">
            <text:p>Bedrijfshoofden</text:p>
          </table:table-cell>
          <table:table-cell table:style-name="Default"/>
          <table:table-cell ns41:value-type="float" table:style-name="ce33" office:value="11007" office:value-type="float">
            <text:p>11007</text:p>
          </table:table-cell>
          <table:table-cell ns41:value-type="float" table:style-name="ce44" office:value="8633" office:value-type="float">
            <text:p>8633</text:p>
          </table:table-cell>
          <table:table-cell ns41:value-type="float" table:style-name="ce44" office:value="5388" office:value-type="float">
            <text:p>5388</text:p>
          </table:table-cell>
          <table:table-cell ns41:value-type="float" table:style-name="ce44" office:value="8719" office:value-type="float">
            <text:p>8719</text:p>
          </table:table-cell>
          <table:table-cell ns41:value-type="float" table:style-name="ce54" office:value="3433" office:value-type="float">
            <text:p>343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echtgenoten</text:p>
          </table:table-cell>
          <table:table-cell table:style-name="Default"/>
          <table:table-cell ns41:value-type="float" table:style-name="ce33" office:value="328" office:value-type="float">
            <text:p>328</text:p>
          </table:table-cell>
          <table:table-cell ns41:value-type="float" table:style-name="ce44" office:value="2839" office:value-type="float">
            <text:p>2839</text:p>
          </table:table-cell>
          <table:table-cell ns41:value-type="float" table:style-name="ce44" office:value="3334" office:value-type="float">
            <text:p>3334</text:p>
          </table:table-cell>
          <table:table-cell ns41:value-type="float" table:style-name="ce44" office:value="695" office:value-type="float">
            <text:p>695</text:p>
          </table:table-cell>
          <table:table-cell ns41:value-type="float" table:style-name="ce54" office:value="87" office:value-type="float">
            <text:p>8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kinderen</text:p>
          </table:table-cell>
          <table:table-cell table:style-name="Default"/>
          <table:table-cell ns41:value-type="float" table:style-name="ce33" office:value="1549" office:value-type="float">
            <text:p>1549</text:p>
          </table:table-cell>
          <table:table-cell ns41:value-type="float" table:style-name="ce44" office:value="5874" office:value-type="float">
            <text:p>5874</text:p>
          </table:table-cell>
          <table:table-cell ns41:value-type="float" table:style-name="ce44" office:value="1463" office:value-type="float">
            <text:p>1463</text:p>
          </table:table-cell>
          <table:table-cell ns41:value-type="float" table:style-name="ce44" office:value="1129" office:value-type="float">
            <text:p>1129</text:p>
          </table:table-cell>
          <table:table-cell ns41:value-type="float" table:style-name="ce54" office:value="33" office:value-type="float">
            <text:p>3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Employé's</text:p>
          </table:table-cell>
          <table:table-cell table:style-name="Default"/>
          <table:table-cell ns41:value-type="float" table:style-name="ce33" office:value="8271" office:value-type="float">
            <text:p>8271</text:p>
          </table:table-cell>
          <table:table-cell ns41:value-type="float" table:style-name="ce44" office:value="505" office:value-type="float">
            <text:p>505</text:p>
          </table:table-cell>
          <table:table-cell ns41:value-type="float" table:style-name="ce44" office:value="4362" office:value-type="float">
            <text:p>4362</text:p>
          </table:table-cell>
          <table:table-cell ns41:value-type="float" table:style-name="ce44" office:value="13515" office:value-type="float">
            <text:p>13515</text:p>
          </table:table-cell>
          <table:table-cell ns41:value-type="float" table:style-name="ce54" office:value="22266" office:value-type="float">
            <text:p>22266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Arbeiders</text:p>
          </table:table-cell>
          <table:table-cell table:style-name="Default"/>
          <table:table-cell ns41:value-type="float" table:style-name="ce34" office:value="51985" office:value-type="float">
            <text:p>51985</text:p>
          </table:table-cell>
          <table:table-cell ns41:value-type="float" table:style-name="ce45" office:value="8335" office:value-type="float">
            <text:p>8335</text:p>
          </table:table-cell>
          <table:table-cell ns41:value-type="float" table:style-name="ce45" office:value="989" office:value-type="float">
            <text:p>989</text:p>
          </table:table-cell>
          <table:table-cell ns41:value-type="float" table:style-name="ce45" office:value="13414" office:value-type="float">
            <text:p>13414</text:p>
          </table:table-cell>
          <table:table-cell ns41:value-type="float" table:style-name="ce55" office:value="16474" office:value-type="float">
            <text:p>1647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73140" office:value-type="float">
            <text:p>73140</text:p>
          </table:table-cell>
          <table:table-cell ns41:value-type="float" table:style-name="ce44" office:value="26186" office:value-type="float">
            <text:p>26186</text:p>
          </table:table-cell>
          <table:table-cell ns41:value-type="float" table:style-name="ce44" office:value="15536" office:value-type="float">
            <text:p>15536</text:p>
          </table:table-cell>
          <table:table-cell ns41:value-type="float" table:style-name="ce44" office:value="37472" office:value-type="float">
            <text:p>37472</text:p>
          </table:table-cell>
          <table:table-cell ns41:value-type="float" table:style-name="ce57" office:value="42293" office:value-type="float">
            <text:p>4229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14 - 20 jaar</text:p>
          </table:table-cell>
          <table:table-cell table:style-name="Default"/>
          <table:table-cell ns41:value-type="float" table:style-name="ce33" office:value="13083" office:value-type="float">
            <text:p>13083</text:p>
          </table:table-cell>
          <table:table-cell ns41:value-type="float" table:style-name="ce44" office:value="4604" office:value-type="float">
            <text:p>4604</text:p>
          </table:table-cell>
          <table:table-cell ns41:value-type="float" table:style-name="ce44" office:value="2495" office:value-type="float">
            <text:p>2495</text:p>
          </table:table-cell>
          <table:table-cell ns41:value-type="float" table:style-name="ce44" office:value="4389" office:value-type="float">
            <text:p>4389</text:p>
          </table:table-cell>
          <table:table-cell ns41:value-type="float" table:style-name="ce54" office:value="6726" office:value-type="float">
            <text:p>672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1 - 24 jaar</text:p>
          </table:table-cell>
          <table:table-cell table:style-name="Default"/>
          <table:table-cell ns41:value-type="float" table:style-name="ce33" office:value="7851" office:value-type="float">
            <text:p>7851</text:p>
          </table:table-cell>
          <table:table-cell ns41:value-type="float" table:style-name="ce44" office:value="2280" office:value-type="float">
            <text:p>2280</text:p>
          </table:table-cell>
          <table:table-cell ns41:value-type="float" table:style-name="ce44" office:value="1486" office:value-type="float">
            <text:p>1486</text:p>
          </table:table-cell>
          <table:table-cell ns41:value-type="float" table:style-name="ce44" office:value="4084" office:value-type="float">
            <text:p>4084</text:p>
          </table:table-cell>
          <table:table-cell ns41:value-type="float" table:style-name="ce54" office:value="5911" office:value-type="float">
            <text:p>591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5 - 39 jaar</text:p>
          </table:table-cell>
          <table:table-cell table:style-name="Default"/>
          <table:table-cell ns41:value-type="float" table:style-name="ce33" office:value="25587" office:value-type="float">
            <text:p>25587</text:p>
          </table:table-cell>
          <table:table-cell ns41:value-type="float" table:style-name="ce44" office:value="7119" office:value-type="float">
            <text:p>7119</text:p>
          </table:table-cell>
          <table:table-cell ns41:value-type="float" table:style-name="ce44" office:value="5248" office:value-type="float">
            <text:p>5248</text:p>
          </table:table-cell>
          <table:table-cell ns41:value-type="float" table:style-name="ce44" office:value="12636" office:value-type="float">
            <text:p>12636</text:p>
          </table:table-cell>
          <table:table-cell ns41:value-type="float" table:style-name="ce54" office:value="14953" office:value-type="float">
            <text:p>1495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40 - 49 jaar</text:p>
          </table:table-cell>
          <table:table-cell table:style-name="Default"/>
          <table:table-cell ns41:value-type="float" table:style-name="ce33" office:value="13071" office:value-type="float">
            <text:p>13071</text:p>
          </table:table-cell>
          <table:table-cell ns41:value-type="float" table:style-name="ce44" office:value="4643" office:value-type="float">
            <text:p>4643</text:p>
          </table:table-cell>
          <table:table-cell ns41:value-type="float" table:style-name="ce44" office:value="3169" office:value-type="float">
            <text:p>3169</text:p>
          </table:table-cell>
          <table:table-cell ns41:value-type="float" table:style-name="ce44" office:value="7598" office:value-type="float">
            <text:p>7598</text:p>
          </table:table-cell>
          <table:table-cell ns41:value-type="float" table:style-name="ce54" office:value="7075" office:value-type="float">
            <text:p>707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50 - 64 jaar</text:p>
          </table:table-cell>
          <table:table-cell table:style-name="Default"/>
          <table:table-cell ns41:value-type="float" table:style-name="ce33" office:value="11785" office:value-type="float">
            <text:p>11785</text:p>
          </table:table-cell>
          <table:table-cell ns41:value-type="float" table:style-name="ce44" office:value="5574" office:value-type="float">
            <text:p>5574</text:p>
          </table:table-cell>
          <table:table-cell ns41:value-type="float" table:style-name="ce44" office:value="2638" office:value-type="float">
            <text:p>2638</text:p>
          </table:table-cell>
          <table:table-cell ns41:value-type="float" table:style-name="ce44" office:value="7701" office:value-type="float">
            <text:p>7701</text:p>
          </table:table-cell>
          <table:table-cell ns41:value-type="float" table:style-name="ce54" office:value="6727" office:value-type="float">
            <text:p>6727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65 jaar en ouder</text:p>
          </table:table-cell>
          <table:table-cell table:style-name="Default"/>
          <table:table-cell ns41:value-type="float" table:style-name="ce34" office:value="1763" office:value-type="float">
            <text:p>1763</text:p>
          </table:table-cell>
          <table:table-cell ns41:value-type="float" table:style-name="ce45" office:value="1966" office:value-type="float">
            <text:p>1966</text:p>
          </table:table-cell>
          <table:table-cell ns41:value-type="float" table:style-name="ce45" office:value="500" office:value-type="float">
            <text:p>500</text:p>
          </table:table-cell>
          <table:table-cell ns41:value-type="float" table:style-name="ce45" office:value="1064" office:value-type="float">
            <text:p>1064</text:p>
          </table:table-cell>
          <table:table-cell ns41:value-type="float" table:style-name="ce55" office:value="901" office:value-type="float">
            <text:p>90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73140" office:value-type="float">
            <text:p>73140</text:p>
          </table:table-cell>
          <table:table-cell ns41:value-type="float" table:style-name="ce44" office:value="26186" office:value-type="float">
            <text:p>26186</text:p>
          </table:table-cell>
          <table:table-cell ns41:value-type="float" table:style-name="ce44" office:value="15536" office:value-type="float">
            <text:p>15536</text:p>
          </table:table-cell>
          <table:table-cell ns41:value-type="float" table:style-name="ce44" office:value="37472" office:value-type="float">
            <text:p>37472</text:p>
          </table:table-cell>
          <table:table-cell ns41:value-type="float" table:style-name="ce54" office:value="42293" office:value-type="float">
            <text:p>4229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Hoofden</text:p>
          </table:table-cell>
          <table:table-cell table:style-name="Default"/>
          <table:table-cell ns41:value-type="float" table:style-name="ce33" office:value="43233" office:value-type="float">
            <text:p>43233</text:p>
          </table:table-cell>
          <table:table-cell ns41:value-type="float" table:style-name="ce44" office:value="12529" office:value-type="float">
            <text:p>12529</text:p>
          </table:table-cell>
          <table:table-cell ns41:value-type="float" table:style-name="ce44" office:value="6158" office:value-type="float">
            <text:p>6158</text:p>
          </table:table-cell>
          <table:table-cell ns41:value-type="float" table:style-name="ce44" office:value="23275" office:value-type="float">
            <text:p>23275</text:p>
          </table:table-cell>
          <table:table-cell ns41:value-type="float" table:style-name="ce54" office:value="15240" office:value-type="float">
            <text:p>1524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Echtgenoten</text:p>
          </table:table-cell>
          <table:table-cell table:style-name="Default"/>
          <table:table-cell ns41:value-type="float" table:style-name="ce33" office:value="742" office:value-type="float">
            <text:p>742</text:p>
          </table:table-cell>
          <table:table-cell ns41:value-type="float" table:style-name="ce44" office:value="2870" office:value-type="float">
            <text:p>2870</text:p>
          </table:table-cell>
          <table:table-cell ns41:value-type="float" table:style-name="ce44" office:value="3545" office:value-type="float">
            <text:p>3545</text:p>
          </table:table-cell>
          <table:table-cell ns41:value-type="float" table:style-name="ce49" office:value="1006" office:value-type="float">
            <text:p>1006</text:p>
          </table:table-cell>
          <table:table-cell ns41:value-type="float" table:style-name="ce54" office:value="856" office:value-type="float">
            <text:p>85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Kinderen</text:p>
          </table:table-cell>
          <table:table-cell table:style-name="Default"/>
          <table:table-cell ns41:value-type="float" table:style-name="ce33" office:value="24059" office:value-type="float">
            <text:p>24059</text:p>
          </table:table-cell>
          <table:table-cell ns41:value-type="float" table:style-name="ce44" office:value="8148" office:value-type="float">
            <text:p>8148</text:p>
          </table:table-cell>
          <table:table-cell ns41:value-type="float" table:style-name="ce44" office:value="4742" office:value-type="float">
            <text:p>4742</text:p>
          </table:table-cell>
          <table:table-cell ns41:value-type="float" table:style-name="ce44" office:value="9940" office:value-type="float">
            <text:p>9940</text:p>
          </table:table-cell>
          <table:table-cell ns41:value-type="float" table:style-name="ce54" office:value="11844" office:value-type="float">
            <text:p>1184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Inwonend personeel</text:p>
          </table:table-cell>
          <table:table-cell table:style-name="Default"/>
          <table:table-cell ns41:value-type="float" table:style-name="ce33" office:value="201" office:value-type="float">
            <text:p>201</text:p>
          </table:table-cell>
          <table:table-cell ns41:value-type="float" table:style-name="ce44" office:value="1075" office:value-type="float">
            <text:p>1075</text:p>
          </table:table-cell>
          <table:table-cell ns41:value-type="float" table:style-name="ce44" office:value="114" office:value-type="float">
            <text:p>114</text:p>
          </table:table-cell>
          <table:table-cell ns41:value-type="float" table:style-name="ce44" office:value="208" office:value-type="float">
            <text:p>208</text:p>
          </table:table-cell>
          <table:table-cell ns41:value-type="float" table:style-name="ce54" office:value="5052" office:value-type="float">
            <text:p>505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ndere inwonenden</text:p>
          </table:table-cell>
          <table:table-cell table:style-name="Default"/>
          <table:table-cell ns41:value-type="float" table:style-name="ce33" office:value="3353" office:value-type="float">
            <text:p>3353</text:p>
          </table:table-cell>
          <table:table-cell ns41:value-type="float" table:style-name="ce44" office:value="1238" office:value-type="float">
            <text:p>1238</text:p>
          </table:table-cell>
          <table:table-cell ns41:value-type="float" table:style-name="ce44" office:value="565" office:value-type="float">
            <text:p>565</text:p>
          </table:table-cell>
          <table:table-cell ns41:value-type="float" table:style-name="ce44" office:value="1762" office:value-type="float">
            <text:p>1762</text:p>
          </table:table-cell>
          <table:table-cell ns41:value-type="float" table:style-name="ce54" office:value="2447" office:value-type="float">
            <text:p>2447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lleenwonenden</text:p>
          </table:table-cell>
          <table:table-cell table:style-name="Default"/>
          <table:table-cell ns41:value-type="float" table:style-name="ce34" office:value="1552" office:value-type="float">
            <text:p>1552</text:p>
          </table:table-cell>
          <table:table-cell ns41:value-type="float" table:style-name="ce45" office:value="326" office:value-type="float">
            <text:p>326</text:p>
          </table:table-cell>
          <table:table-cell ns41:value-type="float" table:style-name="ce45" office:value="412" office:value-type="float">
            <text:p>412</text:p>
          </table:table-cell>
          <table:table-cell ns41:value-type="float" table:style-name="ce45" office:value="1281" office:value-type="float">
            <text:p>1281</text:p>
          </table:table-cell>
          <table:table-cell ns41:value-type="float" table:style-name="ce55" office:value="6854" office:value-type="float">
            <text:p>6854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4" office:value="73140" office:value-type="float">
            <text:p>73140</text:p>
          </table:table-cell>
          <table:table-cell ns41:value-type="float" table:style-name="ce45" office:value="26186" office:value-type="float">
            <text:p>26186</text:p>
          </table:table-cell>
          <table:table-cell ns41:value-type="float" table:style-name="ce45" office:value="15536" office:value-type="float">
            <text:p>15536</text:p>
          </table:table-cell>
          <table:table-cell ns41:value-type="float" table:style-name="ce45" office:value="37472" office:value-type="float">
            <text:p>37472</text:p>
          </table:table-cell>
          <table:table-cell ns41:value-type="float" table:style-name="ce55" office:value="42293" office:value-type="float">
            <text:p>4229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4" office:value-type="string">
            <text:p>Bedrijfshoofden</text:p>
          </table:table-cell>
          <table:table-cell table:style-name="Default"/>
          <table:table-cell ns41:value-type="float" table:style-name="ce33" office:value="37579" office:value-type="float">
            <text:p>37579</text:p>
          </table:table-cell>
          <table:table-cell ns41:value-type="float" table:style-name="ce44" office:value="24856" office:value-type="float">
            <text:p>24856</text:p>
          </table:table-cell>
          <table:table-cell ns41:value-type="float" table:style-name="ce44" office:value="18196" office:value-type="float">
            <text:p>18196</text:p>
          </table:table-cell>
          <table:table-cell ns41:value-type="float" table:style-name="ce44" office:value="33771" office:value-type="float">
            <text:p>33771</text:p>
          </table:table-cell>
          <table:table-cell ns41:value-type="float" table:style-name="ce54" office:value="14121" office:value-type="float">
            <text:p>1412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echtgenoten</text:p>
          </table:table-cell>
          <table:table-cell table:style-name="Default"/>
          <table:table-cell ns41:value-type="float" table:style-name="ce33" office:value="1325" office:value-type="float">
            <text:p>1325</text:p>
          </table:table-cell>
          <table:table-cell ns41:value-type="float" table:style-name="ce44" office:value="2690" office:value-type="float">
            <text:p>2690</text:p>
          </table:table-cell>
          <table:table-cell ns41:value-type="float" table:style-name="ce44" office:value="9260" office:value-type="float">
            <text:p>9260</text:p>
          </table:table-cell>
          <table:table-cell ns41:value-type="float" table:style-name="ce44" office:value="2554" office:value-type="float">
            <text:p>2554</text:p>
          </table:table-cell>
          <table:table-cell ns41:value-type="float" table:style-name="ce54" office:value="287" office:value-type="float">
            <text:p>28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kinderen</text:p>
          </table:table-cell>
          <table:table-cell table:style-name="Default"/>
          <table:table-cell ns41:value-type="float" table:style-name="ce33" office:value="4158" office:value-type="float">
            <text:p>4158</text:p>
          </table:table-cell>
          <table:table-cell ns41:value-type="float" table:style-name="ce44" office:value="11571" office:value-type="float">
            <text:p>11571</text:p>
          </table:table-cell>
          <table:table-cell ns41:value-type="float" table:style-name="ce44" office:value="3832" office:value-type="float">
            <text:p>3832</text:p>
          </table:table-cell>
          <table:table-cell ns41:value-type="float" table:style-name="ce44" office:value="3067" office:value-type="float">
            <text:p>3067</text:p>
          </table:table-cell>
          <table:table-cell ns41:value-type="float" table:style-name="ce54" office:value="114" office:value-type="float">
            <text:p>11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Employé's</text:p>
          </table:table-cell>
          <table:table-cell table:style-name="Default"/>
          <table:table-cell ns41:value-type="float" table:style-name="ce33" office:value="32053" office:value-type="float">
            <text:p>32053</text:p>
          </table:table-cell>
          <table:table-cell ns41:value-type="float" table:style-name="ce44" office:value="1175" office:value-type="float">
            <text:p>1175</text:p>
          </table:table-cell>
          <table:table-cell ns41:value-type="float" table:style-name="ce44" office:value="17796" office:value-type="float">
            <text:p>17796</text:p>
          </table:table-cell>
          <table:table-cell ns41:value-type="float" table:style-name="ce44" office:value="57197" office:value-type="float">
            <text:p>57197</text:p>
          </table:table-cell>
          <table:table-cell ns41:value-type="float" table:style-name="ce54" office:value="73814" office:value-type="float">
            <text:p>73814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Arbeiders</text:p>
          </table:table-cell>
          <table:table-cell table:style-name="Default"/>
          <table:table-cell ns41:value-type="float" table:style-name="ce34" office:value="180745" office:value-type="float">
            <text:p>180745</text:p>
          </table:table-cell>
          <table:table-cell ns41:value-type="float" table:style-name="ce45" office:value="24779" office:value-type="float">
            <text:p>24779</text:p>
          </table:table-cell>
          <table:table-cell ns41:value-type="float" table:style-name="ce45" office:value="4304" office:value-type="float">
            <text:p>4304</text:p>
          </table:table-cell>
          <table:table-cell ns41:value-type="float" table:style-name="ce45" office:value="59836" office:value-type="float">
            <text:p>59836</text:p>
          </table:table-cell>
          <table:table-cell ns41:value-type="float" table:style-name="ce55" office:value="44172" office:value-type="float">
            <text:p>4417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14 - 20 jaar</text:p>
          </table:table-cell>
          <table:table-cell table:style-name="Default"/>
          <table:table-cell ns41:value-type="float" table:style-name="ce33" office:value="43620" office:value-type="float">
            <text:p>43620</text:p>
          </table:table-cell>
          <table:table-cell ns41:value-type="float" table:style-name="ce44" office:value="10425" office:value-type="float">
            <text:p>10425</text:p>
          </table:table-cell>
          <table:table-cell ns41:value-type="float" table:style-name="ce44" office:value="8950" office:value-type="float">
            <text:p>8950</text:p>
          </table:table-cell>
          <table:table-cell ns41:value-type="float" table:style-name="ce44" office:value="15400" office:value-type="float">
            <text:p>15400</text:p>
          </table:table-cell>
          <table:table-cell ns41:value-type="float" table:style-name="ce54" office:value="17681" office:value-type="float">
            <text:p>1768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1 - 24 jaar</text:p>
          </table:table-cell>
          <table:table-cell table:style-name="Default"/>
          <table:table-cell ns41:value-type="float" table:style-name="ce33" office:value="27837" office:value-type="float">
            <text:p>27837</text:p>
          </table:table-cell>
          <table:table-cell ns41:value-type="float" table:style-name="ce44" office:value="5121" office:value-type="float">
            <text:p>5121</text:p>
          </table:table-cell>
          <table:table-cell ns41:value-type="float" table:style-name="ce44" office:value="5077" office:value-type="float">
            <text:p>5077</text:p>
          </table:table-cell>
          <table:table-cell ns41:value-type="float" table:style-name="ce44" office:value="13992" office:value-type="float">
            <text:p>13992</text:p>
          </table:table-cell>
          <table:table-cell ns41:value-type="float" table:style-name="ce54" office:value="16977" office:value-type="float">
            <text:p>16977</text:p>
          </table:table-cell>
          <table:table-cell table:number-rows-spanned="1" table:style-name="ce38" table:number-columns-spanned="5"/>
          <table:covered-table-cell table:style-name="ce38" table:number-columns-repeated="4"/>
          <table:table-cell table:style-name="ce37" table:number-columns-repeated="5"/>
          <table:table-cell table:number-columns-repeated="1005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5 - 39 jaar</text:p>
          </table:table-cell>
          <table:table-cell table:style-name="Default"/>
          <table:table-cell ns41:value-type="float" table:style-name="ce33" office:value="86795" office:value-type="float">
            <text:p>86795</text:p>
          </table:table-cell>
          <table:table-cell ns41:value-type="float" table:style-name="ce44" office:value="18711" office:value-type="float">
            <text:p>18711</text:p>
          </table:table-cell>
          <table:table-cell ns41:value-type="float" table:style-name="ce44" office:value="17112" office:value-type="float">
            <text:p>17112</text:p>
          </table:table-cell>
          <table:table-cell ns41:value-type="float" table:style-name="ce44" office:value="52751" office:value-type="float">
            <text:p>52751</text:p>
          </table:table-cell>
          <table:table-cell ns41:value-type="float" table:style-name="ce54" office:value="47316" office:value-type="float">
            <text:p>4731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40 - 49 jaar</text:p>
          </table:table-cell>
          <table:table-cell table:style-name="Default"/>
          <table:table-cell ns41:value-type="float" table:style-name="ce33" office:value="46209" office:value-type="float">
            <text:p>46209</text:p>
          </table:table-cell>
          <table:table-cell ns41:value-type="float" table:style-name="ce44" office:value="12195" office:value-type="float">
            <text:p>12195</text:p>
          </table:table-cell>
          <table:table-cell ns41:value-type="float" table:style-name="ce44" office:value="10923" office:value-type="float">
            <text:p>10923</text:p>
          </table:table-cell>
          <table:table-cell ns41:value-type="float" table:style-name="ce44" office:value="34523" office:value-type="float">
            <text:p>34523</text:p>
          </table:table-cell>
          <table:table-cell ns41:value-type="float" table:style-name="ce54" office:value="24883" office:value-type="float">
            <text:p>2488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50 - 64 jaar</text:p>
          </table:table-cell>
          <table:table-cell table:style-name="Default"/>
          <table:table-cell ns41:value-type="float" table:style-name="ce33" office:value="45016" office:value-type="float">
            <text:p>45016</text:p>
          </table:table-cell>
          <table:table-cell ns41:value-type="float" table:style-name="ce44" office:value="14065" office:value-type="float">
            <text:p>14065</text:p>
          </table:table-cell>
          <table:table-cell ns41:value-type="float" table:style-name="ce44" office:value="9501" office:value-type="float">
            <text:p>9501</text:p>
          </table:table-cell>
          <table:table-cell ns41:value-type="float" table:style-name="ce44" office:value="34862" office:value-type="float">
            <text:p>34862</text:p>
          </table:table-cell>
          <table:table-cell ns41:value-type="float" table:style-name="ce54" office:value="22867" office:value-type="float">
            <text:p>22867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65 jaar en ouder</text:p>
          </table:table-cell>
          <table:table-cell table:style-name="Default"/>
          <table:table-cell ns41:value-type="float" table:style-name="ce34" office:value="6383" office:value-type="float">
            <text:p>6383</text:p>
          </table:table-cell>
          <table:table-cell ns41:value-type="float" table:style-name="ce45" office:value="4554" office:value-type="float">
            <text:p>4554</text:p>
          </table:table-cell>
          <table:table-cell ns41:value-type="float" table:style-name="ce45" office:value="1825" office:value-type="float">
            <text:p>1825</text:p>
          </table:table-cell>
          <table:table-cell ns41:value-type="float" table:style-name="ce45" office:value="4897" office:value-type="float">
            <text:p>4897</text:p>
          </table:table-cell>
          <table:table-cell ns41:value-type="float" table:style-name="ce55" office:value="2784" office:value-type="float">
            <text:p>278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255860" office:value-type="float">
            <text:p>255860</text:p>
          </table:table-cell>
          <table:table-cell ns41:value-type="float" table:style-name="ce44" office:value="65071" office:value-type="float">
            <text:p>65071</text:p>
          </table:table-cell>
          <table:table-cell ns41:value-type="float" table:style-name="ce44" office:value="53388" office:value-type="float">
            <text:p>53388</text:p>
          </table:table-cell>
          <table:table-cell ns41:value-type="float" table:style-name="ce44" office:value="156425" office:value-type="float">
            <text:p>156425</text:p>
          </table:table-cell>
          <table:table-cell ns41:value-type="float" table:style-name="ce54" office:value="132508" office:value-type="float">
            <text:p>13250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Hoofden</text:p>
          </table:table-cell>
          <table:table-cell table:style-name="Default"/>
          <table:table-cell ns41:value-type="float" table:style-name="ce33" office:value="148042" office:value-type="float">
            <text:p>148042</text:p>
          </table:table-cell>
          <table:table-cell ns41:value-type="float" table:style-name="ce44" office:value="37161" office:value-type="float">
            <text:p>37161</text:p>
          </table:table-cell>
          <table:table-cell ns41:value-type="float" table:style-name="ce44" office:value="22589" office:value-type="float">
            <text:p>22589</text:p>
          </table:table-cell>
          <table:table-cell ns41:value-type="float" table:style-name="ce44" office:value="99704" office:value-type="float">
            <text:p>99704</text:p>
          </table:table-cell>
          <table:table-cell ns41:value-type="float" table:style-name="ce54" office:value="51526" office:value-type="float">
            <text:p>51526</text:p>
          </table:table-cell>
          <table:table-cell table:number-rows-spanned="1" table:style-name="ce38" table:number-columns-spanned="5"/>
          <table:covered-table-cell table:style-name="ce38" table:number-columns-repeated="4"/>
          <table:table-cell table:style-name="ce37" table:number-columns-repeated="5"/>
          <table:table-cell table:number-columns-repeated="1005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Echtgenoten</text:p>
          </table:table-cell>
          <table:table-cell table:style-name="Default"/>
          <table:table-cell ns41:value-type="float" table:style-name="ce33" office:value="5300" office:value-type="float">
            <text:p>5300</text:p>
          </table:table-cell>
          <table:table-cell ns41:value-type="float" table:style-name="ce44" office:value="2724" office:value-type="float">
            <text:p>2724</text:p>
          </table:table-cell>
          <table:table-cell ns41:value-type="float" table:style-name="ce44" office:value="10303" office:value-type="float">
            <text:p>10303</text:p>
          </table:table-cell>
          <table:table-cell ns41:value-type="float" table:style-name="ce44" office:value="4594" office:value-type="float">
            <text:p>4594</text:p>
          </table:table-cell>
          <table:table-cell ns41:value-type="float" table:style-name="ce54" office:value="3934" office:value-type="float">
            <text:p>393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Kinderen</text:p>
          </table:table-cell>
          <table:table-cell table:style-name="Default"/>
          <table:table-cell ns41:value-type="float" table:style-name="ce33" office:value="80993" office:value-type="float">
            <text:p>80993</text:p>
          </table:table-cell>
          <table:table-cell ns41:value-type="float" table:style-name="ce44" office:value="20296" office:value-type="float">
            <text:p>20296</text:p>
          </table:table-cell>
          <table:table-cell ns41:value-type="float" table:style-name="ce44" office:value="16197" office:value-type="float">
            <text:p>16197</text:p>
          </table:table-cell>
          <table:table-cell ns41:value-type="float" table:style-name="ce44" office:value="35617" office:value-type="float">
            <text:p>35617</text:p>
          </table:table-cell>
          <table:table-cell ns41:value-type="float" table:style-name="ce54" office:value="33862" office:value-type="float">
            <text:p>3386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Inwonend personeel</text:p>
          </table:table-cell>
          <table:table-cell table:style-name="Default"/>
          <table:table-cell ns41:value-type="float" table:style-name="ce33" office:value="439" office:value-type="float">
            <text:p>439</text:p>
          </table:table-cell>
          <table:table-cell ns41:value-type="float" table:style-name="ce44" office:value="947" office:value-type="float">
            <text:p>947</text:p>
          </table:table-cell>
          <table:table-cell ns41:value-type="float" table:style-name="ce44" office:value="325" office:value-type="float">
            <text:p>325</text:p>
          </table:table-cell>
          <table:table-cell ns41:value-type="float" table:style-name="ce44" office:value="731" office:value-type="float">
            <text:p>731</text:p>
          </table:table-cell>
          <table:table-cell ns41:value-type="float" table:style-name="ce54" office:value="13910" office:value-type="float">
            <text:p>1391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ndere inwonenden</text:p>
          </table:table-cell>
          <table:table-cell table:style-name="Default"/>
          <table:table-cell ns41:value-type="float" table:style-name="ce33" office:value="13817" office:value-type="float">
            <text:p>13817</text:p>
          </table:table-cell>
          <table:table-cell ns41:value-type="float" table:style-name="ce44" office:value="2945" office:value-type="float">
            <text:p>2945</text:p>
          </table:table-cell>
          <table:table-cell ns41:value-type="float" table:style-name="ce44" office:value="2242" office:value-type="float">
            <text:p>2242</text:p>
          </table:table-cell>
          <table:table-cell ns41:value-type="float" table:style-name="ce44" office:value="8832" office:value-type="float">
            <text:p>8832</text:p>
          </table:table-cell>
          <table:table-cell ns41:value-type="float" table:style-name="ce54" office:value="9543" office:value-type="float">
            <text:p>9543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lleenwonenden</text:p>
          </table:table-cell>
          <table:table-cell table:style-name="Default"/>
          <table:table-cell ns41:value-type="float" table:style-name="ce34" office:value="7269" office:value-type="float">
            <text:p>7269</text:p>
          </table:table-cell>
          <table:table-cell ns41:value-type="float" table:style-name="ce45" office:value="998" office:value-type="float">
            <text:p>998</text:p>
          </table:table-cell>
          <table:table-cell ns41:value-type="float" table:style-name="ce45" office:value="1732" office:value-type="float">
            <text:p>1732</text:p>
          </table:table-cell>
          <table:table-cell ns41:value-type="float" table:style-name="ce45" office:value="6947" office:value-type="float">
            <text:p>6947</text:p>
          </table:table-cell>
          <table:table-cell ns41:value-type="float" table:style-name="ce55" office:value="19733" office:value-type="float">
            <text:p>19733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Noordhol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4" office:value="255860" office:value-type="float">
            <text:p>255860</text:p>
          </table:table-cell>
          <table:table-cell ns41:value-type="float" table:style-name="ce45" office:value="65071" office:value-type="float">
            <text:p>65071</text:p>
          </table:table-cell>
          <table:table-cell ns41:value-type="float" table:style-name="ce45" office:value="53388" office:value-type="float">
            <text:p>53388</text:p>
          </table:table-cell>
          <table:table-cell ns41:value-type="float" table:style-name="ce45" office:value="156425" office:value-type="float">
            <text:p>156425</text:p>
          </table:table-cell>
          <table:table-cell ns41:value-type="float" table:style-name="ce55" office:value="132508" office:value-type="float">
            <text:p>13250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4" office:value-type="string">
            <text:p>Bedrijfshoofden</text:p>
          </table:table-cell>
          <table:table-cell table:style-name="Default"/>
          <table:table-cell ns41:value-type="float" table:style-name="ce33" office:value="42312" office:value-type="float">
            <text:p>42312</text:p>
          </table:table-cell>
          <table:table-cell ns41:value-type="float" table:style-name="ce44" office:value="29279" office:value-type="float">
            <text:p>29279</text:p>
          </table:table-cell>
          <table:table-cell ns41:value-type="float" table:style-name="ce44" office:value="21292" office:value-type="float">
            <text:p>21292</text:p>
          </table:table-cell>
          <table:table-cell ns41:value-type="float" table:style-name="ce44" office:value="39058" office:value-type="float">
            <text:p>39058</text:p>
          </table:table-cell>
          <table:table-cell ns41:value-type="float" table:style-name="ce54" office:value="13904" office:value-type="float">
            <text:p>13904</text:p>
          </table:table-cell>
          <table:table-cell table:style-name="ce37" table:number-columns-repeated="4"/>
          <table:table-cell table:style-name="ce61"/>
          <table:table-cell table:style-name="ce37" table:number-columns-repeated="3"/>
          <table:table-cell table:style-name="ce61"/>
          <table:table-cell table:style-name="ce37"/>
          <table:table-cell table:number-columns-repeated="1005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echtgenoten</text:p>
          </table:table-cell>
          <table:table-cell table:style-name="Default"/>
          <table:table-cell ns41:value-type="float" table:style-name="ce33" office:value="1029" office:value-type="float">
            <text:p>1029</text:p>
          </table:table-cell>
          <table:table-cell ns41:value-type="float" table:style-name="ce44" office:value="4687" office:value-type="float">
            <text:p>4687</text:p>
          </table:table-cell>
          <table:table-cell ns41:value-type="float" table:style-name="ce44" office:value="10399" office:value-type="float">
            <text:p>10399</text:p>
          </table:table-cell>
          <table:table-cell ns41:value-type="float" table:style-name="ce44" office:value="2444" office:value-type="float">
            <text:p>2444</text:p>
          </table:table-cell>
          <table:table-cell ns41:value-type="float" table:style-name="ce54" office:value="237" office:value-type="float">
            <text:p>23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kinderen</text:p>
          </table:table-cell>
          <table:table-cell table:style-name="Default"/>
          <table:table-cell ns41:value-type="float" table:style-name="ce33" office:value="5192" office:value-type="float">
            <text:p>5192</text:p>
          </table:table-cell>
          <table:table-cell ns41:value-type="float" table:style-name="ce44" office:value="14639" office:value-type="float">
            <text:p>14639</text:p>
          </table:table-cell>
          <table:table-cell ns41:value-type="float" table:style-name="ce44" office:value="5039" office:value-type="float">
            <text:p>5039</text:p>
          </table:table-cell>
          <table:table-cell ns41:value-type="float" table:style-name="ce44" office:value="4431" office:value-type="float">
            <text:p>4431</text:p>
          </table:table-cell>
          <table:table-cell ns41:value-type="float" table:style-name="ce54" office:value="148" office:value-type="float">
            <text:p>14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Employé's</text:p>
          </table:table-cell>
          <table:table-cell table:style-name="Default"/>
          <table:table-cell ns41:value-type="float" table:style-name="ce33" office:value="36252" office:value-type="float">
            <text:p>36252</text:p>
          </table:table-cell>
          <table:table-cell ns41:value-type="float" table:style-name="ce44" office:value="1430" office:value-type="float">
            <text:p>1430</text:p>
          </table:table-cell>
          <table:table-cell ns41:value-type="float" table:style-name="ce44" office:value="22175" office:value-type="float">
            <text:p>22175</text:p>
          </table:table-cell>
          <table:table-cell ns41:value-type="float" table:style-name="ce44" office:value="60626" office:value-type="float">
            <text:p>60626</text:p>
          </table:table-cell>
          <table:table-cell ns41:value-type="float" table:style-name="ce54" office:value="107379" office:value-type="float">
            <text:p>10737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Arbeiders</text:p>
          </table:table-cell>
          <table:table-cell table:style-name="Default"/>
          <table:table-cell ns41:value-type="float" table:style-name="ce34" office:value="227689" office:value-type="float">
            <text:p>227689</text:p>
          </table:table-cell>
          <table:table-cell ns41:value-type="float" table:style-name="ce45" office:value="45591" office:value-type="float">
            <text:p>45591</text:p>
          </table:table-cell>
          <table:table-cell ns41:value-type="float" table:style-name="ce45" office:value="5184" office:value-type="float">
            <text:p>5184</text:p>
          </table:table-cell>
          <table:table-cell ns41:value-type="float" table:style-name="ce45" office:value="78596" office:value-type="float">
            <text:p>78596</text:p>
          </table:table-cell>
          <table:table-cell ns41:value-type="float" table:style-name="ce55" office:value="58528" office:value-type="float">
            <text:p>5852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312474" office:value-type="float">
            <text:p>312474</text:p>
          </table:table-cell>
          <table:table-cell ns41:value-type="float" table:style-name="ce44" office:value="95626" office:value-type="float">
            <text:p>95626</text:p>
          </table:table-cell>
          <table:table-cell ns41:value-type="float" table:style-name="ce44" office:value="64089" office:value-type="float">
            <text:p>64089</text:p>
          </table:table-cell>
          <table:table-cell ns41:value-type="float" table:style-name="ce44" office:value="185155" office:value-type="float">
            <text:p>185155</text:p>
          </table:table-cell>
          <table:table-cell ns41:value-type="float" table:style-name="ce54" office:value="180196" office:value-type="float">
            <text:p>18019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14 - 20 jaar</text:p>
          </table:table-cell>
          <table:table-cell table:style-name="Default"/>
          <table:table-cell ns41:value-type="float" table:style-name="ce33" office:value="53464" office:value-type="float">
            <text:p>53464</text:p>
          </table:table-cell>
          <table:table-cell ns41:value-type="float" table:style-name="ce44" office:value="15859" office:value-type="float">
            <text:p>15859</text:p>
          </table:table-cell>
          <table:table-cell ns41:value-type="float" table:style-name="ce44" office:value="11966" office:value-type="float">
            <text:p>11966</text:p>
          </table:table-cell>
          <table:table-cell ns41:value-type="float" table:style-name="ce44" office:value="22081" office:value-type="float">
            <text:p>22081</text:p>
          </table:table-cell>
          <table:table-cell ns41:value-type="float" table:style-name="ce54" office:value="28133" office:value-type="float">
            <text:p>2813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1 - 24 jaar</text:p>
          </table:table-cell>
          <table:table-cell table:style-name="Default"/>
          <table:table-cell ns41:value-type="float" table:style-name="ce33" office:value="32260" office:value-type="float">
            <text:p>32260</text:p>
          </table:table-cell>
          <table:table-cell ns41:value-type="float" table:style-name="ce44" office:value="7533" office:value-type="float">
            <text:p>7533</text:p>
          </table:table-cell>
          <table:table-cell ns41:value-type="float" table:style-name="ce44" office:value="6278" office:value-type="float">
            <text:p>6278</text:p>
          </table:table-cell>
          <table:table-cell ns41:value-type="float" table:style-name="ce44" office:value="16986" office:value-type="float">
            <text:p>16986</text:p>
          </table:table-cell>
          <table:table-cell ns41:value-type="float" table:style-name="ce54" office:value="23841" office:value-type="float">
            <text:p>2384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5 - 39 jaar</text:p>
          </table:table-cell>
          <table:table-cell table:style-name="Default"/>
          <table:table-cell ns41:value-type="float" table:style-name="ce33" office:value="105979" office:value-type="float">
            <text:p>105979</text:p>
          </table:table-cell>
          <table:table-cell ns41:value-type="float" table:style-name="ce44" office:value="28766" office:value-type="float">
            <text:p>28766</text:p>
          </table:table-cell>
          <table:table-cell ns41:value-type="float" table:style-name="ce44" office:value="19875" office:value-type="float">
            <text:p>19875</text:p>
          </table:table-cell>
          <table:table-cell ns41:value-type="float" table:style-name="ce44" office:value="62230" office:value-type="float">
            <text:p>62230</text:p>
          </table:table-cell>
          <table:table-cell ns41:value-type="float" table:style-name="ce54" office:value="63773" office:value-type="float">
            <text:p>6377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40 - 49 jaar</text:p>
          </table:table-cell>
          <table:table-cell table:style-name="Default"/>
          <table:table-cell ns41:value-type="float" table:style-name="ce33" office:value="57149" office:value-type="float">
            <text:p>57149</text:p>
          </table:table-cell>
          <table:table-cell ns41:value-type="float" table:style-name="ce44" office:value="17602" office:value-type="float">
            <text:p>17602</text:p>
          </table:table-cell>
          <table:table-cell ns41:value-type="float" table:style-name="ce44" office:value="12588" office:value-type="float">
            <text:p>12588</text:p>
          </table:table-cell>
          <table:table-cell ns41:value-type="float" table:style-name="ce44" office:value="39981" office:value-type="float">
            <text:p>39981</text:p>
          </table:table-cell>
          <table:table-cell ns41:value-type="float" table:style-name="ce54" office:value="31671" office:value-type="float">
            <text:p>31671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50 - 64 jaar</text:p>
          </table:table-cell>
          <table:table-cell table:style-name="Default"/>
          <table:table-cell ns41:value-type="float" table:style-name="ce33" office:value="55184" office:value-type="float">
            <text:p>55184</text:p>
          </table:table-cell>
          <table:table-cell ns41:value-type="float" table:style-name="ce44" office:value="19152" office:value-type="float">
            <text:p>19152</text:p>
          </table:table-cell>
          <table:table-cell ns41:value-type="float" table:style-name="ce44" office:value="11053" office:value-type="float">
            <text:p>11053</text:p>
          </table:table-cell>
          <table:table-cell ns41:value-type="float" table:style-name="ce44" office:value="38188" office:value-type="float">
            <text:p>38188</text:p>
          </table:table-cell>
          <table:table-cell ns41:value-type="float" table:style-name="ce54" office:value="29109" office:value-type="float">
            <text:p>2910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65 jaar en ouder</text:p>
          </table:table-cell>
          <table:table-cell table:style-name="Default"/>
          <table:table-cell ns41:value-type="float" table:style-name="ce34" office:value="8438" office:value-type="float">
            <text:p>8438</text:p>
          </table:table-cell>
          <table:table-cell ns41:value-type="float" table:style-name="ce45" office:value="6714" office:value-type="float">
            <text:p>6714</text:p>
          </table:table-cell>
          <table:table-cell ns41:value-type="float" table:style-name="ce45" office:value="2329" office:value-type="float">
            <text:p>2329</text:p>
          </table:table-cell>
          <table:table-cell ns41:value-type="float" table:style-name="ce45" office:value="5689" office:value-type="float">
            <text:p>5689</text:p>
          </table:table-cell>
          <table:table-cell ns41:value-type="float" table:style-name="ce55" office:value="3669" office:value-type="float">
            <text:p>3669</text:p>
          </table:table-cell>
          <table:table-cell table:style-name="ce37" table:number-columns-repeated="10"/>
          <table:table-cell table:number-columns-repeated="1005"/>
        </table:table-row>
        <table:table-row table:style-name="ro4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312474" office:value-type="float">
            <text:p>312474</text:p>
          </table:table-cell>
          <table:table-cell ns41:value-type="float" table:style-name="ce44" office:value="95626" office:value-type="float">
            <text:p>95626</text:p>
          </table:table-cell>
          <table:table-cell ns41:value-type="float" table:style-name="ce44" office:value="64089" office:value-type="float">
            <text:p>64089</text:p>
          </table:table-cell>
          <table:table-cell ns41:value-type="float" table:style-name="ce44" office:value="185155" office:value-type="float">
            <text:p>185155</text:p>
          </table:table-cell>
          <table:table-cell ns41:value-type="float" table:style-name="ce54" office:value="180196" office:value-type="float">
            <text:p>18019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Hoofden</text:p>
          </table:table-cell>
          <table:table-cell table:style-name="Default"/>
          <table:table-cell ns41:value-type="float" table:style-name="ce33" office:value="187078" office:value-type="float">
            <text:p>187078</text:p>
          </table:table-cell>
          <table:table-cell ns41:value-type="float" table:style-name="ce44" office:value="53378" office:value-type="float">
            <text:p>53378</text:p>
          </table:table-cell>
          <table:table-cell ns41:value-type="float" table:style-name="ce44" office:value="25653" office:value-type="float">
            <text:p>25653</text:p>
          </table:table-cell>
          <table:table-cell ns41:value-type="float" table:style-name="ce44" office:value="115599" office:value-type="float">
            <text:p>115599</text:p>
          </table:table-cell>
          <table:table-cell ns41:value-type="float" table:style-name="ce54" office:value="70698" office:value-type="float">
            <text:p>7069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Echtgenoten</text:p>
          </table:table-cell>
          <table:table-cell table:style-name="Default"/>
          <table:table-cell ns41:value-type="float" table:style-name="ce33" office:value="3436" office:value-type="float">
            <text:p>3436</text:p>
          </table:table-cell>
          <table:table-cell ns41:value-type="float" table:style-name="ce44" office:value="4801" office:value-type="float">
            <text:p>4801</text:p>
          </table:table-cell>
          <table:table-cell ns41:value-type="float" table:style-name="ce44" office:value="11631" office:value-type="float">
            <text:p>11631</text:p>
          </table:table-cell>
          <table:table-cell ns41:value-type="float" table:style-name="ce44" office:value="4335" office:value-type="float">
            <text:p>4335</text:p>
          </table:table-cell>
          <table:table-cell ns41:value-type="float" table:style-name="ce54" office:value="3717" office:value-type="float">
            <text:p>371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Kinderen</text:p>
          </table:table-cell>
          <table:table-cell table:style-name="Default"/>
          <table:table-cell ns41:value-type="float" table:style-name="ce33" office:value="101144" office:value-type="float">
            <text:p>101144</text:p>
          </table:table-cell>
          <table:table-cell ns41:value-type="float" table:style-name="ce44" office:value="31190" office:value-type="float">
            <text:p>31190</text:p>
          </table:table-cell>
          <table:table-cell ns41:value-type="float" table:style-name="ce44" office:value="22160" office:value-type="float">
            <text:p>22160</text:p>
          </table:table-cell>
          <table:table-cell ns41:value-type="float" table:style-name="ce44" office:value="48234" office:value-type="float">
            <text:p>48234</text:p>
          </table:table-cell>
          <table:table-cell ns41:value-type="float" table:style-name="ce54" office:value="56809" office:value-type="float">
            <text:p>5680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Inwonend personeel</text:p>
          </table:table-cell>
          <table:table-cell table:style-name="Default"/>
          <table:table-cell ns41:value-type="float" table:style-name="ce33" office:value="396" office:value-type="float">
            <text:p>396</text:p>
          </table:table-cell>
          <table:table-cell ns41:value-type="float" table:style-name="ce44" office:value="978" office:value-type="float">
            <text:p>978</text:p>
          </table:table-cell>
          <table:table-cell ns41:value-type="float" table:style-name="ce44" office:value="245" office:value-type="float">
            <text:p>245</text:p>
          </table:table-cell>
          <table:table-cell ns41:value-type="float" table:style-name="ce44" office:value="729" office:value-type="float">
            <text:p>729</text:p>
          </table:table-cell>
          <table:table-cell ns41:value-type="float" table:style-name="ce54" office:value="14512" office:value-type="float">
            <text:p>14512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ndere inwonenden</text:p>
          </table:table-cell>
          <table:table-cell table:style-name="Default"/>
          <table:table-cell ns41:value-type="float" table:style-name="ce33" office:value="13675" office:value-type="float">
            <text:p>13675</text:p>
          </table:table-cell>
          <table:table-cell ns41:value-type="float" table:style-name="ce44" office:value="4081" office:value-type="float">
            <text:p>4081</text:p>
          </table:table-cell>
          <table:table-cell ns41:value-type="float" table:style-name="ce44" office:value="2390" office:value-type="float">
            <text:p>2390</text:p>
          </table:table-cell>
          <table:table-cell ns41:value-type="float" table:style-name="ce44" office:value="9601" office:value-type="float">
            <text:p>9601</text:p>
          </table:table-cell>
          <table:table-cell ns41:value-type="float" table:style-name="ce54" office:value="11978" office:value-type="float">
            <text:p>11978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lleenwonenden</text:p>
          </table:table-cell>
          <table:table-cell table:style-name="Default"/>
          <table:table-cell ns41:value-type="float" table:style-name="ce34" office:value="6745" office:value-type="float">
            <text:p>6745</text:p>
          </table:table-cell>
          <table:table-cell ns41:value-type="float" table:style-name="ce45" office:value="1198" office:value-type="float">
            <text:p>1198</text:p>
          </table:table-cell>
          <table:table-cell ns41:value-type="float" table:style-name="ce45" office:value="2010" office:value-type="float">
            <text:p>2010</text:p>
          </table:table-cell>
          <table:table-cell ns41:value-type="float" table:style-name="ce45" office:value="6657" office:value-type="float">
            <text:p>6657</text:p>
          </table:table-cell>
          <table:table-cell ns41:value-type="float" table:style-name="ce55" office:value="22482" office:value-type="float">
            <text:p>22482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Zuidhol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4" office:value="312474" office:value-type="float">
            <text:p>312474</text:p>
          </table:table-cell>
          <table:table-cell ns41:value-type="float" table:style-name="ce45" office:value="95626" office:value-type="float">
            <text:p>95626</text:p>
          </table:table-cell>
          <table:table-cell ns41:value-type="float" table:style-name="ce45" office:value="64089" office:value-type="float">
            <text:p>64089</text:p>
          </table:table-cell>
          <table:table-cell ns41:value-type="float" table:style-name="ce45" office:value="185155" office:value-type="float">
            <text:p>185155</text:p>
          </table:table-cell>
          <table:table-cell ns41:value-type="float" table:style-name="ce55" office:value="180196" office:value-type="float">
            <text:p>18019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4" office:value-type="string">
            <text:p>Bedrijfshoofden</text:p>
          </table:table-cell>
          <table:table-cell table:style-name="Default"/>
          <table:table-cell ns41:value-type="float" table:style-name="ce33" office:value="5950" office:value-type="float">
            <text:p>5950</text:p>
          </table:table-cell>
          <table:table-cell ns41:value-type="float" table:style-name="ce44" office:value="11381" office:value-type="float">
            <text:p>11381</text:p>
          </table:table-cell>
          <table:table-cell ns41:value-type="float" table:style-name="ce44" office:value="2575" office:value-type="float">
            <text:p>2575</text:p>
          </table:table-cell>
          <table:table-cell ns41:value-type="float" table:style-name="ce44" office:value="4664" office:value-type="float">
            <text:p>4664</text:p>
          </table:table-cell>
          <table:table-cell ns41:value-type="float" table:style-name="ce54" office:value="634" office:value-type="float">
            <text:p>63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echtgenoten</text:p>
          </table:table-cell>
          <table:table-cell table:style-name="Default"/>
          <table:table-cell ns41:value-type="float" table:style-name="ce33" office:value="156" office:value-type="float">
            <text:p>156</text:p>
          </table:table-cell>
          <table:table-cell ns41:value-type="float" table:style-name="ce44" office:value="2998" office:value-type="float">
            <text:p>2998</text:p>
          </table:table-cell>
          <table:table-cell ns41:value-type="float" table:style-name="ce49" office:value="1802" office:value-type="float">
            <text:p>1802</text:p>
          </table:table-cell>
          <table:table-cell ns41:value-type="float" table:style-name="ce44" office:value="499" office:value-type="float">
            <text:p>499</text:p>
          </table:table-cell>
          <table:table-cell ns41:value-type="float" table:style-name="ce54" office:value="18" office:value-type="float">
            <text:p>18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kinderen</text:p>
          </table:table-cell>
          <table:table-cell table:style-name="Default"/>
          <table:table-cell ns41:value-type="float" table:style-name="ce33" office:value="1259" office:value-type="float">
            <text:p>1259</text:p>
          </table:table-cell>
          <table:table-cell ns41:value-type="float" table:style-name="ce44" office:value="6556" office:value-type="float">
            <text:p>6556</text:p>
          </table:table-cell>
          <table:table-cell ns41:value-type="float" table:style-name="ce44" office:value="909" office:value-type="float">
            <text:p>909</text:p>
          </table:table-cell>
          <table:table-cell ns41:value-type="float" table:style-name="ce44" office:value="799" office:value-type="float">
            <text:p>799</text:p>
          </table:table-cell>
          <table:table-cell ns41:value-type="float" table:style-name="ce54" office:value="7" office:value-type="float">
            <text:p>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Employé's</text:p>
          </table:table-cell>
          <table:table-cell table:style-name="Default"/>
          <table:table-cell ns41:value-type="float" table:style-name="ce33" office:value="1845" office:value-type="float">
            <text:p>1845</text:p>
          </table:table-cell>
          <table:table-cell ns41:value-type="float" table:style-name="ce44" office:value="354" office:value-type="float">
            <text:p>354</text:p>
          </table:table-cell>
          <table:table-cell ns41:value-type="float" table:style-name="ce44" office:value="1102" office:value-type="float">
            <text:p>1102</text:p>
          </table:table-cell>
          <table:table-cell ns41:value-type="float" table:style-name="ce44" office:value="3267" office:value-type="float">
            <text:p>3267</text:p>
          </table:table-cell>
          <table:table-cell ns41:value-type="float" table:style-name="ce54" office:value="8679" office:value-type="float">
            <text:p>867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Arbeiders</text:p>
          </table:table-cell>
          <table:table-cell table:style-name="Default"/>
          <table:table-cell ns41:value-type="float" table:style-name="ce34" office:value="17996" office:value-type="float">
            <text:p>17996</text:p>
          </table:table-cell>
          <table:table-cell ns41:value-type="float" table:style-name="ce45" office:value="16871" office:value-type="float">
            <text:p>16871</text:p>
          </table:table-cell>
          <table:table-cell ns41:value-type="float" table:style-name="ce45" office:value="231" office:value-type="float">
            <text:p>231</text:p>
          </table:table-cell>
          <table:table-cell ns41:value-type="float" table:style-name="ce45" office:value="5805" office:value-type="float">
            <text:p>5805</text:p>
          </table:table-cell>
          <table:table-cell ns41:value-type="float" table:style-name="ce55" office:value="5749" office:value-type="float">
            <text:p>5749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27206" office:value-type="float">
            <text:p>27206</text:p>
          </table:table-cell>
          <table:table-cell ns41:value-type="float" table:style-name="ce44" office:value="38160" office:value-type="float">
            <text:p>38160</text:p>
          </table:table-cell>
          <table:table-cell ns41:value-type="float" table:style-name="ce44" office:value="6619" office:value-type="float">
            <text:p>6619</text:p>
          </table:table-cell>
          <table:table-cell ns41:value-type="float" table:style-name="ce44" office:value="15034" office:value-type="float">
            <text:p>15034</text:p>
          </table:table-cell>
          <table:table-cell ns41:value-type="float" table:style-name="ce54" office:value="15087" office:value-type="float">
            <text:p>1508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14 - 20 jaar</text:p>
          </table:table-cell>
          <table:table-cell table:style-name="Default"/>
          <table:table-cell ns41:value-type="float" table:style-name="ce33" office:value="4089" office:value-type="float">
            <text:p>4089</text:p>
          </table:table-cell>
          <table:table-cell ns41:value-type="float" table:style-name="ce44" office:value="5642" office:value-type="float">
            <text:p>5642</text:p>
          </table:table-cell>
          <table:table-cell ns41:value-type="float" table:style-name="ce44" office:value="950" office:value-type="float">
            <text:p>950</text:p>
          </table:table-cell>
          <table:table-cell ns41:value-type="float" table:style-name="ce44" office:value="1633" office:value-type="float">
            <text:p>1633</text:p>
          </table:table-cell>
          <table:table-cell ns41:value-type="float" table:style-name="ce54" office:value="2967" office:value-type="float">
            <text:p>296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1 - 24 jaar</text:p>
          </table:table-cell>
          <table:table-cell table:style-name="Default"/>
          <table:table-cell ns41:value-type="float" table:style-name="ce33" office:value="2563" office:value-type="float">
            <text:p>2563</text:p>
          </table:table-cell>
          <table:table-cell ns41:value-type="float" table:style-name="ce44" office:value="2947" office:value-type="float">
            <text:p>2947</text:p>
          </table:table-cell>
          <table:table-cell ns41:value-type="float" table:style-name="ce44" office:value="482" office:value-type="float">
            <text:p>482</text:p>
          </table:table-cell>
          <table:table-cell ns41:value-type="float" table:style-name="ce44" office:value="1343" office:value-type="float">
            <text:p>1343</text:p>
          </table:table-cell>
          <table:table-cell ns41:value-type="float" table:style-name="ce54" office:value="2115" office:value-type="float">
            <text:p>2115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5 - 39 jaar</text:p>
          </table:table-cell>
          <table:table-cell table:style-name="Default"/>
          <table:table-cell ns41:value-type="float" table:style-name="ce33" office:value="9482" office:value-type="float">
            <text:p>9482</text:p>
          </table:table-cell>
          <table:table-cell ns41:value-type="float" table:style-name="ce44" office:value="10587" office:value-type="float">
            <text:p>10587</text:p>
          </table:table-cell>
          <table:table-cell ns41:value-type="float" table:style-name="ce44" office:value="1880" office:value-type="float">
            <text:p>1880</text:p>
          </table:table-cell>
          <table:table-cell ns41:value-type="float" table:style-name="ce44" office:value="5047" office:value-type="float">
            <text:p>5047</text:p>
          </table:table-cell>
          <table:table-cell ns41:value-type="float" table:style-name="ce54" office:value="5313" office:value-type="float">
            <text:p>531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40 - 49 jaar</text:p>
          </table:table-cell>
          <table:table-cell table:style-name="Default"/>
          <table:table-cell ns41:value-type="float" table:style-name="ce33" office:value="5084" office:value-type="float">
            <text:p>5084</text:p>
          </table:table-cell>
          <table:table-cell ns41:value-type="float" table:style-name="ce44" office:value="7016" office:value-type="float">
            <text:p>7016</text:p>
          </table:table-cell>
          <table:table-cell ns41:value-type="float" table:style-name="ce44" office:value="1386" office:value-type="float">
            <text:p>1386</text:p>
          </table:table-cell>
          <table:table-cell ns41:value-type="float" table:style-name="ce44" office:value="3116" office:value-type="float">
            <text:p>3116</text:p>
          </table:table-cell>
          <table:table-cell ns41:value-type="float" table:style-name="ce54" office:value="2370" office:value-type="float">
            <text:p>237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50 - 64 jaar</text:p>
          </table:table-cell>
          <table:table-cell table:style-name="Default"/>
          <table:table-cell ns41:value-type="float" table:style-name="ce33" office:value="4987" office:value-type="float">
            <text:p>4987</text:p>
          </table:table-cell>
          <table:table-cell ns41:value-type="float" table:style-name="ce44" office:value="8473" office:value-type="float">
            <text:p>8473</text:p>
          </table:table-cell>
          <table:table-cell ns41:value-type="float" table:style-name="ce44" office:value="1459" office:value-type="float">
            <text:p>1459</text:p>
          </table:table-cell>
          <table:table-cell ns41:value-type="float" table:style-name="ce44" office:value="3193" office:value-type="float">
            <text:p>3193</text:p>
          </table:table-cell>
          <table:table-cell ns41:value-type="float" table:style-name="ce54" office:value="2045" office:value-type="float">
            <text:p>2045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65 jaar en ouder</text:p>
          </table:table-cell>
          <table:table-cell table:style-name="Default"/>
          <table:table-cell ns41:value-type="float" table:style-name="ce34" office:value="1001" office:value-type="float">
            <text:p>1001</text:p>
          </table:table-cell>
          <table:table-cell ns41:value-type="float" table:style-name="ce45" office:value="3495" office:value-type="float">
            <text:p>3495</text:p>
          </table:table-cell>
          <table:table-cell ns41:value-type="float" table:style-name="ce45" office:value="462" office:value-type="float">
            <text:p>462</text:p>
          </table:table-cell>
          <table:table-cell ns41:value-type="float" table:style-name="ce45" office:value="702" office:value-type="float">
            <text:p>702</text:p>
          </table:table-cell>
          <table:table-cell ns41:value-type="float" table:style-name="ce55" office:value="277" office:value-type="float">
            <text:p>27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27206" office:value-type="float">
            <text:p>27206</text:p>
          </table:table-cell>
          <table:table-cell ns41:value-type="float" table:style-name="ce44" office:value="38160" office:value-type="float">
            <text:p>38160</text:p>
          </table:table-cell>
          <table:table-cell ns41:value-type="float" table:style-name="ce44" office:value="6619" office:value-type="float">
            <text:p>6619</text:p>
          </table:table-cell>
          <table:table-cell ns41:value-type="float" table:style-name="ce44" office:value="15034" office:value-type="float">
            <text:p>15034</text:p>
          </table:table-cell>
          <table:table-cell ns41:value-type="float" table:style-name="ce54" office:value="15087" office:value-type="float">
            <text:p>15087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Hoofden</text:p>
          </table:table-cell>
          <table:table-cell table:style-name="Default"/>
          <table:table-cell ns41:value-type="float" table:style-name="ce33" office:value="16961" office:value-type="float">
            <text:p>16961</text:p>
          </table:table-cell>
          <table:table-cell ns41:value-type="float" table:style-name="ce44" office:value="20796" office:value-type="float">
            <text:p>20796</text:p>
          </table:table-cell>
          <table:table-cell ns41:value-type="float" table:style-name="ce44" office:value="2445" office:value-type="float">
            <text:p>2445</text:p>
          </table:table-cell>
          <table:table-cell ns41:value-type="float" table:style-name="ce44" office:value="9688" office:value-type="float">
            <text:p>9688</text:p>
          </table:table-cell>
          <table:table-cell ns41:value-type="float" table:style-name="ce54" office:value="5506" office:value-type="float">
            <text:p>5506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Echtgenoten</text:p>
          </table:table-cell>
          <table:table-cell table:style-name="Default"/>
          <table:table-cell ns41:value-type="float" table:style-name="ce33" office:value="285" office:value-type="float">
            <text:p>285</text:p>
          </table:table-cell>
          <table:table-cell ns41:value-type="float" table:style-name="ce44" office:value="3173" office:value-type="float">
            <text:p>3173</text:p>
          </table:table-cell>
          <table:table-cell ns41:value-type="float" table:style-name="ce44" office:value="1864" office:value-type="float">
            <text:p>1864</text:p>
          </table:table-cell>
          <table:table-cell ns41:value-type="float" table:style-name="ce44" office:value="608" office:value-type="float">
            <text:p>608</text:p>
          </table:table-cell>
          <table:table-cell ns41:value-type="float" table:style-name="ce54" office:value="244" office:value-type="float">
            <text:p>244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Kinderen</text:p>
          </table:table-cell>
          <table:table-cell table:style-name="Default"/>
          <table:table-cell ns41:value-type="float" table:style-name="ce33" office:value="8323" office:value-type="float">
            <text:p>8323</text:p>
          </table:table-cell>
          <table:table-cell ns41:value-type="float" table:style-name="ce44" office:value="11802" office:value-type="float">
            <text:p>11802</text:p>
          </table:table-cell>
          <table:table-cell ns41:value-type="float" table:style-name="ce44" office:value="1879" office:value-type="float">
            <text:p>1879</text:p>
          </table:table-cell>
          <table:table-cell ns41:value-type="float" table:style-name="ce44" office:value="3744" office:value-type="float">
            <text:p>3744</text:p>
          </table:table-cell>
          <table:table-cell ns41:value-type="float" table:style-name="ce54" office:value="5133" office:value-type="float">
            <text:p>5133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Inwonend personeel</text:p>
          </table:table-cell>
          <table:table-cell table:style-name="Default"/>
          <table:table-cell ns41:value-type="float" table:style-name="ce33" office:value="123" office:value-type="float">
            <text:p>123</text:p>
          </table:table-cell>
          <table:table-cell ns41:value-type="float" table:style-name="ce44" office:value="411" office:value-type="float">
            <text:p>411</text:p>
          </table:table-cell>
          <table:table-cell ns41:value-type="float" table:style-name="ce44" office:value="28" office:value-type="float">
            <text:p>28</text:p>
          </table:table-cell>
          <table:table-cell ns41:value-type="float" table:style-name="ce44" office:value="85" office:value-type="float">
            <text:p>85</text:p>
          </table:table-cell>
          <table:table-cell ns41:value-type="float" table:style-name="ce54" office:value="1590" office:value-type="float">
            <text:p>1590</text:p>
          </table:table-cell>
          <table:table-cell table:style-name="ce37" table:number-columns-repeated="10"/>
          <table:table-cell table:number-columns-repeated="1005"/>
        </table:table-row>
        <table:table-row table:style-name="ro3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ndere inwonenden</text:p>
          </table:table-cell>
          <table:table-cell table:style-name="Default"/>
          <table:table-cell ns41:value-type="float" table:style-name="ce33" office:value="1170" office:value-type="float">
            <text:p>1170</text:p>
          </table:table-cell>
          <table:table-cell ns41:value-type="float" table:style-name="ce44" office:value="1382" office:value-type="float">
            <text:p>1382</text:p>
          </table:table-cell>
          <table:table-cell ns41:value-type="float" table:style-name="ce44" office:value="207" office:value-type="float">
            <text:p>207</text:p>
          </table:table-cell>
          <table:table-cell ns41:value-type="float" table:style-name="ce44" office:value="637" office:value-type="float">
            <text:p>637</text:p>
          </table:table-cell>
          <table:table-cell ns41:value-type="float" table:style-name="ce54" office:value="1279" office:value-type="float">
            <text:p>1279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lleenwonenden</text:p>
          </table:table-cell>
          <table:table-cell table:style-name="Default"/>
          <table:table-cell ns41:value-type="float" table:style-name="ce34" office:value="344" office:value-type="float">
            <text:p>344</text:p>
          </table:table-cell>
          <table:table-cell ns41:value-type="float" table:style-name="ce45" office:value="596" office:value-type="float">
            <text:p>596</text:p>
          </table:table-cell>
          <table:table-cell ns41:value-type="float" table:style-name="ce45" office:value="196" office:value-type="float">
            <text:p>196</text:p>
          </table:table-cell>
          <table:table-cell ns41:value-type="float" table:style-name="ce45" office:value="272" office:value-type="float">
            <text:p>272</text:p>
          </table:table-cell>
          <table:table-cell ns41:value-type="float" table:style-name="ce55" office:value="1335" office:value-type="float">
            <text:p>1335</text:p>
          </table:table-cell>
          <table:table-cell table:style-name="ce37" table:number-columns-repeated="10"/>
          <table:table-cell table:number-columns-repeated="1005"/>
        </table:table-row>
        <table:table-row table:style-name="ro1">
          <table:table-cell ns41:value-type="string" table:style-name="ce8" office:value-type="string">
            <text:p>Zeeland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4" office:value="27206" office:value-type="float">
            <text:p>27206</text:p>
          </table:table-cell>
          <table:table-cell ns41:value-type="float" table:style-name="ce45" office:value="38160" office:value-type="float">
            <text:p>38160</text:p>
          </table:table-cell>
          <table:table-cell ns41:value-type="float" table:style-name="ce45" office:value="6619" office:value-type="float">
            <text:p>6619</text:p>
          </table:table-cell>
          <table:table-cell ns41:value-type="float" table:style-name="ce45" office:value="15034" office:value-type="float">
            <text:p>15034</text:p>
          </table:table-cell>
          <table:table-cell ns41:value-type="float" table:style-name="ce55" office:value="15087" office:value-type="float">
            <text:p>15087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4" office:value-type="string">
            <text:p>Bedrijfshoofden</text:p>
          </table:table-cell>
          <table:table-cell table:style-name="Default"/>
          <table:table-cell ns41:value-type="float" table:style-name="ce33" office:value="22545" office:value-type="float">
            <text:p>22545</text:p>
          </table:table-cell>
          <table:table-cell ns41:value-type="float" table:style-name="ce44" office:value="36607" office:value-type="float">
            <text:p>36607</text:p>
          </table:table-cell>
          <table:table-cell ns41:value-type="float" table:style-name="ce44" office:value="8499" office:value-type="float">
            <text:p>8499</text:p>
          </table:table-cell>
          <table:table-cell ns41:value-type="float" table:style-name="ce44" office:value="13431" office:value-type="float">
            <text:p>13431</text:p>
          </table:table-cell>
          <table:table-cell ns41:value-type="float" table:style-name="ce54" office:value="3113" office:value-type="float">
            <text:p>311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echtgenoten</text:p>
          </table:table-cell>
          <table:table-cell table:style-name="Default"/>
          <table:table-cell ns41:value-type="float" table:style-name="ce33" office:value="513" office:value-type="float">
            <text:p>513</text:p>
          </table:table-cell>
          <table:table-cell ns41:value-type="float" table:style-name="ce44" office:value="11267" office:value-type="float">
            <text:p>11267</text:p>
          </table:table-cell>
          <table:table-cell ns41:value-type="float" table:style-name="ce44" office:value="5624" office:value-type="float">
            <text:p>5624</text:p>
          </table:table-cell>
          <table:table-cell ns41:value-type="float" table:style-name="ce44" office:value="1751" office:value-type="float">
            <text:p>1751</text:p>
          </table:table-cell>
          <table:table-cell ns41:value-type="float" table:style-name="ce54" office:value="83" office:value-type="float">
            <text:p>8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kinderen</text:p>
          </table:table-cell>
          <table:table-cell table:style-name="Default"/>
          <table:table-cell ns41:value-type="float" table:style-name="ce33" office:value="5197" office:value-type="float">
            <text:p>5197</text:p>
          </table:table-cell>
          <table:table-cell ns41:value-type="float" table:style-name="ce44" office:value="37411" office:value-type="float">
            <text:p>37411</text:p>
          </table:table-cell>
          <table:table-cell ns41:value-type="float" table:style-name="ce44" office:value="3902" office:value-type="float">
            <text:p>3902</text:p>
          </table:table-cell>
          <table:table-cell ns41:value-type="float" table:style-name="ce44" office:value="2902" office:value-type="float">
            <text:p>2902</text:p>
          </table:table-cell>
          <table:table-cell ns41:value-type="float" table:style-name="ce54" office:value="90" office:value-type="float">
            <text:p>9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Employé's</text:p>
          </table:table-cell>
          <table:table-cell table:style-name="Default"/>
          <table:table-cell ns41:value-type="float" table:style-name="ce33" office:value="20295" office:value-type="float">
            <text:p>20295</text:p>
          </table:table-cell>
          <table:table-cell ns41:value-type="float" table:style-name="ce44" office:value="714" office:value-type="float">
            <text:p>714</text:p>
          </table:table-cell>
          <table:table-cell ns41:value-type="float" table:style-name="ce44" office:value="5862" office:value-type="float">
            <text:p>5862</text:p>
          </table:table-cell>
          <table:table-cell ns41:value-type="float" table:style-name="ce44" office:value="12036" office:value-type="float">
            <text:p>12036</text:p>
          </table:table-cell>
          <table:table-cell ns41:value-type="float" table:style-name="ce54" office:value="36117" office:value-type="float">
            <text:p>36117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Arbeiders</text:p>
          </table:table-cell>
          <table:table-cell table:style-name="Default"/>
          <table:table-cell ns41:value-type="float" table:style-name="ce34" office:value="135443" office:value-type="float">
            <text:p>135443</text:p>
          </table:table-cell>
          <table:table-cell ns41:value-type="float" table:style-name="ce45" office:value="22367" office:value-type="float">
            <text:p>22367</text:p>
          </table:table-cell>
          <table:table-cell ns41:value-type="float" table:style-name="ce45" office:value="1358" office:value-type="float">
            <text:p>1358</text:p>
          </table:table-cell>
          <table:table-cell ns41:value-type="float" table:style-name="ce45" office:value="18095" office:value-type="float">
            <text:p>18095</text:p>
          </table:table-cell>
          <table:table-cell ns41:value-type="float" table:style-name="ce55" office:value="28491" office:value-type="float">
            <text:p>2849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183993" office:value-type="float">
            <text:p>183993</text:p>
          </table:table-cell>
          <table:table-cell ns41:value-type="float" table:style-name="ce44" office:value="108366" office:value-type="float">
            <text:p>108366</text:p>
          </table:table-cell>
          <table:table-cell ns41:value-type="float" table:style-name="ce44" office:value="25245" office:value-type="float">
            <text:p>25245</text:p>
          </table:table-cell>
          <table:table-cell ns41:value-type="float" table:style-name="ce44" office:value="48215" office:value-type="float">
            <text:p>48215</text:p>
          </table:table-cell>
          <table:table-cell ns41:value-type="float" table:style-name="ce54" office:value="67894" office:value-type="float">
            <text:p>6789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14 - 20 jaar</text:p>
          </table:table-cell>
          <table:table-cell table:style-name="Default"/>
          <table:table-cell ns41:value-type="float" table:style-name="ce33" office:value="41343" office:value-type="float">
            <text:p>41343</text:p>
          </table:table-cell>
          <table:table-cell ns41:value-type="float" table:style-name="ce44" office:value="23397" office:value-type="float">
            <text:p>23397</text:p>
          </table:table-cell>
          <table:table-cell ns41:value-type="float" table:style-name="ce44" office:value="4456" office:value-type="float">
            <text:p>4456</text:p>
          </table:table-cell>
          <table:table-cell ns41:value-type="float" table:style-name="ce44" office:value="6000" office:value-type="float">
            <text:p>6000</text:p>
          </table:table-cell>
          <table:table-cell ns41:value-type="float" table:style-name="ce54" office:value="12806" office:value-type="float">
            <text:p>1280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1 - 24 jaar</text:p>
          </table:table-cell>
          <table:table-cell table:style-name="Default"/>
          <table:table-cell ns41:value-type="float" table:style-name="ce33" office:value="21989" office:value-type="float">
            <text:p>21989</text:p>
          </table:table-cell>
          <table:table-cell ns41:value-type="float" table:style-name="ce44" office:value="10992" office:value-type="float">
            <text:p>10992</text:p>
          </table:table-cell>
          <table:table-cell ns41:value-type="float" table:style-name="ce44" office:value="2566" office:value-type="float">
            <text:p>2566</text:p>
          </table:table-cell>
          <table:table-cell ns41:value-type="float" table:style-name="ce44" office:value="4890" office:value-type="float">
            <text:p>4890</text:p>
          </table:table-cell>
          <table:table-cell ns41:value-type="float" table:style-name="ce54" office:value="9906" office:value-type="float">
            <text:p>990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5 - 39 jaar</text:p>
          </table:table-cell>
          <table:table-cell table:style-name="Default"/>
          <table:table-cell ns41:value-type="float" table:style-name="ce33" office:value="62882" office:value-type="float">
            <text:p>62882</text:p>
          </table:table-cell>
          <table:table-cell ns41:value-type="float" table:style-name="ce44" office:value="29530" office:value-type="float">
            <text:p>29530</text:p>
          </table:table-cell>
          <table:table-cell ns41:value-type="float" table:style-name="ce44" office:value="7934" office:value-type="float">
            <text:p>7934</text:p>
          </table:table-cell>
          <table:table-cell ns41:value-type="float" table:style-name="ce44" office:value="16993" office:value-type="float">
            <text:p>16993</text:p>
          </table:table-cell>
          <table:table-cell ns41:value-type="float" table:style-name="ce54" office:value="24926" office:value-type="float">
            <text:p>2492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40 - 49 jaar</text:p>
          </table:table-cell>
          <table:table-cell table:style-name="Default"/>
          <table:table-cell ns41:value-type="float" table:style-name="ce33" office:value="30498" office:value-type="float">
            <text:p>30498</text:p>
          </table:table-cell>
          <table:table-cell ns41:value-type="float" table:style-name="ce44" office:value="16617" office:value-type="float">
            <text:p>16617</text:p>
          </table:table-cell>
          <table:table-cell ns41:value-type="float" table:style-name="ce44" office:value="5050" office:value-type="float">
            <text:p>5050</text:p>
          </table:table-cell>
          <table:table-cell ns41:value-type="float" table:style-name="ce44" office:value="9606" office:value-type="float">
            <text:p>9606</text:p>
          </table:table-cell>
          <table:table-cell ns41:value-type="float" table:style-name="ce54" office:value="10213" office:value-type="float">
            <text:p>1021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50 - 64 jaar</text:p>
          </table:table-cell>
          <table:table-cell table:style-name="Default"/>
          <table:table-cell ns41:value-type="float" table:style-name="ce33" office:value="23771" office:value-type="float">
            <text:p>23771</text:p>
          </table:table-cell>
          <table:table-cell ns41:value-type="float" table:style-name="ce44" office:value="19532" office:value-type="float">
            <text:p>19532</text:p>
          </table:table-cell>
          <table:table-cell ns41:value-type="float" table:style-name="ce44" office:value="4152" office:value-type="float">
            <text:p>4152</text:p>
          </table:table-cell>
          <table:table-cell ns41:value-type="float" table:style-name="ce44" office:value="9021" office:value-type="float">
            <text:p>9021</text:p>
          </table:table-cell>
          <table:table-cell ns41:value-type="float" table:style-name="ce54" office:value="8315" office:value-type="float">
            <text:p>831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65 jaar en ouder</text:p>
          </table:table-cell>
          <table:table-cell table:style-name="Default"/>
          <table:table-cell ns41:value-type="float" table:style-name="ce34" office:value="3510" office:value-type="float">
            <text:p>3510</text:p>
          </table:table-cell>
          <table:table-cell ns41:value-type="float" table:style-name="ce45" office:value="8298" office:value-type="float">
            <text:p>8298</text:p>
          </table:table-cell>
          <table:table-cell ns41:value-type="float" table:style-name="ce45" office:value="1087" office:value-type="float">
            <text:p>1087</text:p>
          </table:table-cell>
          <table:table-cell ns41:value-type="float" table:style-name="ce45" office:value="1705" office:value-type="float">
            <text:p>1705</text:p>
          </table:table-cell>
          <table:table-cell ns41:value-type="float" table:style-name="ce55" office:value="1728" office:value-type="float">
            <text:p>172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183993" office:value-type="float">
            <text:p>183993</text:p>
          </table:table-cell>
          <table:table-cell ns41:value-type="float" table:style-name="ce44" office:value="108366" office:value-type="float">
            <text:p>108366</text:p>
          </table:table-cell>
          <table:table-cell ns41:value-type="float" table:style-name="ce44" office:value="25245" office:value-type="float">
            <text:p>25245</text:p>
          </table:table-cell>
          <table:table-cell ns41:value-type="float" table:style-name="ce44" office:value="48215" office:value-type="float">
            <text:p>48215</text:p>
          </table:table-cell>
          <table:table-cell ns41:value-type="float" table:style-name="ce54" office:value="67894" office:value-type="float">
            <text:p>6789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Hoofden</text:p>
          </table:table-cell>
          <table:table-cell table:style-name="Default"/>
          <table:table-cell ns41:value-type="float" table:style-name="ce33" office:value="96199" office:value-type="float">
            <text:p>96199</text:p>
          </table:table-cell>
          <table:table-cell ns41:value-type="float" table:style-name="ce44" office:value="44314" office:value-type="float">
            <text:p>44314</text:p>
          </table:table-cell>
          <table:table-cell ns41:value-type="float" table:style-name="ce44" office:value="8678" office:value-type="float">
            <text:p>8678</text:p>
          </table:table-cell>
          <table:table-cell ns41:value-type="float" table:style-name="ce44" office:value="28825" office:value-type="float">
            <text:p>28825</text:p>
          </table:table-cell>
          <table:table-cell ns41:value-type="float" table:style-name="ce54" office:value="19661" office:value-type="float">
            <text:p>1966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Echtgenoten</text:p>
          </table:table-cell>
          <table:table-cell table:style-name="Default"/>
          <table:table-cell ns41:value-type="float" table:style-name="ce33" office:value="1461" office:value-type="float">
            <text:p>1461</text:p>
          </table:table-cell>
          <table:table-cell ns41:value-type="float" table:style-name="ce44" office:value="11351" office:value-type="float">
            <text:p>11351</text:p>
          </table:table-cell>
          <table:table-cell ns41:value-type="float" table:style-name="ce44" office:value="5914" office:value-type="float">
            <text:p>5914</text:p>
          </table:table-cell>
          <table:table-cell ns41:value-type="float" table:style-name="ce44" office:value="2092" office:value-type="float">
            <text:p>2092</text:p>
          </table:table-cell>
          <table:table-cell ns41:value-type="float" table:style-name="ce54" office:value="611" office:value-type="float">
            <text:p>61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Kinderen</text:p>
          </table:table-cell>
          <table:table-cell table:style-name="Default"/>
          <table:table-cell ns41:value-type="float" table:style-name="ce33" office:value="75221" office:value-type="float">
            <text:p>75221</text:p>
          </table:table-cell>
          <table:table-cell ns41:value-type="float" table:style-name="ce44" office:value="44606" office:value-type="float">
            <text:p>44606</text:p>
          </table:table-cell>
          <table:table-cell ns41:value-type="float" table:style-name="ce44" office:value="9074" office:value-type="float">
            <text:p>9074</text:p>
          </table:table-cell>
          <table:table-cell ns41:value-type="float" table:style-name="ce44" office:value="13517" office:value-type="float">
            <text:p>13517</text:p>
          </table:table-cell>
          <table:table-cell ns41:value-type="float" table:style-name="ce54" office:value="18262" office:value-type="float">
            <text:p>18262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Inwonend personeel</text:p>
          </table:table-cell>
          <table:table-cell table:style-name="Default"/>
          <table:table-cell ns41:value-type="float" table:style-name="ce33" office:value="513" office:value-type="float">
            <text:p>513</text:p>
          </table:table-cell>
          <table:table-cell ns41:value-type="float" table:style-name="ce44" office:value="2813" office:value-type="float">
            <text:p>2813</text:p>
          </table:table-cell>
          <table:table-cell ns41:value-type="float" table:style-name="ce44" office:value="199" office:value-type="float">
            <text:p>199</text:p>
          </table:table-cell>
          <table:table-cell ns41:value-type="float" table:style-name="ce44" office:value="338" office:value-type="float">
            <text:p>338</text:p>
          </table:table-cell>
          <table:table-cell ns41:value-type="float" table:style-name="ce54" office:value="9465" office:value-type="float">
            <text:p>946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ndere inwonenden</text:p>
          </table:table-cell>
          <table:table-cell table:style-name="Default"/>
          <table:table-cell ns41:value-type="float" table:style-name="ce33" office:value="8405" office:value-type="float">
            <text:p>8405</text:p>
          </table:table-cell>
          <table:table-cell ns41:value-type="float" table:style-name="ce44" office:value="4506" office:value-type="float">
            <text:p>4506</text:p>
          </table:table-cell>
          <table:table-cell ns41:value-type="float" table:style-name="ce44" office:value="980" office:value-type="float">
            <text:p>980</text:p>
          </table:table-cell>
          <table:table-cell ns41:value-type="float" table:style-name="ce44" office:value="2301" office:value-type="float">
            <text:p>2301</text:p>
          </table:table-cell>
          <table:table-cell ns41:value-type="float" table:style-name="ce54" office:value="5045" office:value-type="float">
            <text:p>504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lleenwonenden</text:p>
          </table:table-cell>
          <table:table-cell table:style-name="Default"/>
          <table:table-cell ns41:value-type="float" table:style-name="ce34" office:value="2194" office:value-type="float">
            <text:p>2194</text:p>
          </table:table-cell>
          <table:table-cell ns41:value-type="float" table:style-name="ce45" office:value="776" office:value-type="float">
            <text:p>776</text:p>
          </table:table-cell>
          <table:table-cell ns41:value-type="float" table:style-name="ce45" office:value="400" office:value-type="float">
            <text:p>400</text:p>
          </table:table-cell>
          <table:table-cell ns41:value-type="float" table:style-name="ce45" office:value="1142" office:value-type="float">
            <text:p>1142</text:p>
          </table:table-cell>
          <table:table-cell ns41:value-type="float" table:style-name="ce55" office:value="14850" office:value-type="float">
            <text:p>1485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Noordbraban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5" office:value="183993" office:value-type="float">
            <text:p>183993</text:p>
          </table:table-cell>
          <table:table-cell ns41:value-type="float" table:style-name="ce46" office:value="108366" office:value-type="float">
            <text:p>108366</text:p>
          </table:table-cell>
          <table:table-cell ns41:value-type="float" table:style-name="ce46" office:value="25245" office:value-type="float">
            <text:p>25245</text:p>
          </table:table-cell>
          <table:table-cell ns41:value-type="float" table:style-name="ce46" office:value="48215" office:value-type="float">
            <text:p>48215</text:p>
          </table:table-cell>
          <table:table-cell ns41:value-type="float" table:style-name="ce58" office:value="67894" office:value-type="float">
            <text:p>6789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4" office:value-type="string">
            <text:p>Bedrijfshoofden</text:p>
          </table:table-cell>
          <table:table-cell table:style-name="Default"/>
          <table:table-cell ns41:value-type="float" table:style-name="ce33" office:value="12628" office:value-type="float">
            <text:p>12628</text:p>
          </table:table-cell>
          <table:table-cell ns41:value-type="float" table:style-name="ce44" office:value="19614" office:value-type="float">
            <text:p>19614</text:p>
          </table:table-cell>
          <table:table-cell ns41:value-type="float" table:style-name="ce44" office:value="4946" office:value-type="float">
            <text:p>4946</text:p>
          </table:table-cell>
          <table:table-cell ns41:value-type="float" table:style-name="ce44" office:value="7316" office:value-type="float">
            <text:p>7316</text:p>
          </table:table-cell>
          <table:table-cell ns41:value-type="float" table:style-name="ce54" office:value="1735" office:value-type="float">
            <text:p>173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echtgenoten</text:p>
          </table:table-cell>
          <table:table-cell table:style-name="Default"/>
          <table:table-cell ns41:value-type="float" table:style-name="ce33" office:value="397" office:value-type="float">
            <text:p>397</text:p>
          </table:table-cell>
          <table:table-cell ns41:value-type="float" table:style-name="ce44" office:value="7637" office:value-type="float">
            <text:p>7637</text:p>
          </table:table-cell>
          <table:table-cell ns41:value-type="float" table:style-name="ce44" office:value="3582" office:value-type="float">
            <text:p>3582</text:p>
          </table:table-cell>
          <table:table-cell ns41:value-type="float" table:style-name="ce44" office:value="1297" office:value-type="float">
            <text:p>1297</text:p>
          </table:table-cell>
          <table:table-cell ns41:value-type="float" table:style-name="ce54" office:value="36" office:value-type="float">
            <text:p>3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kinderen</text:p>
          </table:table-cell>
          <table:table-cell table:style-name="Default"/>
          <table:table-cell ns41:value-type="float" table:style-name="ce33" office:value="2760" office:value-type="float">
            <text:p>2760</text:p>
          </table:table-cell>
          <table:table-cell ns41:value-type="float" table:style-name="ce44" office:value="19285" office:value-type="float">
            <text:p>19285</text:p>
          </table:table-cell>
          <table:table-cell ns41:value-type="float" table:style-name="ce44" office:value="2619" office:value-type="float">
            <text:p>2619</text:p>
          </table:table-cell>
          <table:table-cell ns41:value-type="float" table:style-name="ce44" office:value="1944" office:value-type="float">
            <text:p>1944</text:p>
          </table:table-cell>
          <table:table-cell ns41:value-type="float" table:style-name="ce54" office:value="86" office:value-type="float">
            <text:p>8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Employé's</text:p>
          </table:table-cell>
          <table:table-cell table:style-name="Default"/>
          <table:table-cell ns41:value-type="float" table:style-name="ce33" office:value="9882" office:value-type="float">
            <text:p>9882</text:p>
          </table:table-cell>
          <table:table-cell ns41:value-type="float" table:style-name="ce44" office:value="289" office:value-type="float">
            <text:p>289</text:p>
          </table:table-cell>
          <table:table-cell ns41:value-type="float" table:style-name="ce44" office:value="3971" office:value-type="float">
            <text:p>3971</text:p>
          </table:table-cell>
          <table:table-cell ns41:value-type="float" table:style-name="ce44" office:value="6504" office:value-type="float">
            <text:p>6504</text:p>
          </table:table-cell>
          <table:table-cell ns41:value-type="float" table:style-name="ce54" office:value="21601" office:value-type="float">
            <text:p>2160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Arbeiders</text:p>
          </table:table-cell>
          <table:table-cell table:style-name="Default"/>
          <table:table-cell ns41:value-type="float" table:style-name="ce34" office:value="87607" office:value-type="float">
            <text:p>87607</text:p>
          </table:table-cell>
          <table:table-cell ns41:value-type="float" table:style-name="ce45" office:value="8642" office:value-type="float">
            <text:p>8642</text:p>
          </table:table-cell>
          <table:table-cell ns41:value-type="float" table:style-name="ce45" office:value="774" office:value-type="float">
            <text:p>774</text:p>
          </table:table-cell>
          <table:table-cell ns41:value-type="float" table:style-name="ce45" office:value="12092" office:value-type="float">
            <text:p>12092</text:p>
          </table:table-cell>
          <table:table-cell ns41:value-type="float" table:style-name="ce55" office:value="15795" office:value-type="float">
            <text:p>1579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113274" office:value-type="float">
            <text:p>113274</text:p>
          </table:table-cell>
          <table:table-cell ns41:value-type="float" table:style-name="ce44" office:value="55467" office:value-type="float">
            <text:p>55467</text:p>
          </table:table-cell>
          <table:table-cell ns41:value-type="float" table:style-name="ce44" office:value="15892" office:value-type="float">
            <text:p>15892</text:p>
          </table:table-cell>
          <table:table-cell ns41:value-type="float" table:style-name="ce44" office:value="29153" office:value-type="float">
            <text:p>29153</text:p>
          </table:table-cell>
          <table:table-cell ns41:value-type="float" table:style-name="ce54" office:value="39253" office:value-type="float">
            <text:p>3925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14 - 20 jaar</text:p>
          </table:table-cell>
          <table:table-cell table:style-name="Default"/>
          <table:table-cell ns41:value-type="float" table:style-name="ce33" office:value="22644" office:value-type="float">
            <text:p>22644</text:p>
          </table:table-cell>
          <table:table-cell ns41:value-type="float" table:style-name="ce44" office:value="11584" office:value-type="float">
            <text:p>11584</text:p>
          </table:table-cell>
          <table:table-cell ns41:value-type="float" table:style-name="ce44" office:value="3207" office:value-type="float">
            <text:p>3207</text:p>
          </table:table-cell>
          <table:table-cell ns41:value-type="float" table:style-name="ce44" office:value="3821" office:value-type="float">
            <text:p>3821</text:p>
          </table:table-cell>
          <table:table-cell ns41:value-type="float" table:style-name="ce54" office:value="7288" office:value-type="float">
            <text:p>728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1 - 24 jaar</text:p>
          </table:table-cell>
          <table:table-cell table:style-name="Default"/>
          <table:table-cell ns41:value-type="float" table:style-name="ce33" office:value="13512" office:value-type="float">
            <text:p>13512</text:p>
          </table:table-cell>
          <table:table-cell ns41:value-type="float" table:style-name="ce44" office:value="5293" office:value-type="float">
            <text:p>5293</text:p>
          </table:table-cell>
          <table:table-cell ns41:value-type="float" table:style-name="ce44" office:value="1775" office:value-type="float">
            <text:p>1775</text:p>
          </table:table-cell>
          <table:table-cell ns41:value-type="float" table:style-name="ce44" office:value="3147" office:value-type="float">
            <text:p>3147</text:p>
          </table:table-cell>
          <table:table-cell ns41:value-type="float" table:style-name="ce54" office:value="5795" office:value-type="float">
            <text:p>579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5 - 39 jaar</text:p>
          </table:table-cell>
          <table:table-cell table:style-name="Default"/>
          <table:table-cell ns41:value-type="float" table:style-name="ce33" office:value="41006" office:value-type="float">
            <text:p>41006</text:p>
          </table:table-cell>
          <table:table-cell ns41:value-type="float" table:style-name="ce44" office:value="14003" office:value-type="float">
            <text:p>14003</text:p>
          </table:table-cell>
          <table:table-cell ns41:value-type="float" table:style-name="ce44" office:value="4581" office:value-type="float">
            <text:p>4581</text:p>
          </table:table-cell>
          <table:table-cell ns41:value-type="float" table:style-name="ce44" office:value="9662" office:value-type="float">
            <text:p>9662</text:p>
          </table:table-cell>
          <table:table-cell ns41:value-type="float" table:style-name="ce54" office:value="14424" office:value-type="float">
            <text:p>1442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40 - 49 jaar</text:p>
          </table:table-cell>
          <table:table-cell table:style-name="Default"/>
          <table:table-cell ns41:value-type="float" table:style-name="ce33" office:value="20024" office:value-type="float">
            <text:p>20024</text:p>
          </table:table-cell>
          <table:table-cell ns41:value-type="float" table:style-name="ce44" office:value="8250" office:value-type="float">
            <text:p>8250</text:p>
          </table:table-cell>
          <table:table-cell ns41:value-type="float" table:style-name="ce44" office:value="2809" office:value-type="float">
            <text:p>2809</text:p>
          </table:table-cell>
          <table:table-cell ns41:value-type="float" table:style-name="ce44" office:value="5695" office:value-type="float">
            <text:p>5695</text:p>
          </table:table-cell>
          <table:table-cell ns41:value-type="float" table:style-name="ce54" office:value="5888" office:value-type="float">
            <text:p>588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50 - 64 jaar</text:p>
          </table:table-cell>
          <table:table-cell table:style-name="Default"/>
          <table:table-cell ns41:value-type="float" table:style-name="ce33" office:value="14464" office:value-type="float">
            <text:p>14464</text:p>
          </table:table-cell>
          <table:table-cell ns41:value-type="float" table:style-name="ce44" office:value="10812" office:value-type="float">
            <text:p>10812</text:p>
          </table:table-cell>
          <table:table-cell ns41:value-type="float" table:style-name="ce44" office:value="2840" office:value-type="float">
            <text:p>2840</text:p>
          </table:table-cell>
          <table:table-cell ns41:value-type="float" table:style-name="ce44" office:value="5895" office:value-type="float">
            <text:p>5895</text:p>
          </table:table-cell>
          <table:table-cell ns41:value-type="float" table:style-name="ce54" office:value="4949" office:value-type="float">
            <text:p>4949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65 jaar en ouder</text:p>
          </table:table-cell>
          <table:table-cell table:style-name="Default"/>
          <table:table-cell ns41:value-type="float" table:style-name="ce34" office:value="1624" office:value-type="float">
            <text:p>1624</text:p>
          </table:table-cell>
          <table:table-cell ns41:value-type="float" table:style-name="ce45" office:value="5525" office:value-type="float">
            <text:p>5525</text:p>
          </table:table-cell>
          <table:table-cell ns41:value-type="float" table:style-name="ce45" office:value="680" office:value-type="float">
            <text:p>680</text:p>
          </table:table-cell>
          <table:table-cell ns41:value-type="float" table:style-name="ce45" office:value="933" office:value-type="float">
            <text:p>933</text:p>
          </table:table-cell>
          <table:table-cell ns41:value-type="float" table:style-name="ce55" office:value="909" office:value-type="float">
            <text:p>909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113274" office:value-type="float">
            <text:p>113274</text:p>
          </table:table-cell>
          <table:table-cell ns41:value-type="float" table:style-name="ce44" office:value="55467" office:value-type="float">
            <text:p>55467</text:p>
          </table:table-cell>
          <table:table-cell ns41:value-type="float" table:style-name="ce44" office:value="15892" office:value-type="float">
            <text:p>15892</text:p>
          </table:table-cell>
          <table:table-cell ns41:value-type="float" table:style-name="ce44" office:value="29153" office:value-type="float">
            <text:p>29153</text:p>
          </table:table-cell>
          <table:table-cell ns41:value-type="float" table:style-name="ce54" office:value="39253" office:value-type="float">
            <text:p>3925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Hoofden</text:p>
          </table:table-cell>
          <table:table-cell table:style-name="Default"/>
          <table:table-cell ns41:value-type="float" table:style-name="ce33" office:value="63293" office:value-type="float">
            <text:p>63293</text:p>
          </table:table-cell>
          <table:table-cell ns41:value-type="float" table:style-name="ce44" office:value="20327" office:value-type="float">
            <text:p>20327</text:p>
          </table:table-cell>
          <table:table-cell ns41:value-type="float" table:style-name="ce44" office:value="4881" office:value-type="float">
            <text:p>4881</text:p>
          </table:table-cell>
          <table:table-cell ns41:value-type="float" table:style-name="ce44" office:value="16759" office:value-type="float">
            <text:p>16759</text:p>
          </table:table-cell>
          <table:table-cell ns41:value-type="float" table:style-name="ce54" office:value="11221" office:value-type="float">
            <text:p>1122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Echtgenoten</text:p>
          </table:table-cell>
          <table:table-cell table:style-name="Default"/>
          <table:table-cell ns41:value-type="float" table:style-name="ce33" office:value="865" office:value-type="float">
            <text:p>865</text:p>
          </table:table-cell>
          <table:table-cell ns41:value-type="float" table:style-name="ce44" office:value="7750" office:value-type="float">
            <text:p>7750</text:p>
          </table:table-cell>
          <table:table-cell ns41:value-type="float" table:style-name="ce44" office:value="3808" office:value-type="float">
            <text:p>3808</text:p>
          </table:table-cell>
          <table:table-cell ns41:value-type="float" table:style-name="ce44" office:value="1509" office:value-type="float">
            <text:p>1509</text:p>
          </table:table-cell>
          <table:table-cell ns41:value-type="float" table:style-name="ce54" office:value="383" office:value-type="float">
            <text:p>38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Kinderen</text:p>
          </table:table-cell>
          <table:table-cell table:style-name="Default"/>
          <table:table-cell ns41:value-type="float" table:style-name="ce33" office:value="41741" office:value-type="float">
            <text:p>41741</text:p>
          </table:table-cell>
          <table:table-cell ns41:value-type="float" table:style-name="ce44" office:value="21869" office:value-type="float">
            <text:p>21869</text:p>
          </table:table-cell>
          <table:table-cell ns41:value-type="float" table:style-name="ce44" office:value="6253" office:value-type="float">
            <text:p>6253</text:p>
          </table:table-cell>
          <table:table-cell ns41:value-type="float" table:style-name="ce44" office:value="8486" office:value-type="float">
            <text:p>8486</text:p>
          </table:table-cell>
          <table:table-cell ns41:value-type="float" table:style-name="ce54" office:value="10631" office:value-type="float">
            <text:p>1063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Inwonend personeel</text:p>
          </table:table-cell>
          <table:table-cell table:style-name="Default"/>
          <table:table-cell ns41:value-type="float" table:style-name="ce33" office:value="366" office:value-type="float">
            <text:p>366</text:p>
          </table:table-cell>
          <table:table-cell ns41:value-type="float" table:style-name="ce44" office:value="1976" office:value-type="float">
            <text:p>1976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279" office:value-type="float">
            <text:p>279</text:p>
          </table:table-cell>
          <table:table-cell ns41:value-type="float" table:style-name="ce54" office:value="5312" office:value-type="float">
            <text:p>5312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ndere inwonenden</text:p>
          </table:table-cell>
          <table:table-cell table:style-name="Default"/>
          <table:table-cell ns41:value-type="float" table:style-name="ce33" office:value="4634" office:value-type="float">
            <text:p>4634</text:p>
          </table:table-cell>
          <table:table-cell ns41:value-type="float" table:style-name="ce44" office:value="2912" office:value-type="float">
            <text:p>2912</text:p>
          </table:table-cell>
          <table:table-cell ns41:value-type="float" table:style-name="ce44" office:value="507" office:value-type="float">
            <text:p>507</text:p>
          </table:table-cell>
          <table:table-cell ns41:value-type="float" table:style-name="ce44" office:value="1270" office:value-type="float">
            <text:p>1270</text:p>
          </table:table-cell>
          <table:table-cell ns41:value-type="float" table:style-name="ce54" office:value="2944" office:value-type="float">
            <text:p>294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lleenwonenden</text:p>
          </table:table-cell>
          <table:table-cell table:style-name="Default"/>
          <table:table-cell ns41:value-type="float" table:style-name="ce34" office:value="2375" office:value-type="float">
            <text:p>2375</text:p>
          </table:table-cell>
          <table:table-cell ns41:value-type="float" table:style-name="ce45" office:value="633" office:value-type="float">
            <text:p>633</text:p>
          </table:table-cell>
          <table:table-cell ns41:value-type="float" table:style-name="ce45" office:value="271" office:value-type="float">
            <text:p>271</text:p>
          </table:table-cell>
          <table:table-cell ns41:value-type="float" table:style-name="ce45" office:value="850" office:value-type="float">
            <text:p>850</text:p>
          </table:table-cell>
          <table:table-cell ns41:value-type="float" table:style-name="ce55" office:value="8762" office:value-type="float">
            <text:p>8762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Limburg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5" office:value="113274" office:value-type="float">
            <text:p>113274</text:p>
          </table:table-cell>
          <table:table-cell ns41:value-type="float" table:style-name="ce46" office:value="55467" office:value-type="float">
            <text:p>55467</text:p>
          </table:table-cell>
          <table:table-cell ns41:value-type="float" table:style-name="ce46" office:value="15892" office:value-type="float">
            <text:p>15892</text:p>
          </table:table-cell>
          <table:table-cell ns41:value-type="float" table:style-name="ce46" office:value="29153" office:value-type="float">
            <text:p>29153</text:p>
          </table:table-cell>
          <table:table-cell ns41:value-type="float" table:style-name="ce58" office:value="39253" office:value-type="float">
            <text:p>3925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4" office:value-type="string">
            <text:p>Bedrijfshoofden</text:p>
          </table:table-cell>
          <table:table-cell table:style-name="Default"/>
          <table:table-cell ns41:value-type="float" table:style-name="ce33" office:value="16612" office:value-type="float">
            <text:p>16612</text:p>
          </table:table-cell>
          <table:table-cell ns41:value-type="float" table:style-name="ce44" office:value="993" office:value-type="float">
            <text:p>993</text:p>
          </table:table-cell>
          <table:table-cell ns41:value-type="float" table:style-name="ce44" office:value="8198" office:value-type="float">
            <text:p>8198</text:p>
          </table:table-cell>
          <table:table-cell ns41:value-type="float" table:style-name="ce44" office:value="16208" office:value-type="float">
            <text:p>16208</text:p>
          </table:table-cell>
          <table:table-cell ns41:value-type="float" table:style-name="ce54" office:value="7679" office:value-type="float">
            <text:p>7679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echtgenoten</text:p>
          </table:table-cell>
          <table:table-cell table:style-name="Default"/>
          <table:table-cell ns41:value-type="float" table:style-name="ce33" office:value="688" office:value-type="float">
            <text:p>688</text:p>
          </table:table-cell>
          <table:table-cell ns41:value-type="float" table:style-name="ce44" office:value="59" office:value-type="float">
            <text:p>59</text:p>
          </table:table-cell>
          <table:table-cell ns41:value-type="float" table:style-name="ce44" office:value="3426" office:value-type="float">
            <text:p>3426</text:p>
          </table:table-cell>
          <table:table-cell ns41:value-type="float" table:style-name="ce44" office:value="1134" office:value-type="float">
            <text:p>1134</text:p>
          </table:table-cell>
          <table:table-cell ns41:value-type="float" table:style-name="ce54" office:value="148" office:value-type="float">
            <text:p>14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kinderen</text:p>
          </table:table-cell>
          <table:table-cell table:style-name="Default"/>
          <table:table-cell ns41:value-type="float" table:style-name="ce33" office:value="1223" office:value-type="float">
            <text:p>1223</text:p>
          </table:table-cell>
          <table:table-cell ns41:value-type="float" table:style-name="ce44" office:value="460" office:value-type="float">
            <text:p>460</text:p>
          </table:table-cell>
          <table:table-cell ns41:value-type="float" table:style-name="ce44" office:value="1181" office:value-type="float">
            <text:p>1181</text:p>
          </table:table-cell>
          <table:table-cell ns41:value-type="float" table:style-name="ce44" office:value="886" office:value-type="float">
            <text:p>886</text:p>
          </table:table-cell>
          <table:table-cell ns41:value-type="float" table:style-name="ce54" office:value="37" office:value-type="float">
            <text:p>37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Employé's</text:p>
          </table:table-cell>
          <table:table-cell table:style-name="Default"/>
          <table:table-cell ns41:value-type="float" table:style-name="ce33" office:value="15832" office:value-type="float">
            <text:p>15832</text:p>
          </table:table-cell>
          <table:table-cell ns41:value-type="float" table:style-name="ce44" office:value="152" office:value-type="float">
            <text:p>152</text:p>
          </table:table-cell>
          <table:table-cell ns41:value-type="float" table:style-name="ce44" office:value="9765" office:value-type="float">
            <text:p>9765</text:p>
          </table:table-cell>
          <table:table-cell ns41:value-type="float" table:style-name="ce44" office:value="36147" office:value-type="float">
            <text:p>36147</text:p>
          </table:table-cell>
          <table:table-cell ns41:value-type="float" table:style-name="ce54" office:value="36903" office:value-type="float">
            <text:p>3690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Arbeiders</text:p>
          </table:table-cell>
          <table:table-cell table:style-name="Default"/>
          <table:table-cell ns41:value-type="float" table:style-name="ce34" office:value="95474" office:value-type="float">
            <text:p>95474</text:p>
          </table:table-cell>
          <table:table-cell ns41:value-type="float" table:style-name="ce45" office:value="2519" office:value-type="float">
            <text:p>2519</text:p>
          </table:table-cell>
          <table:table-cell ns41:value-type="float" table:style-name="ce45" office:value="2649" office:value-type="float">
            <text:p>2649</text:p>
          </table:table-cell>
          <table:table-cell ns41:value-type="float" table:style-name="ce45" office:value="38476" office:value-type="float">
            <text:p>38476</text:p>
          </table:table-cell>
          <table:table-cell ns41:value-type="float" table:style-name="ce55" office:value="17153" office:value-type="float">
            <text:p>1715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129829" office:value-type="float">
            <text:p>129829</text:p>
          </table:table-cell>
          <table:table-cell ns41:value-type="float" table:style-name="ce44" office:value="4183" office:value-type="float">
            <text:p>4183</text:p>
          </table:table-cell>
          <table:table-cell ns41:value-type="float" table:style-name="ce44" office:value="25219" office:value-type="float">
            <text:p>25219</text:p>
          </table:table-cell>
          <table:table-cell ns41:value-type="float" table:style-name="ce44" office:value="92851" office:value-type="float">
            <text:p>92851</text:p>
          </table:table-cell>
          <table:table-cell ns41:value-type="float" table:style-name="ce54" office:value="61920" office:value-type="float">
            <text:p>6192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14 - 20 jaar</text:p>
          </table:table-cell>
          <table:table-cell table:style-name="Default"/>
          <table:table-cell ns41:value-type="float" table:style-name="ce33" office:value="23202" office:value-type="float">
            <text:p>23202</text:p>
          </table:table-cell>
          <table:table-cell ns41:value-type="float" table:style-name="ce44" office:value="569" office:value-type="float">
            <text:p>569</text:p>
          </table:table-cell>
          <table:table-cell ns41:value-type="float" table:style-name="ce44" office:value="4199" office:value-type="float">
            <text:p>4199</text:p>
          </table:table-cell>
          <table:table-cell ns41:value-type="float" table:style-name="ce44" office:value="8643" office:value-type="float">
            <text:p>8643</text:p>
          </table:table-cell>
          <table:table-cell ns41:value-type="float" table:style-name="ce54" office:value="6103" office:value-type="float">
            <text:p>610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1 - 24 jaar</text:p>
          </table:table-cell>
          <table:table-cell table:style-name="Default"/>
          <table:table-cell ns41:value-type="float" table:style-name="ce33" office:value="14551" office:value-type="float">
            <text:p>14551</text:p>
          </table:table-cell>
          <table:table-cell ns41:value-type="float" table:style-name="ce44" office:value="299" office:value-type="float">
            <text:p>299</text:p>
          </table:table-cell>
          <table:table-cell ns41:value-type="float" table:style-name="ce44" office:value="2332" office:value-type="float">
            <text:p>2332</text:p>
          </table:table-cell>
          <table:table-cell ns41:value-type="float" table:style-name="ce44" office:value="8144" office:value-type="float">
            <text:p>8144</text:p>
          </table:table-cell>
          <table:table-cell ns41:value-type="float" table:style-name="ce54" office:value="7293" office:value-type="float">
            <text:p>7293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5 - 39 jaar</text:p>
          </table:table-cell>
          <table:table-cell table:style-name="Default"/>
          <table:table-cell ns41:value-type="float" table:style-name="ce33" office:value="43439" office:value-type="float">
            <text:p>43439</text:p>
          </table:table-cell>
          <table:table-cell ns41:value-type="float" table:style-name="ce44" office:value="1068" office:value-type="float">
            <text:p>1068</text:p>
          </table:table-cell>
          <table:table-cell ns41:value-type="float" table:style-name="ce44" office:value="8176" office:value-type="float">
            <text:p>8176</text:p>
          </table:table-cell>
          <table:table-cell ns41:value-type="float" table:style-name="ce44" office:value="31620" office:value-type="float">
            <text:p>31620</text:p>
          </table:table-cell>
          <table:table-cell ns41:value-type="float" table:style-name="ce54" office:value="23000" office:value-type="float">
            <text:p>2300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40 - 49 jaar</text:p>
          </table:table-cell>
          <table:table-cell table:style-name="Default"/>
          <table:table-cell ns41:value-type="float" table:style-name="ce33" office:value="22713" office:value-type="float">
            <text:p>22713</text:p>
          </table:table-cell>
          <table:table-cell ns41:value-type="float" table:style-name="ce44" office:value="859" office:value-type="float">
            <text:p>859</text:p>
          </table:table-cell>
          <table:table-cell ns41:value-type="float" table:style-name="ce44" office:value="5343" office:value-type="float">
            <text:p>5343</text:p>
          </table:table-cell>
          <table:table-cell ns41:value-type="float" table:style-name="ce44" office:value="20988" office:value-type="float">
            <text:p>20988</text:p>
          </table:table-cell>
          <table:table-cell ns41:value-type="float" table:style-name="ce54" office:value="12477" office:value-type="float">
            <text:p>12477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50 - 64 jaar</text:p>
          </table:table-cell>
          <table:table-cell table:style-name="Default"/>
          <table:table-cell ns41:value-type="float" table:style-name="ce33" office:value="22801" office:value-type="float">
            <text:p>22801</text:p>
          </table:table-cell>
          <table:table-cell ns41:value-type="float" table:style-name="ce44" office:value="1169" office:value-type="float">
            <text:p>1169</text:p>
          </table:table-cell>
          <table:table-cell ns41:value-type="float" table:style-name="ce44" office:value="4381" office:value-type="float">
            <text:p>4381</text:p>
          </table:table-cell>
          <table:table-cell ns41:value-type="float" table:style-name="ce44" office:value="21042" office:value-type="float">
            <text:p>21042</text:p>
          </table:table-cell>
          <table:table-cell ns41:value-type="float" table:style-name="ce54" office:value="11819" office:value-type="float">
            <text:p>11819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65 jaar en ouder</text:p>
          </table:table-cell>
          <table:table-cell table:style-name="Default"/>
          <table:table-cell ns41:value-type="float" table:style-name="ce34" office:value="3123" office:value-type="float">
            <text:p>3123</text:p>
          </table:table-cell>
          <table:table-cell ns41:value-type="float" table:style-name="ce45" office:value="219" office:value-type="float">
            <text:p>219</text:p>
          </table:table-cell>
          <table:table-cell ns41:value-type="float" table:style-name="ce45" office:value="788" office:value-type="float">
            <text:p>788</text:p>
          </table:table-cell>
          <table:table-cell ns41:value-type="float" table:style-name="ce45" office:value="2414" office:value-type="float">
            <text:p>2414</text:p>
          </table:table-cell>
          <table:table-cell ns41:value-type="float" table:style-name="ce55" office:value="1228" office:value-type="float">
            <text:p>122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129829" office:value-type="float">
            <text:p>129829</text:p>
          </table:table-cell>
          <table:table-cell ns41:value-type="float" table:style-name="ce44" office:value="4183" office:value-type="float">
            <text:p>4183</text:p>
          </table:table-cell>
          <table:table-cell ns41:value-type="float" table:style-name="ce44" office:value="25219" office:value-type="float">
            <text:p>25219</text:p>
          </table:table-cell>
          <table:table-cell ns41:value-type="float" table:style-name="ce44" office:value="92851" office:value-type="float">
            <text:p>92851</text:p>
          </table:table-cell>
          <table:table-cell ns41:value-type="float" table:style-name="ce54" office:value="61920" office:value-type="float">
            <text:p>6192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Hoofden</text:p>
          </table:table-cell>
          <table:table-cell table:style-name="Default"/>
          <table:table-cell ns41:value-type="float" table:style-name="ce33" office:value="71569" office:value-type="float">
            <text:p>71569</text:p>
          </table:table-cell>
          <table:table-cell ns41:value-type="float" table:style-name="ce44" office:value="2473" office:value-type="float">
            <text:p>2473</text:p>
          </table:table-cell>
          <table:table-cell ns41:value-type="float" table:style-name="ce44" office:value="11186" office:value-type="float">
            <text:p>11186</text:p>
          </table:table-cell>
          <table:table-cell ns41:value-type="float" table:style-name="ce44" office:value="58504" office:value-type="float">
            <text:p>58504</text:p>
          </table:table-cell>
          <table:table-cell ns41:value-type="float" table:style-name="ce54" office:value="26000" office:value-type="float">
            <text:p>2600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Echtgenoten</text:p>
          </table:table-cell>
          <table:table-cell table:style-name="Default"/>
          <table:table-cell ns41:value-type="float" table:style-name="ce33" office:value="3812" office:value-type="float">
            <text:p>3812</text:p>
          </table:table-cell>
          <table:table-cell ns41:value-type="float" table:style-name="ce44" office:value="60" office:value-type="float">
            <text:p>60</text:p>
          </table:table-cell>
          <table:table-cell ns41:value-type="float" table:style-name="ce44" office:value="4115" office:value-type="float">
            <text:p>4115</text:p>
          </table:table-cell>
          <table:table-cell ns41:value-type="float" table:style-name="ce44" office:value="2682" office:value-type="float">
            <text:p>2682</text:p>
          </table:table-cell>
          <table:table-cell ns41:value-type="float" table:style-name="ce54" office:value="2472" office:value-type="float">
            <text:p>2472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Kinderen</text:p>
          </table:table-cell>
          <table:table-cell table:style-name="Default"/>
          <table:table-cell ns41:value-type="float" table:style-name="ce33" office:value="41491" office:value-type="float">
            <text:p>41491</text:p>
          </table:table-cell>
          <table:table-cell ns41:value-type="float" table:style-name="ce44" office:value="1095" office:value-type="float">
            <text:p>1095</text:p>
          </table:table-cell>
          <table:table-cell ns41:value-type="float" table:style-name="ce44" office:value="7458" office:value-type="float">
            <text:p>7458</text:p>
          </table:table-cell>
          <table:table-cell ns41:value-type="float" table:style-name="ce44" office:value="19811" office:value-type="float">
            <text:p>19811</text:p>
          </table:table-cell>
          <table:table-cell ns41:value-type="float" table:style-name="ce54" office:value="13676" office:value-type="float">
            <text:p>1367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Inwonend personeel</text:p>
          </table:table-cell>
          <table:table-cell table:style-name="Default"/>
          <table:table-cell ns41:value-type="float" table:style-name="ce33" office:value="47" office:value-type="float">
            <text:p>47</text:p>
          </table:table-cell>
          <table:table-cell ns41:value-type="float" table:style-name="ce44" office:value="39" office:value-type="float">
            <text:p>39</text:p>
          </table:table-cell>
          <table:table-cell ns41:value-type="float" table:style-name="ce44" office:value="58" office:value-type="float">
            <text:p>58</text:p>
          </table:table-cell>
          <table:table-cell ns41:value-type="float" table:style-name="ce44" office:value="390" office:value-type="float">
            <text:p>390</text:p>
          </table:table-cell>
          <table:table-cell ns41:value-type="float" table:style-name="ce54" office:value="4934" office:value-type="float">
            <text:p>4934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ndere inwonenden</text:p>
          </table:table-cell>
          <table:table-cell table:style-name="Default"/>
          <table:table-cell ns41:value-type="float" table:style-name="ce33" office:value="7777" office:value-type="float">
            <text:p>7777</text:p>
          </table:table-cell>
          <table:table-cell ns41:value-type="float" table:style-name="ce44" office:value="354" office:value-type="float">
            <text:p>354</text:p>
          </table:table-cell>
          <table:table-cell ns41:value-type="float" table:style-name="ce44" office:value="1280" office:value-type="float">
            <text:p>1280</text:p>
          </table:table-cell>
          <table:table-cell ns41:value-type="float" table:style-name="ce44" office:value="6077" office:value-type="float">
            <text:p>6077</text:p>
          </table:table-cell>
          <table:table-cell ns41:value-type="float" table:style-name="ce54" office:value="4910" office:value-type="float">
            <text:p>491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lleenwonenden</text:p>
          </table:table-cell>
          <table:table-cell table:style-name="Default"/>
          <table:table-cell ns41:value-type="float" table:style-name="ce34" office:value="5133" office:value-type="float">
            <text:p>5133</text:p>
          </table:table-cell>
          <table:table-cell ns41:value-type="float" table:style-name="ce45" office:value="162" office:value-type="float">
            <text:p>162</text:p>
          </table:table-cell>
          <table:table-cell ns41:value-type="float" table:style-name="ce45" office:value="1122" office:value-type="float">
            <text:p>1122</text:p>
          </table:table-cell>
          <table:table-cell ns41:value-type="float" table:style-name="ce45" office:value="5387" office:value-type="float">
            <text:p>5387</text:p>
          </table:table-cell>
          <table:table-cell ns41:value-type="float" table:style-name="ce55" office:value="9928" office:value-type="float">
            <text:p>992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Amsterdam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5" office:value="129829" office:value-type="float">
            <text:p>129829</text:p>
          </table:table-cell>
          <table:table-cell ns41:value-type="float" table:style-name="ce46" office:value="4183" office:value-type="float">
            <text:p>4183</text:p>
          </table:table-cell>
          <table:table-cell ns41:value-type="float" table:style-name="ce46" office:value="25219" office:value-type="float">
            <text:p>25219</text:p>
          </table:table-cell>
          <table:table-cell ns41:value-type="float" table:style-name="ce46" office:value="92851" office:value-type="float">
            <text:p>92851</text:p>
          </table:table-cell>
          <table:table-cell ns41:value-type="float" table:style-name="ce58" office:value="61920" office:value-type="float">
            <text:p>6192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4" office:value-type="string">
            <text:p>Bedrijfshoofden</text:p>
          </table:table-cell>
          <table:table-cell table:style-name="Default"/>
          <table:table-cell ns41:value-type="float" table:style-name="ce33" office:value="10456" office:value-type="float">
            <text:p>10456</text:p>
          </table:table-cell>
          <table:table-cell ns41:value-type="float" table:style-name="ce44" office:value="1155" office:value-type="float">
            <text:p>1155</text:p>
          </table:table-cell>
          <table:table-cell ns41:value-type="float" table:style-name="ce44" office:value="5375" office:value-type="float">
            <text:p>5375</text:p>
          </table:table-cell>
          <table:table-cell ns41:value-type="float" table:style-name="ce44" office:value="11633" office:value-type="float">
            <text:p>11633</text:p>
          </table:table-cell>
          <table:table-cell ns41:value-type="float" table:style-name="ce54" office:value="3037" office:value-type="float">
            <text:p>3037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echtgenoten</text:p>
          </table:table-cell>
          <table:table-cell table:style-name="Default"/>
          <table:table-cell ns41:value-type="float" table:style-name="ce33" office:value="208" office:value-type="float">
            <text:p>208</text:p>
          </table:table-cell>
          <table:table-cell ns41:value-type="float" table:style-name="ce44" office:value="83" office:value-type="float">
            <text:p>83</text:p>
          </table:table-cell>
          <table:table-cell ns41:value-type="float" table:style-name="ce44" office:value="2493" office:value-type="float">
            <text:p>2493</text:p>
          </table:table-cell>
          <table:table-cell ns41:value-type="float" table:style-name="ce44" office:value="701" office:value-type="float">
            <text:p>701</text:p>
          </table:table-cell>
          <table:table-cell ns41:value-type="float" table:style-name="ce54" office:value="56" office:value-type="float">
            <text:p>5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kinderen</text:p>
          </table:table-cell>
          <table:table-cell table:style-name="Default"/>
          <table:table-cell ns41:value-type="float" table:style-name="ce33" office:value="895" office:value-type="float">
            <text:p>895</text:p>
          </table:table-cell>
          <table:table-cell ns41:value-type="float" table:style-name="ce44" office:value="457" office:value-type="float">
            <text:p>457</text:p>
          </table:table-cell>
          <table:table-cell ns41:value-type="float" table:style-name="ce44" office:value="970" office:value-type="float">
            <text:p>970</text:p>
          </table:table-cell>
          <table:table-cell ns41:value-type="float" table:style-name="ce44" office:value="862" office:value-type="float">
            <text:p>862</text:p>
          </table:table-cell>
          <table:table-cell ns41:value-type="float" table:style-name="ce54" office:value="41" office:value-type="float">
            <text:p>4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Employé's</text:p>
          </table:table-cell>
          <table:table-cell table:style-name="Default"/>
          <table:table-cell ns41:value-type="float" table:style-name="ce33" office:value="12113" office:value-type="float">
            <text:p>12113</text:p>
          </table:table-cell>
          <table:table-cell ns41:value-type="float" table:style-name="ce44" office:value="110" office:value-type="float">
            <text:p>110</text:p>
          </table:table-cell>
          <table:table-cell ns41:value-type="float" table:style-name="ce44" office:value="7272" office:value-type="float">
            <text:p>7272</text:p>
          </table:table-cell>
          <table:table-cell ns41:value-type="float" table:style-name="ce44" office:value="24594" office:value-type="float">
            <text:p>24594</text:p>
          </table:table-cell>
          <table:table-cell ns41:value-type="float" table:style-name="ce54" office:value="25586" office:value-type="float">
            <text:p>2558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Arbeiders</text:p>
          </table:table-cell>
          <table:table-cell table:style-name="Default"/>
          <table:table-cell ns41:value-type="float" table:style-name="ce34" office:value="75047" office:value-type="float">
            <text:p>75047</text:p>
          </table:table-cell>
          <table:table-cell ns41:value-type="float" table:style-name="ce45" office:value="3440" office:value-type="float">
            <text:p>3440</text:p>
          </table:table-cell>
          <table:table-cell ns41:value-type="float" table:style-name="ce45" office:value="1518" office:value-type="float">
            <text:p>1518</text:p>
          </table:table-cell>
          <table:table-cell ns41:value-type="float" table:style-name="ce45" office:value="37109" office:value-type="float">
            <text:p>37109</text:p>
          </table:table-cell>
          <table:table-cell ns41:value-type="float" table:style-name="ce55" office:value="12110" office:value-type="float">
            <text:p>1211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98719" office:value-type="float">
            <text:p>98719</text:p>
          </table:table-cell>
          <table:table-cell ns41:value-type="float" table:style-name="ce44" office:value="5245" office:value-type="float">
            <text:p>5245</text:p>
          </table:table-cell>
          <table:table-cell ns41:value-type="float" table:style-name="ce44" office:value="17628" office:value-type="float">
            <text:p>17628</text:p>
          </table:table-cell>
          <table:table-cell ns41:value-type="float" table:style-name="ce44" office:value="74899" office:value-type="float">
            <text:p>74899</text:p>
          </table:table-cell>
          <table:table-cell ns41:value-type="float" table:style-name="ce54" office:value="40830" office:value-type="float">
            <text:p>4083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14 - 20 jaar</text:p>
          </table:table-cell>
          <table:table-cell table:style-name="Default"/>
          <table:table-cell ns41:value-type="float" table:style-name="ce33" office:value="17394" office:value-type="float">
            <text:p>17394</text:p>
          </table:table-cell>
          <table:table-cell ns41:value-type="float" table:style-name="ce44" office:value="629" office:value-type="float">
            <text:p>629</text:p>
          </table:table-cell>
          <table:table-cell ns41:value-type="float" table:style-name="ce44" office:value="3566" office:value-type="float">
            <text:p>3566</text:p>
          </table:table-cell>
          <table:table-cell ns41:value-type="float" table:style-name="ce44" office:value="9203" office:value-type="float">
            <text:p>9203</text:p>
          </table:table-cell>
          <table:table-cell ns41:value-type="float" table:style-name="ce54" office:value="5366" office:value-type="float">
            <text:p>5366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1 - 24 jaar</text:p>
          </table:table-cell>
          <table:table-cell table:style-name="Default"/>
          <table:table-cell ns41:value-type="float" table:style-name="ce33" office:value="10406" office:value-type="float">
            <text:p>10406</text:p>
          </table:table-cell>
          <table:table-cell ns41:value-type="float" table:style-name="ce44" office:value="334" office:value-type="float">
            <text:p>334</text:p>
          </table:table-cell>
          <table:table-cell ns41:value-type="float" table:style-name="ce44" office:value="1869" office:value-type="float">
            <text:p>1869</text:p>
          </table:table-cell>
          <table:table-cell ns41:value-type="float" table:style-name="ce44" office:value="6705" office:value-type="float">
            <text:p>6705</text:p>
          </table:table-cell>
          <table:table-cell ns41:value-type="float" table:style-name="ce54" office:value="5305" office:value-type="float">
            <text:p>530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5 - 39 jaar</text:p>
          </table:table-cell>
          <table:table-cell table:style-name="Default"/>
          <table:table-cell ns41:value-type="float" table:style-name="ce33" office:value="33944" office:value-type="float">
            <text:p>33944</text:p>
          </table:table-cell>
          <table:table-cell ns41:value-type="float" table:style-name="ce44" office:value="1373" office:value-type="float">
            <text:p>1373</text:p>
          </table:table-cell>
          <table:table-cell ns41:value-type="float" table:style-name="ce44" office:value="5468" office:value-type="float">
            <text:p>5468</text:p>
          </table:table-cell>
          <table:table-cell ns41:value-type="float" table:style-name="ce44" office:value="24382" office:value-type="float">
            <text:p>24382</text:p>
          </table:table-cell>
          <table:table-cell ns41:value-type="float" table:style-name="ce54" office:value="14631" office:value-type="float">
            <text:p>14631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40 - 49 jaar</text:p>
          </table:table-cell>
          <table:table-cell table:style-name="Default"/>
          <table:table-cell ns41:value-type="float" table:style-name="ce33" office:value="18367" office:value-type="float">
            <text:p>18367</text:p>
          </table:table-cell>
          <table:table-cell ns41:value-type="float" table:style-name="ce44" office:value="1081" office:value-type="float">
            <text:p>1081</text:p>
          </table:table-cell>
          <table:table-cell ns41:value-type="float" table:style-name="ce44" office:value="3423" office:value-type="float">
            <text:p>3423</text:p>
          </table:table-cell>
          <table:table-cell ns41:value-type="float" table:style-name="ce44" office:value="17027" office:value-type="float">
            <text:p>17027</text:p>
          </table:table-cell>
          <table:table-cell ns41:value-type="float" table:style-name="ce54" office:value="8090" office:value-type="float">
            <text:p>809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50 - 64 jaar</text:p>
          </table:table-cell>
          <table:table-cell table:style-name="Default"/>
          <table:table-cell ns41:value-type="float" table:style-name="ce33" office:value="16722" office:value-type="float">
            <text:p>16722</text:p>
          </table:table-cell>
          <table:table-cell ns41:value-type="float" table:style-name="ce44" office:value="1580" office:value-type="float">
            <text:p>1580</text:p>
          </table:table-cell>
          <table:table-cell ns41:value-type="float" table:style-name="ce44" office:value="2829" office:value-type="float">
            <text:p>2829</text:p>
          </table:table-cell>
          <table:table-cell ns41:value-type="float" table:style-name="ce44" office:value="15800" office:value-type="float">
            <text:p>15800</text:p>
          </table:table-cell>
          <table:table-cell ns41:value-type="float" table:style-name="ce54" office:value="6860" office:value-type="float">
            <text:p>686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65 jaar en ouder</text:p>
          </table:table-cell>
          <table:table-cell table:style-name="Default"/>
          <table:table-cell ns41:value-type="float" table:style-name="ce34" office:value="1886" office:value-type="float">
            <text:p>1886</text:p>
          </table:table-cell>
          <table:table-cell ns41:value-type="float" table:style-name="ce45" office:value="248" office:value-type="float">
            <text:p>248</text:p>
          </table:table-cell>
          <table:table-cell ns41:value-type="float" table:style-name="ce45" office:value="473" office:value-type="float">
            <text:p>473</text:p>
          </table:table-cell>
          <table:table-cell ns41:value-type="float" table:style-name="ce45" office:value="1782" office:value-type="float">
            <text:p>1782</text:p>
          </table:table-cell>
          <table:table-cell ns41:value-type="float" table:style-name="ce55" office:value="578" office:value-type="float">
            <text:p>578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98719" office:value-type="float">
            <text:p>98719</text:p>
          </table:table-cell>
          <table:table-cell ns41:value-type="float" table:style-name="ce44" office:value="5245" office:value-type="float">
            <text:p>5245</text:p>
          </table:table-cell>
          <table:table-cell ns41:value-type="float" table:style-name="ce44" office:value="17628" office:value-type="float">
            <text:p>17628</text:p>
          </table:table-cell>
          <table:table-cell ns41:value-type="float" table:style-name="ce44" office:value="74899" office:value-type="float">
            <text:p>74899</text:p>
          </table:table-cell>
          <table:table-cell ns41:value-type="float" table:style-name="ce54" office:value="40830" office:value-type="float">
            <text:p>40830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Hoofden</text:p>
          </table:table-cell>
          <table:table-cell table:style-name="Default"/>
          <table:table-cell ns41:value-type="float" table:style-name="ce33" office:value="58765" office:value-type="float">
            <text:p>58765</text:p>
          </table:table-cell>
          <table:table-cell ns41:value-type="float" table:style-name="ce44" office:value="3207" office:value-type="float">
            <text:p>3207</text:p>
          </table:table-cell>
          <table:table-cell ns41:value-type="float" table:style-name="ce44" office:value="6768" office:value-type="float">
            <text:p>6768</text:p>
          </table:table-cell>
          <table:table-cell ns41:value-type="float" table:style-name="ce44" office:value="47491" office:value-type="float">
            <text:p>47491</text:p>
          </table:table-cell>
          <table:table-cell ns41:value-type="float" table:style-name="ce54" office:value="16995" office:value-type="float">
            <text:p>16995</text:p>
          </table:table-cell>
          <table:table-cell table:style-name="ce37" table:number-columns-repeated="10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Echtgenoten</text:p>
          </table:table-cell>
          <table:table-cell table:style-name="Default"/>
          <table:table-cell ns41:value-type="float" table:style-name="ce33" office:value="1115" office:value-type="float">
            <text:p>1115</text:p>
          </table:table-cell>
          <table:table-cell ns41:value-type="float" table:style-name="ce44" office:value="88" office:value-type="float">
            <text:p>88</text:p>
          </table:table-cell>
          <table:table-cell ns41:value-type="float" table:style-name="ce44" office:value="2943" office:value-type="float">
            <text:p>2943</text:p>
          </table:table-cell>
          <table:table-cell ns41:value-type="float" table:style-name="ce44" office:value="1397" office:value-type="float">
            <text:p>1397</text:p>
          </table:table-cell>
          <table:table-cell ns41:value-type="float" table:style-name="ce54" office:value="863" office:value-type="float">
            <text:p>863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Kinderen</text:p>
          </table:table-cell>
          <table:table-cell table:style-name="Default"/>
          <table:table-cell ns41:value-type="float" table:style-name="ce33" office:value="32156" office:value-type="float">
            <text:p>32156</text:p>
          </table:table-cell>
          <table:table-cell ns41:value-type="float" table:style-name="ce44" office:value="1363" office:value-type="float">
            <text:p>1363</text:p>
          </table:table-cell>
          <table:table-cell ns41:value-type="float" table:style-name="ce44" office:value="6704" office:value-type="float">
            <text:p>6704</text:p>
          </table:table-cell>
          <table:table-cell ns41:value-type="float" table:style-name="ce44" office:value="19204" office:value-type="float">
            <text:p>19204</text:p>
          </table:table-cell>
          <table:table-cell ns41:value-type="float" table:style-name="ce54" office:value="12490" office:value-type="float">
            <text:p>1249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5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Inwonend personeel</text:p>
          </table:table-cell>
          <table:table-cell table:style-name="Default"/>
          <table:table-cell ns41:value-type="float" table:style-name="ce33" office:value="5" office:value-type="float">
            <text:p>5</text:p>
          </table:table-cell>
          <table:table-cell ns41:value-type="float" table:style-name="ce44" office:value="15" office:value-type="float">
            <text:p>15</text:p>
          </table:table-cell>
          <table:table-cell ns41:value-type="float" table:style-name="ce44" office:value="18" office:value-type="float">
            <text:p>18</text:p>
          </table:table-cell>
          <table:table-cell ns41:value-type="float" table:style-name="ce44" office:value="214" office:value-type="float">
            <text:p>214</text:p>
          </table:table-cell>
          <table:table-cell ns41:value-type="float" table:style-name="ce54" office:value="3041" office:value-type="float">
            <text:p>304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ndere inwonenden</text:p>
          </table:table-cell>
          <table:table-cell table:style-name="Default"/>
          <table:table-cell ns41:value-type="float" table:style-name="ce33" office:value="4816" office:value-type="float">
            <text:p>4816</text:p>
          </table:table-cell>
          <table:table-cell ns41:value-type="float" table:style-name="ce44" office:value="433" office:value-type="float">
            <text:p>433</text:p>
          </table:table-cell>
          <table:table-cell ns41:value-type="float" table:style-name="ce44" office:value="677" office:value-type="float">
            <text:p>677</text:p>
          </table:table-cell>
          <table:table-cell ns41:value-type="float" table:style-name="ce44" office:value="4476" office:value-type="float">
            <text:p>4476</text:p>
          </table:table-cell>
          <table:table-cell ns41:value-type="float" table:style-name="ce54" office:value="2825" office:value-type="float">
            <text:p>282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lleenwonenden</text:p>
          </table:table-cell>
          <table:table-cell table:style-name="Default"/>
          <table:table-cell ns41:value-type="float" table:style-name="ce34" office:value="1862" office:value-type="float">
            <text:p>1862</text:p>
          </table:table-cell>
          <table:table-cell ns41:value-type="float" table:style-name="ce45" office:value="139" office:value-type="float">
            <text:p>139</text:p>
          </table:table-cell>
          <table:table-cell ns41:value-type="float" table:style-name="ce45" office:value="518" office:value-type="float">
            <text:p>518</text:p>
          </table:table-cell>
          <table:table-cell ns41:value-type="float" table:style-name="ce45" office:value="2117" office:value-type="float">
            <text:p>2117</text:p>
          </table:table-cell>
          <table:table-cell ns41:value-type="float" table:style-name="ce55" office:value="4616" office:value-type="float">
            <text:p>4616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ce8" office:value-type="string">
            <text:p>Rotterdam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6" office:value="98719" office:value-type="float">
            <text:p>98719</text:p>
          </table:table-cell>
          <table:table-cell ns41:value-type="float" table:style-name="ce47" office:value="5245" office:value-type="float">
            <text:p>5245</text:p>
          </table:table-cell>
          <table:table-cell ns41:value-type="float" table:style-name="ce47" office:value="17628" office:value-type="float">
            <text:p>17628</text:p>
          </table:table-cell>
          <table:table-cell ns41:value-type="float" table:style-name="ce47" office:value="74899" office:value-type="float">
            <text:p>74899</text:p>
          </table:table-cell>
          <table:table-cell ns41:value-type="float" table:style-name="ce59" office:value="40830" office:value-type="float">
            <text:p>4083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4" office:value-type="string">
            <text:p>Bedrijfshoofden</text:p>
          </table:table-cell>
          <table:table-cell table:style-name="Default"/>
          <table:table-cell ns41:value-type="float" table:style-name="ce33" office:value="10760" office:value-type="float">
            <text:p>10760</text:p>
          </table:table-cell>
          <table:table-cell ns41:value-type="float" table:style-name="ce44" office:value="739" office:value-type="float">
            <text:p>739</text:p>
          </table:table-cell>
          <table:table-cell ns41:value-type="float" table:style-name="ce44" office:value="5528" office:value-type="float">
            <text:p>5528</text:p>
          </table:table-cell>
          <table:table-cell ns41:value-type="float" table:style-name="ce44" office:value="9242" office:value-type="float">
            <text:p>9242</text:p>
          </table:table-cell>
          <table:table-cell ns41:value-type="float" table:style-name="ce54" office:value="5991" office:value-type="float">
            <text:p>599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echtgenoten</text:p>
          </table:table-cell>
          <table:table-cell table:style-name="Default"/>
          <table:table-cell ns41:value-type="float" table:style-name="ce33" office:value="375" office:value-type="float">
            <text:p>375</text:p>
          </table:table-cell>
          <table:table-cell ns41:value-type="float" table:style-name="ce44" office:value="16" office:value-type="float">
            <text:p>16</text:p>
          </table:table-cell>
          <table:table-cell ns41:value-type="float" table:style-name="ce44" office:value="2320" office:value-type="float">
            <text:p>2320</text:p>
          </table:table-cell>
          <table:table-cell ns41:value-type="float" table:style-name="ce44" office:value="663" office:value-type="float">
            <text:p>663</text:p>
          </table:table-cell>
          <table:table-cell ns41:value-type="float" table:style-name="ce54" office:value="86" office:value-type="float">
            <text:p>86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kinderen</text:p>
          </table:table-cell>
          <table:table-cell table:style-name="Default"/>
          <table:table-cell ns41:value-type="float" table:style-name="ce33" office:value="795" office:value-type="float">
            <text:p>795</text:p>
          </table:table-cell>
          <table:table-cell ns41:value-type="float" table:style-name="ce44" office:value="232" office:value-type="float">
            <text:p>232</text:p>
          </table:table-cell>
          <table:table-cell ns41:value-type="float" table:style-name="ce44" office:value="828" office:value-type="float">
            <text:p>828</text:p>
          </table:table-cell>
          <table:table-cell ns41:value-type="float" table:style-name="ce44" office:value="560" office:value-type="float">
            <text:p>560</text:p>
          </table:table-cell>
          <table:table-cell ns41:value-type="float" table:style-name="ce54" office:value="38" office:value-type="float">
            <text:p>38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Employé's</text:p>
          </table:table-cell>
          <table:table-cell table:style-name="Default"/>
          <table:table-cell ns41:value-type="float" table:style-name="ce33" office:value="7414" office:value-type="float">
            <text:p>7414</text:p>
          </table:table-cell>
          <table:table-cell ns41:value-type="float" table:style-name="ce44" office:value="88" office:value-type="float">
            <text:p>88</text:p>
          </table:table-cell>
          <table:table-cell ns41:value-type="float" table:style-name="ce44" office:value="7091" office:value-type="float">
            <text:p>7091</text:p>
          </table:table-cell>
          <table:table-cell ns41:value-type="float" table:style-name="ce44" office:value="18591" office:value-type="float">
            <text:p>18591</text:p>
          </table:table-cell>
          <table:table-cell ns41:value-type="float" table:style-name="ce54" office:value="44854" office:value-type="float">
            <text:p>44854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Arbeiders</text:p>
          </table:table-cell>
          <table:table-cell table:style-name="Default"/>
          <table:table-cell ns41:value-type="float" table:style-name="ce34" office:value="41305" office:value-type="float">
            <text:p>41305</text:p>
          </table:table-cell>
          <table:table-cell ns41:value-type="float" table:style-name="ce45" office:value="4495" office:value-type="float">
            <text:p>4495</text:p>
          </table:table-cell>
          <table:table-cell ns41:value-type="float" table:style-name="ce45" office:value="1787" office:value-type="float">
            <text:p>1787</text:p>
          </table:table-cell>
          <table:table-cell ns41:value-type="float" table:style-name="ce45" office:value="17738" office:value-type="float">
            <text:p>17738</text:p>
          </table:table-cell>
          <table:table-cell ns41:value-type="float" table:style-name="ce55" office:value="16176" office:value-type="float">
            <text:p>16176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60649" office:value-type="float">
            <text:p>60649</text:p>
          </table:table-cell>
          <table:table-cell ns41:value-type="float" table:style-name="ce44" office:value="5570" office:value-type="float">
            <text:p>5570</text:p>
          </table:table-cell>
          <table:table-cell ns41:value-type="float" table:style-name="ce44" office:value="17554" office:value-type="float">
            <text:p>17554</text:p>
          </table:table-cell>
          <table:table-cell ns41:value-type="float" table:style-name="ce44" office:value="46794" office:value-type="float">
            <text:p>46794</text:p>
          </table:table-cell>
          <table:table-cell ns41:value-type="float" table:style-name="ce54" office:value="67145" office:value-type="float">
            <text:p>6714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14 - 20 jaar</text:p>
          </table:table-cell>
          <table:table-cell table:style-name="Default"/>
          <table:table-cell ns41:value-type="float" table:style-name="ce33" office:value="8555" office:value-type="float">
            <text:p>8555</text:p>
          </table:table-cell>
          <table:table-cell ns41:value-type="float" table:style-name="ce44" office:value="752" office:value-type="float">
            <text:p>752</text:p>
          </table:table-cell>
          <table:table-cell ns41:value-type="float" table:style-name="ce44" office:value="3056" office:value-type="float">
            <text:p>3056</text:p>
          </table:table-cell>
          <table:table-cell ns41:value-type="float" table:style-name="ce44" office:value="4831" office:value-type="float">
            <text:p>4831</text:p>
          </table:table-cell>
          <table:table-cell ns41:value-type="float" table:style-name="ce54" office:value="7449" office:value-type="float">
            <text:p>7449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1 - 24 jaar</text:p>
          </table:table-cell>
          <table:table-cell table:style-name="Default"/>
          <table:table-cell ns41:value-type="float" table:style-name="ce33" office:value="6025" office:value-type="float">
            <text:p>6025</text:p>
          </table:table-cell>
          <table:table-cell ns41:value-type="float" table:style-name="ce44" office:value="324" office:value-type="float">
            <text:p>324</text:p>
          </table:table-cell>
          <table:table-cell ns41:value-type="float" table:style-name="ce44" office:value="1586" office:value-type="float">
            <text:p>1586</text:p>
          </table:table-cell>
          <table:table-cell ns41:value-type="float" table:style-name="ce44" office:value="4505" office:value-type="float">
            <text:p>4505</text:p>
          </table:table-cell>
          <table:table-cell ns41:value-type="float" table:style-name="ce54" office:value="8084" office:value-type="float">
            <text:p>8084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5 - 39 jaar</text:p>
          </table:table-cell>
          <table:table-cell table:style-name="Default"/>
          <table:table-cell ns41:value-type="float" table:style-name="ce33" office:value="20549" office:value-type="float">
            <text:p>20549</text:p>
          </table:table-cell>
          <table:table-cell ns41:value-type="float" table:style-name="ce44" office:value="1637" office:value-type="float">
            <text:p>1637</text:p>
          </table:table-cell>
          <table:table-cell ns41:value-type="float" table:style-name="ce44" office:value="5490" office:value-type="float">
            <text:p>5490</text:p>
          </table:table-cell>
          <table:table-cell ns41:value-type="float" table:style-name="ce44" office:value="16084" office:value-type="float">
            <text:p>16084</text:p>
          </table:table-cell>
          <table:table-cell ns41:value-type="float" table:style-name="ce54" office:value="25220" office:value-type="float">
            <text:p>2522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40 - 49 jaar</text:p>
          </table:table-cell>
          <table:table-cell table:style-name="Default"/>
          <table:table-cell ns41:value-type="float" table:style-name="ce33" office:value="11144" office:value-type="float">
            <text:p>11144</text:p>
          </table:table-cell>
          <table:table-cell ns41:value-type="float" table:style-name="ce44" office:value="1239" office:value-type="float">
            <text:p>1239</text:p>
          </table:table-cell>
          <table:table-cell ns41:value-type="float" table:style-name="ce44" office:value="3569" office:value-type="float">
            <text:p>3569</text:p>
          </table:table-cell>
          <table:table-cell ns41:value-type="float" table:style-name="ce44" office:value="9904" office:value-type="float">
            <text:p>9904</text:p>
          </table:table-cell>
          <table:table-cell ns41:value-type="float" table:style-name="ce54" office:value="12302" office:value-type="float">
            <text:p>12302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50 - 64 jaar</text:p>
          </table:table-cell>
          <table:table-cell table:style-name="Default"/>
          <table:table-cell ns41:value-type="float" table:style-name="ce33" office:value="12104" office:value-type="float">
            <text:p>12104</text:p>
          </table:table-cell>
          <table:table-cell ns41:value-type="float" table:style-name="ce44" office:value="1339" office:value-type="float">
            <text:p>1339</text:p>
          </table:table-cell>
          <table:table-cell ns41:value-type="float" table:style-name="ce44" office:value="3230" office:value-type="float">
            <text:p>3230</text:p>
          </table:table-cell>
          <table:table-cell ns41:value-type="float" table:style-name="ce44" office:value="9833" office:value-type="float">
            <text:p>9833</text:p>
          </table:table-cell>
          <table:table-cell ns41:value-type="float" table:style-name="ce54" office:value="12413" office:value-type="float">
            <text:p>12413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65 jaar en ouder</text:p>
          </table:table-cell>
          <table:table-cell table:style-name="Default"/>
          <table:table-cell ns41:value-type="float" table:style-name="ce34" office:value="2272" office:value-type="float">
            <text:p>2272</text:p>
          </table:table-cell>
          <table:table-cell ns41:value-type="float" table:style-name="ce45" office:value="279" office:value-type="float">
            <text:p>279</text:p>
          </table:table-cell>
          <table:table-cell ns41:value-type="float" table:style-name="ce45" office:value="623" office:value-type="float">
            <text:p>623</text:p>
          </table:table-cell>
          <table:table-cell ns41:value-type="float" table:style-name="ce45" office:value="1637" office:value-type="float">
            <text:p>1637</text:p>
          </table:table-cell>
          <table:table-cell ns41:value-type="float" table:style-name="ce55" office:value="1677" office:value-type="float">
            <text:p>1677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60649" office:value-type="float">
            <text:p>60649</text:p>
          </table:table-cell>
          <table:table-cell ns41:value-type="float" table:style-name="ce44" office:value="5570" office:value-type="float">
            <text:p>5570</text:p>
          </table:table-cell>
          <table:table-cell ns41:value-type="float" table:style-name="ce44" office:value="17554" office:value-type="float">
            <text:p>17554</text:p>
          </table:table-cell>
          <table:table-cell ns41:value-type="float" table:style-name="ce44" office:value="46794" office:value-type="float">
            <text:p>46794</text:p>
          </table:table-cell>
          <table:table-cell ns41:value-type="float" table:style-name="ce54" office:value="67145" office:value-type="float">
            <text:p>6714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Hoofden</text:p>
          </table:table-cell>
          <table:table-cell table:style-name="Default"/>
          <table:table-cell ns41:value-type="float" table:style-name="ce33" office:value="36746" office:value-type="float">
            <text:p>36746</text:p>
          </table:table-cell>
          <table:table-cell ns41:value-type="float" table:style-name="ce44" office:value="3710" office:value-type="float">
            <text:p>3710</text:p>
          </table:table-cell>
          <table:table-cell ns41:value-type="float" table:style-name="ce44" office:value="7578" office:value-type="float">
            <text:p>7578</text:p>
          </table:table-cell>
          <table:table-cell ns41:value-type="float" table:style-name="ce44" office:value="28060" office:value-type="float">
            <text:p>28060</text:p>
          </table:table-cell>
          <table:table-cell ns41:value-type="float" table:style-name="ce54" office:value="29615" office:value-type="float">
            <text:p>2961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Echtgenoten</text:p>
          </table:table-cell>
          <table:table-cell table:style-name="Default"/>
          <table:table-cell ns41:value-type="float" table:style-name="ce33" office:value="1188" office:value-type="float">
            <text:p>1188</text:p>
          </table:table-cell>
          <table:table-cell ns41:value-type="float" table:style-name="ce44" office:value="55" office:value-type="float">
            <text:p>55</text:p>
          </table:table-cell>
          <table:table-cell ns41:value-type="float" table:style-name="ce44" office:value="2791" office:value-type="float">
            <text:p>2791</text:p>
          </table:table-cell>
          <table:table-cell ns41:value-type="float" table:style-name="ce44" office:value="1469" office:value-type="float">
            <text:p>1469</text:p>
          </table:table-cell>
          <table:table-cell ns41:value-type="float" table:style-name="ce54" office:value="1692" office:value-type="float">
            <text:p>1692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Kinderen</text:p>
          </table:table-cell>
          <table:table-cell table:style-name="Default"/>
          <table:table-cell ns41:value-type="float" table:style-name="ce33" office:value="16577" office:value-type="float">
            <text:p>16577</text:p>
          </table:table-cell>
          <table:table-cell ns41:value-type="float" table:style-name="ce44" office:value="1340" office:value-type="float">
            <text:p>1340</text:p>
          </table:table-cell>
          <table:table-cell ns41:value-type="float" table:style-name="ce44" office:value="5369" office:value-type="float">
            <text:p>5369</text:p>
          </table:table-cell>
          <table:table-cell ns41:value-type="float" table:style-name="ce44" office:value="11006" office:value-type="float">
            <text:p>11006</text:p>
          </table:table-cell>
          <table:table-cell ns41:value-type="float" table:style-name="ce54" office:value="17272" office:value-type="float">
            <text:p>17272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Inwonend personeel</text:p>
          </table:table-cell>
          <table:table-cell table:style-name="Default"/>
          <table:table-cell ns41:value-type="float" table:style-name="ce33" office:value="59" office:value-type="float">
            <text:p>59</text:p>
          </table:table-cell>
          <table:table-cell ns41:value-type="float" table:style-name="ce44" office:value="6" office:value-type="float">
            <text:p>6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302" office:value-type="float">
            <text:p>302</text:p>
          </table:table-cell>
          <table:table-cell ns41:value-type="float" table:style-name="ce54" office:value="4261" office:value-type="float">
            <text:p>426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ndere inwonenden</text:p>
          </table:table-cell>
          <table:table-cell table:style-name="Default"/>
          <table:table-cell ns41:value-type="float" table:style-name="ce33" office:value="3284" office:value-type="float">
            <text:p>3284</text:p>
          </table:table-cell>
          <table:table-cell ns41:value-type="float" table:style-name="ce44" office:value="335" office:value-type="float">
            <text:p>335</text:p>
          </table:table-cell>
          <table:table-cell ns41:value-type="float" table:style-name="ce44" office:value="844" office:value-type="float">
            <text:p>844</text:p>
          </table:table-cell>
          <table:table-cell ns41:value-type="float" table:style-name="ce44" office:value="2707" office:value-type="float">
            <text:p>2707</text:p>
          </table:table-cell>
          <table:table-cell ns41:value-type="float" table:style-name="ce54" office:value="4698" office:value-type="float">
            <text:p>4698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lleenwonenden</text:p>
          </table:table-cell>
          <table:table-cell table:style-name="Default"/>
          <table:table-cell ns41:value-type="float" table:style-name="ce34" office:value="2795" office:value-type="float">
            <text:p>2795</text:p>
          </table:table-cell>
          <table:table-cell ns41:value-type="float" table:style-name="ce45" office:value="124" office:value-type="float">
            <text:p>124</text:p>
          </table:table-cell>
          <table:table-cell ns41:value-type="float" table:style-name="ce45" office:value="896" office:value-type="float">
            <text:p>896</text:p>
          </table:table-cell>
          <table:table-cell ns41:value-type="float" table:style-name="ce45" office:value="3250" office:value-type="float">
            <text:p>3250</text:p>
          </table:table-cell>
          <table:table-cell ns41:value-type="float" table:style-name="ce55" office:value="9607" office:value-type="float">
            <text:p>9607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ce8" office:value-type="string">
            <text:p>s-Gravenhage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6" office:value="60649" office:value-type="float">
            <text:p>60649</text:p>
          </table:table-cell>
          <table:table-cell ns41:value-type="float" table:style-name="ce47" office:value="5570" office:value-type="float">
            <text:p>5570</text:p>
          </table:table-cell>
          <table:table-cell ns41:value-type="float" table:style-name="ce47" office:value="17554" office:value-type="float">
            <text:p>17554</text:p>
          </table:table-cell>
          <table:table-cell ns41:value-type="float" table:style-name="ce47" office:value="46794" office:value-type="float">
            <text:p>46794</text:p>
          </table:table-cell>
          <table:table-cell ns41:value-type="float" table:style-name="ce59" office:value="67145" office:value-type="float">
            <text:p>6714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4" office:value-type="string">
            <text:p>Bedrijfshoofden</text:p>
          </table:table-cell>
          <table:table-cell table:style-name="Default"/>
          <table:table-cell ns41:value-type="float" table:style-name="ce33" office:value="3496" office:value-type="float">
            <text:p>3496</text:p>
          </table:table-cell>
          <table:table-cell ns41:value-type="float" table:style-name="ce44" office:value="237" office:value-type="float">
            <text:p>237</text:p>
          </table:table-cell>
          <table:table-cell ns41:value-type="float" table:style-name="ce44" office:value="2149" office:value-type="float">
            <text:p>2149</text:p>
          </table:table-cell>
          <table:table-cell ns41:value-type="float" table:style-name="ce44" office:value="2674" office:value-type="float">
            <text:p>2674</text:p>
          </table:table-cell>
          <table:table-cell ns41:value-type="float" table:style-name="ce54" office:value="1407" office:value-type="float">
            <text:p>1407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echtgenoten</text:p>
          </table:table-cell>
          <table:table-cell table:style-name="Default"/>
          <table:table-cell ns41:value-type="float" table:style-name="ce33" office:value="115" office:value-type="float">
            <text:p>115</text:p>
          </table:table-cell>
          <table:table-cell ns41:value-type="float" table:style-name="ce44" office:value="44" office:value-type="float">
            <text:p>44</text:p>
          </table:table-cell>
          <table:table-cell ns41:value-type="float" table:style-name="ce44" office:value="1128" office:value-type="float">
            <text:p>1128</text:p>
          </table:table-cell>
          <table:table-cell ns41:value-type="float" table:style-name="ce44" office:value="202" office:value-type="float">
            <text:p>202</text:p>
          </table:table-cell>
          <table:table-cell ns41:value-type="float" table:style-name="ce54" office:value="40" office:value-type="float">
            <text:p>4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Medew. kinderen</text:p>
          </table:table-cell>
          <table:table-cell table:style-name="Default"/>
          <table:table-cell ns41:value-type="float" table:style-name="ce33" office:value="346" office:value-type="float">
            <text:p>346</text:p>
          </table:table-cell>
          <table:table-cell ns41:value-type="float" table:style-name="ce44" office:value="110" office:value-type="float">
            <text:p>110</text:p>
          </table:table-cell>
          <table:table-cell ns41:value-type="float" table:style-name="ce44" office:value="457" office:value-type="float">
            <text:p>457</text:p>
          </table:table-cell>
          <table:table-cell ns41:value-type="float" table:style-name="ce44" office:value="243" office:value-type="float">
            <text:p>243</text:p>
          </table:table-cell>
          <table:table-cell ns41:value-type="float" table:style-name="ce54" office:value="13" office:value-type="float">
            <text:p>13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Employé's</text:p>
          </table:table-cell>
          <table:table-cell table:style-name="Default"/>
          <table:table-cell ns41:value-type="float" table:style-name="ce33" office:value="3324" office:value-type="float">
            <text:p>3324</text:p>
          </table:table-cell>
          <table:table-cell ns41:value-type="float" table:style-name="ce44" office:value="141" office:value-type="float">
            <text:p>141</text:p>
          </table:table-cell>
          <table:table-cell ns41:value-type="float" table:style-name="ce44" office:value="2172" office:value-type="float">
            <text:p>2172</text:p>
          </table:table-cell>
          <table:table-cell ns41:value-type="float" table:style-name="ce44" office:value="6786" office:value-type="float">
            <text:p>6786</text:p>
          </table:table-cell>
          <table:table-cell ns41:value-type="float" table:style-name="ce54" office:value="9194" office:value-type="float">
            <text:p>9194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2" office:value-type="string">
            <text:p>Arbeiders</text:p>
          </table:table-cell>
          <table:table-cell table:style-name="Default"/>
          <table:table-cell ns41:value-type="float" table:style-name="ce34" office:value="20079" office:value-type="float">
            <text:p>20079</text:p>
          </table:table-cell>
          <table:table-cell ns41:value-type="float" table:style-name="ce45" office:value="1031" office:value-type="float">
            <text:p>1031</text:p>
          </table:table-cell>
          <table:table-cell ns41:value-type="float" table:style-name="ce45" office:value="465" office:value-type="float">
            <text:p>465</text:p>
          </table:table-cell>
          <table:table-cell ns41:value-type="float" table:style-name="ce45" office:value="5672" office:value-type="float">
            <text:p>5672</text:p>
          </table:table-cell>
          <table:table-cell ns41:value-type="float" table:style-name="ce55" office:value="4951" office:value-type="float">
            <text:p>495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OSITIE IN HET BEDRIJF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27360" office:value-type="float">
            <text:p>27360</text:p>
          </table:table-cell>
          <table:table-cell ns41:value-type="float" table:style-name="ce44" office:value="1563" office:value-type="float">
            <text:p>1563</text:p>
          </table:table-cell>
          <table:table-cell ns41:value-type="float" table:style-name="ce44" office:value="6371" office:value-type="float">
            <text:p>6371</text:p>
          </table:table-cell>
          <table:table-cell ns41:value-type="float" table:style-name="ce44" office:value="15577" office:value-type="float">
            <text:p>15577</text:p>
          </table:table-cell>
          <table:table-cell ns41:value-type="float" table:style-name="ce54" office:value="15605" office:value-type="float">
            <text:p>1560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14 - 20 jaar</text:p>
          </table:table-cell>
          <table:table-cell table:style-name="Default"/>
          <table:table-cell ns41:value-type="float" table:style-name="ce33" office:value="4535" office:value-type="float">
            <text:p>4535</text:p>
          </table:table-cell>
          <table:table-cell ns41:value-type="float" table:style-name="ce44" office:value="151" office:value-type="float">
            <text:p>151</text:p>
          </table:table-cell>
          <table:table-cell ns41:value-type="float" table:style-name="ce44" office:value="1044" office:value-type="float">
            <text:p>1044</text:p>
          </table:table-cell>
          <table:table-cell ns41:value-type="float" table:style-name="ce44" office:value="1944" office:value-type="float">
            <text:p>1944</text:p>
          </table:table-cell>
          <table:table-cell ns41:value-type="float" table:style-name="ce54" office:value="1961" office:value-type="float">
            <text:p>196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1 - 24 jaar</text:p>
          </table:table-cell>
          <table:table-cell table:style-name="Default"/>
          <table:table-cell ns41:value-type="float" table:style-name="ce33" office:value="2829" office:value-type="float">
            <text:p>2829</text:p>
          </table:table-cell>
          <table:table-cell ns41:value-type="float" table:style-name="ce44" office:value="103" office:value-type="float">
            <text:p>103</text:p>
          </table:table-cell>
          <table:table-cell ns41:value-type="float" table:style-name="ce44" office:value="628" office:value-type="float">
            <text:p>628</text:p>
          </table:table-cell>
          <table:table-cell ns41:value-type="float" table:style-name="ce44" office:value="1919" office:value-type="float">
            <text:p>1919</text:p>
          </table:table-cell>
          <table:table-cell ns41:value-type="float" table:style-name="ce54" office:value="2248" office:value-type="float">
            <text:p>2248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25 - 39 jaar</text:p>
          </table:table-cell>
          <table:table-cell table:style-name="Default"/>
          <table:table-cell ns41:value-type="float" table:style-name="ce33" office:value="9435" office:value-type="float">
            <text:p>9435</text:p>
          </table:table-cell>
          <table:table-cell ns41:value-type="float" table:style-name="ce44" office:value="456" office:value-type="float">
            <text:p>456</text:p>
          </table:table-cell>
          <table:table-cell ns41:value-type="float" table:style-name="ce44" office:value="2052" office:value-type="float">
            <text:p>2052</text:p>
          </table:table-cell>
          <table:table-cell ns41:value-type="float" table:style-name="ce44" office:value="5205" office:value-type="float">
            <text:p>5205</text:p>
          </table:table-cell>
          <table:table-cell ns41:value-type="float" table:style-name="ce54" office:value="5731" office:value-type="float">
            <text:p>5731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40 - 49 jaar</text:p>
          </table:table-cell>
          <table:table-cell table:style-name="Default"/>
          <table:table-cell ns41:value-type="float" table:style-name="ce33" office:value="5000" office:value-type="float">
            <text:p>5000</text:p>
          </table:table-cell>
          <table:table-cell ns41:value-type="float" table:style-name="ce44" office:value="307" office:value-type="float">
            <text:p>307</text:p>
          </table:table-cell>
          <table:table-cell ns41:value-type="float" table:style-name="ce44" office:value="1333" office:value-type="float">
            <text:p>1333</text:p>
          </table:table-cell>
          <table:table-cell ns41:value-type="float" table:style-name="ce44" office:value="2965" office:value-type="float">
            <text:p>2965</text:p>
          </table:table-cell>
          <table:table-cell ns41:value-type="float" table:style-name="ce54" office:value="2720" office:value-type="float">
            <text:p>272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50 - 64 jaar</text:p>
          </table:table-cell>
          <table:table-cell table:style-name="Default"/>
          <table:table-cell ns41:value-type="float" table:style-name="ce33" office:value="4864" office:value-type="float">
            <text:p>4864</text:p>
          </table:table-cell>
          <table:table-cell ns41:value-type="float" table:style-name="ce44" office:value="442" office:value-type="float">
            <text:p>442</text:p>
          </table:table-cell>
          <table:table-cell ns41:value-type="float" table:style-name="ce44" office:value="1128" office:value-type="float">
            <text:p>1128</text:p>
          </table:table-cell>
          <table:table-cell ns41:value-type="float" table:style-name="ce44" office:value="3157" office:value-type="float">
            <text:p>3157</text:p>
          </table:table-cell>
          <table:table-cell ns41:value-type="float" table:style-name="ce54" office:value="2659" office:value-type="float">
            <text:p>2659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2" office:value-type="string">
            <text:p>65 jaar en ouder</text:p>
          </table:table-cell>
          <table:table-cell table:style-name="Default"/>
          <table:table-cell ns41:value-type="float" table:style-name="ce34" office:value="697" office:value-type="float">
            <text:p>697</text:p>
          </table:table-cell>
          <table:table-cell ns41:value-type="float" table:style-name="ce45" office:value="104" office:value-type="float">
            <text:p>104</text:p>
          </table:table-cell>
          <table:table-cell ns41:value-type="float" table:style-name="ce45" office:value="186" office:value-type="float">
            <text:p>186</text:p>
          </table:table-cell>
          <table:table-cell ns41:value-type="float" table:style-name="ce45" office:value="387" office:value-type="float">
            <text:p>387</text:p>
          </table:table-cell>
          <table:table-cell ns41:value-type="float" table:style-name="ce55" office:value="286" office:value-type="float">
            <text:p>286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LEEFTIJDSKLASSE</text:p>
          </table:table-cell>
          <table:table-cell ns41:value-type="string" table:style-name="ce23" office:value-type="string">
            <text:p>Totaal</text:p>
          </table:table-cell>
          <table:table-cell table:style-name="Default"/>
          <table:table-cell ns41:value-type="float" table:style-name="ce33" office:value="27360" office:value-type="float">
            <text:p>27360</text:p>
          </table:table-cell>
          <table:table-cell ns41:value-type="float" table:style-name="ce44" office:value="1563" office:value-type="float">
            <text:p>1563</text:p>
          </table:table-cell>
          <table:table-cell ns41:value-type="float" table:style-name="ce44" office:value="6371" office:value-type="float">
            <text:p>6371</text:p>
          </table:table-cell>
          <table:table-cell ns41:value-type="float" table:style-name="ce44" office:value="15577" office:value-type="float">
            <text:p>15577</text:p>
          </table:table-cell>
          <table:table-cell ns41:value-type="float" table:style-name="ce54" office:value="15605" office:value-type="float">
            <text:p>1560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Hoofden</text:p>
          </table:table-cell>
          <table:table-cell table:style-name="Default"/>
          <table:table-cell ns41:value-type="float" table:style-name="ce33" office:value="16327" office:value-type="float">
            <text:p>16327</text:p>
          </table:table-cell>
          <table:table-cell ns41:value-type="float" table:style-name="ce44" office:value="975" office:value-type="float">
            <text:p>975</text:p>
          </table:table-cell>
          <table:table-cell ns41:value-type="float" table:style-name="ce44" office:value="2579" office:value-type="float">
            <text:p>2579</text:p>
          </table:table-cell>
          <table:table-cell ns41:value-type="float" table:style-name="ce44" office:value="9089" office:value-type="float">
            <text:p>9089</text:p>
          </table:table-cell>
          <table:table-cell ns41:value-type="float" table:style-name="ce54" office:value="5674" office:value-type="float">
            <text:p>5674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Echtgenoten</text:p>
          </table:table-cell>
          <table:table-cell table:style-name="Default"/>
          <table:table-cell ns41:value-type="float" table:style-name="ce33" office:value="338" office:value-type="float">
            <text:p>338</text:p>
          </table:table-cell>
          <table:table-cell ns41:value-type="float" table:style-name="ce44" office:value="46" office:value-type="float">
            <text:p>46</text:p>
          </table:table-cell>
          <table:table-cell ns41:value-type="float" table:style-name="ce44" office:value="1265" office:value-type="float">
            <text:p>1265</text:p>
          </table:table-cell>
          <table:table-cell ns41:value-type="float" table:style-name="ce44" office:value="369" office:value-type="float">
            <text:p>369</text:p>
          </table:table-cell>
          <table:table-cell ns41:value-type="float" table:style-name="ce54" office:value="366" office:value-type="float">
            <text:p>366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Kinderen</text:p>
          </table:table-cell>
          <table:table-cell table:style-name="Default"/>
          <table:table-cell ns41:value-type="float" table:style-name="ce33" office:value="8296" office:value-type="float">
            <text:p>8296</text:p>
          </table:table-cell>
          <table:table-cell ns41:value-type="float" table:style-name="ce44" office:value="357" office:value-type="float">
            <text:p>357</text:p>
          </table:table-cell>
          <table:table-cell ns41:value-type="float" table:style-name="ce44" office:value="1984" office:value-type="float">
            <text:p>1984</text:p>
          </table:table-cell>
          <table:table-cell ns41:value-type="float" table:style-name="ce44" office:value="4417" office:value-type="float">
            <text:p>4417</text:p>
          </table:table-cell>
          <table:table-cell ns41:value-type="float" table:style-name="ce54" office:value="4099" office:value-type="float">
            <text:p>4099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Inwonend personeel</text:p>
          </table:table-cell>
          <table:table-cell table:style-name="Default"/>
          <table:table-cell ns41:value-type="float" table:style-name="ce33" office:value="16" office:value-type="float">
            <text:p>16</text:p>
          </table:table-cell>
          <table:table-cell ns41:value-type="float" table:style-name="ce44" office:value="8" office:value-type="float">
            <text:p>8</text:p>
          </table:table-cell>
          <table:table-cell ns41:value-type="float" table:style-name="ce44" office:value="26" office:value-type="float">
            <text:p>26</text:p>
          </table:table-cell>
          <table:table-cell ns41:value-type="float" table:style-name="ce44" office:value="39" office:value-type="float">
            <text:p>39</text:p>
          </table:table-cell>
          <table:table-cell ns41:value-type="float" table:style-name="ce54" office:value="1467" office:value-type="float">
            <text:p>1467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ndere inwonenden</text:p>
          </table:table-cell>
          <table:table-cell table:style-name="Default"/>
          <table:table-cell ns41:value-type="float" table:style-name="ce33" office:value="1447" office:value-type="float">
            <text:p>1447</text:p>
          </table:table-cell>
          <table:table-cell ns41:value-type="float" table:style-name="ce44" office:value="125" office:value-type="float">
            <text:p>125</text:p>
          </table:table-cell>
          <table:table-cell ns41:value-type="float" table:style-name="ce44" office:value="265" office:value-type="float">
            <text:p>265</text:p>
          </table:table-cell>
          <table:table-cell ns41:value-type="float" table:style-name="ce44" office:value="875" office:value-type="float">
            <text:p>875</text:p>
          </table:table-cell>
          <table:table-cell ns41:value-type="float" table:style-name="ce54" office:value="939" office:value-type="float">
            <text:p>939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ce8" office:value-type="string">
            <text:p>Utrecht</text:p>
          </table:table-cell>
          <table:table-cell ns41:value-type="string" table:style-name="ce15" office:value-type="string">
            <text:p>PLAATS IN HET HUISHOUDEN</text:p>
          </table:table-cell>
          <table:table-cell ns41:value-type="string" table:style-name="ce22" office:value-type="string">
            <text:p>Alleenwonenden</text:p>
          </table:table-cell>
          <table:table-cell table:style-name="Default"/>
          <table:table-cell ns41:value-type="float" table:style-name="ce34" office:value="936" office:value-type="float">
            <text:p>936</text:p>
          </table:table-cell>
          <table:table-cell ns41:value-type="float" table:style-name="ce45" office:value="52" office:value-type="float">
            <text:p>52</text:p>
          </table:table-cell>
          <table:table-cell ns41:value-type="float" table:style-name="ce45" office:value="252" office:value-type="float">
            <text:p>252</text:p>
          </table:table-cell>
          <table:table-cell ns41:value-type="float" table:style-name="ce45" office:value="788" office:value-type="float">
            <text:p>788</text:p>
          </table:table-cell>
          <table:table-cell ns41:value-type="float" table:style-name="ce55" office:value="3060" office:value-type="float">
            <text:p>3060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1">
          <table:table-cell ns41:value-type="string" table:style-name="ce9" office:value-type="string">
            <text:p>Utrecht</text:p>
          </table:table-cell>
          <table:table-cell ns41:value-type="string" table:style-name="ce16" office:value-type="string">
            <text:p>PLAATS IN HET HUISHOUDEN</text:p>
          </table:table-cell>
          <table:table-cell ns41:value-type="string" table:style-name="ce25" office:value-type="string">
            <text:p>Totaal</text:p>
          </table:table-cell>
          <table:table-cell table:style-name="Default"/>
          <table:table-cell ns41:value-type="float" table:style-name="ce36" office:value="27360" office:value-type="float">
            <text:p>27360</text:p>
          </table:table-cell>
          <table:table-cell ns41:value-type="float" table:style-name="ce47" office:value="1563" office:value-type="float">
            <text:p>1563</text:p>
          </table:table-cell>
          <table:table-cell ns41:value-type="float" table:style-name="ce45" office:value="6371" office:value-type="float">
            <text:p>6371</text:p>
          </table:table-cell>
          <table:table-cell ns41:value-type="float" table:style-name="ce45" office:value="15577" office:value-type="float">
            <text:p>15577</text:p>
          </table:table-cell>
          <table:table-cell ns41:value-type="float" table:style-name="ce55" office:value="15605" office:value-type="float">
            <text:p>15605</text:p>
          </table:table-cell>
          <table:table-cell table:style-name="ce37" table:number-columns-repeated="9"/>
          <table:table-cell table:style-name="ce64"/>
          <table:table-cell table:number-columns-repeated="1005"/>
        </table:table-row>
        <table:table-row table:style-name="ro3" table:number-rows-repeated="9">
          <table:table-cell table:style-name="Default" table:number-columns-repeated="4"/>
          <table:table-cell table:style-name="ce37" table:number-columns-repeated="14"/>
          <table:table-cell table:style-name="ce64"/>
          <table:table-cell table:number-columns-repeated="1005"/>
        </table:table-row>
        <table:table-row table:style-name="ro3" table:number-rows-repeated="3">
          <table:table-cell table:style-name="Default"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style-name="Default" table:number-columns-repeated="4"/>
          <table:table-cell table:number-rows-spanned="1" table:style-name="ce38" table:number-columns-spanned="5"/>
          <table:covered-table-cell table:style-name="ce48" table:number-columns-repeated="4"/>
          <table:table-cell table:number-rows-spanned="1" table:style-name="ce38" table:number-columns-spanned="5"/>
          <table:covered-table-cell table:style-name="ce38" table:number-columns-repeated="4"/>
          <table:table-cell table:number-rows-spanned="1" table:style-name="ce38" table:number-columns-spanned="5"/>
          <table:covered-table-cell table:style-name="ce38" table:number-columns-repeated="4"/>
          <table:table-cell table:number-columns-repeated="1005"/>
        </table:table-row>
        <table:table-row table:style-name="ro3">
          <table:table-cell table:style-name="Default"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26"/>
          <table:table-cell table:style-name="Default"/>
          <table:table-cell table:style-name="ce37" table:number-columns-repeated="12"/>
          <table:table-cell table:style-name="ce61"/>
          <table:table-cell table:style-name="ce37" table:number-columns-repeated="2"/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26"/>
          <table:table-cell table:style-name="Default"/>
          <table:table-cell table:style-name="ce37" table:number-columns-repeated="15"/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27"/>
          <table:table-cell table:style-name="Default"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style-name="Default"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26"/>
          <table:table-cell table:style-name="Default"/>
          <table:table-cell table:style-name="ce37" table:number-columns-repeated="15"/>
          <table:table-cell table:number-columns-repeated="1005"/>
        </table:table-row>
        <table:table-row table:style-name="ro3" table:number-rows-repeated="3">
          <table:table-cell table:style-name="Default"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26"/>
          <table:table-cell table:style-name="Default"/>
          <table:table-cell table:style-name="ce37" table:number-columns-repeated="15"/>
          <table:table-cell table:number-columns-repeated="1005"/>
        </table:table-row>
        <table:table-row table:style-name="ro3">
          <table:table-cell table:style-name="Default"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27"/>
          <table:table-cell table:style-name="Default"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style-name="Default" table:number-columns-repeated="4"/>
          <table:table-cell table:style-name="ce37" table:number-columns-repeated="15"/>
          <table:table-cell table:number-columns-repeated="1005"/>
        </table:table-row>
        <table:table-row table:style-name="ro3" table:number-rows-repeated="2">
          <table:table-cell table:style-name="Default" table:number-columns-repeated="2"/>
          <table:table-cell table:style-name="ce26"/>
          <table:table-cell table:style-name="Default"/>
          <table:table-cell table:style-name="ce37" table:number-columns-repeated="15"/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27"/>
          <table:table-cell table:style-name="Default"/>
          <table:table-cell table:number-rows-spanned="1" table:style-name="ce38" table:number-columns-spanned="5"/>
          <table:covered-table-cell table:style-name="ce38" table:number-columns-repeated="4"/>
          <table:table-cell table:number-rows-spanned="1" table:style-name="ce38" table:number-columns-spanned="5"/>
          <table:covered-table-cell table:style-name="ce38" table:number-columns-repeated="4"/>
          <table:table-cell table:number-rows-spanned="1" table:style-name="ce38" table:number-columns-spanned="5"/>
          <table:covered-table-cell table:style-name="ce38" table:number-columns-repeated="4"/>
          <table:table-cell table:number-columns-repeated="1005"/>
        </table:table-row>
        <table:table-row table:style-name="ro3" table:number-rows-repeated="5">
          <table:table-cell table:style-name="Default"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26"/>
          <table:table-cell table:style-name="Default"/>
          <table:table-cell table:style-name="ce37" table:number-columns-repeated="15"/>
          <table:table-cell table:number-columns-repeated="1005"/>
        </table:table-row>
        <table:table-row table:style-name="ro3">
          <table:table-cell table:style-name="Default"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27"/>
          <table:table-cell table:style-name="Default"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style-name="Default" table:number-columns-repeated="4"/>
          <table:table-cell table:style-name="ce37" table:number-columns-repeated="15"/>
          <table:table-cell table:number-columns-repeated="1005"/>
        </table:table-row>
        <table:table-row table:style-name="ro3" table:number-rows-repeated="2">
          <table:table-cell table:style-name="Default" table:number-columns-repeated="2"/>
          <table:table-cell table:style-name="ce26"/>
          <table:table-cell table:style-name="Default"/>
          <table:table-cell table:style-name="ce37" table:number-columns-repeated="15"/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27"/>
          <table:table-cell table:style-name="Default"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style-name="Default" table:number-columns-repeated="4"/>
          <table:table-cell table:style-name="ce37" table:number-columns-repeated="15"/>
          <table:table-cell table:number-columns-repeated="1005"/>
        </table:table-row>
        <table:table-row table:style-name="ro3" table:number-rows-repeated="2">
          <table:table-cell table:style-name="ce10" table:number-columns-repeated="2"/>
          <table:table-cell table:style-name="ce26"/>
          <table:table-cell table:style-name="ce10"/>
          <table:table-cell table:style-name="ce39" table:number-columns-repeated="15"/>
          <table:table-cell table:style-name="ce10" table:number-columns-repeated="1005"/>
        </table:table-row>
        <table:table-row table:style-name="ro3">
          <table:table-cell table:style-name="Default" table:number-columns-repeated="2"/>
          <table:table-cell table:style-name="ce27"/>
          <table:table-cell table:style-name="Default"/>
          <table:table-cell table:number-rows-spanned="1" table:style-name="ce38" table:number-columns-spanned="5"/>
          <table:covered-table-cell table:style-name="ce48" table:number-columns-repeated="4"/>
          <table:table-cell table:number-rows-spanned="1" table:style-name="ce38" table:number-columns-spanned="5"/>
          <table:covered-table-cell table:style-name="ce38" table:number-columns-repeated="4"/>
          <table:table-cell table:number-rows-spanned="1" table:style-name="ce38" table:number-columns-spanned="5"/>
          <table:covered-table-cell table:style-name="ce38" table:number-columns-repeated="4"/>
          <table:table-cell table:number-columns-repeated="1005"/>
        </table:table-row>
        <table:table-row table:style-name="ro3" table:number-rows-repeated="5">
          <table:table-cell table:style-name="Default" table:number-columns-repeated="4"/>
          <table:table-cell table:style-name="ce37" table:number-columns-repeated="15"/>
          <table:table-cell table:number-columns-repeated="1005"/>
        </table:table-row>
        <table:table-row table:style-name="ro3" table:number-rows-repeated="2">
          <table:table-cell table:style-name="Default" table:number-columns-repeated="2"/>
          <table:table-cell table:style-name="ce26"/>
          <table:table-cell table:style-name="Default"/>
          <table:table-cell table:style-name="ce37" table:number-columns-repeated="15"/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27"/>
          <table:table-cell table:style-name="Default"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style-name="Default" table:number-columns-repeated="4"/>
          <table:table-cell table:style-name="ce37" table:number-columns-repeated="15"/>
          <table:table-cell table:number-columns-repeated="1005"/>
        </table:table-row>
        <table:table-row table:style-name="ro3" table:number-rows-repeated="2">
          <table:table-cell table:style-name="Default" table:number-columns-repeated="2"/>
          <table:table-cell table:style-name="ce26"/>
          <table:table-cell table:style-name="Default"/>
          <table:table-cell table:style-name="ce37" table:number-columns-repeated="15"/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27"/>
          <table:table-cell table:style-name="Default"/>
          <table:table-cell table:style-name="ce37" table:number-columns-repeated="15"/>
          <table:table-cell table:number-columns-repeated="1005"/>
        </table:table-row>
        <table:table-row table:style-name="ro3" table:number-rows-repeated="6">
          <table:table-cell table:style-name="Default" table:number-columns-repeated="4"/>
          <table:table-cell table:style-name="ce37" table:number-columns-repeated="15"/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26"/>
          <table:table-cell table:style-name="Default"/>
          <table:table-cell table:style-name="ce37" table:number-columns-repeated="15"/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style-name="Default" table:number-columns-repeated="2"/>
          <table:table-cell table:number-rows-spanned="1" table:style-name="Default" table:number-columns-spanned="4"/>
          <table:covered-table-cell/>
          <table:covered-table-cell table:style-name="ce6" table:number-columns-repeated="2"/>
          <table:table-cell table:number-columns-repeated="1018"/>
        </table:table-row>
        <table:table-row table:style-name="ro3" table:number-rows-repeated="10481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6" style:page-layout-name="Mpm3" style:display-name="PageStyle_TABEL 1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7-19T10:09:09.626000000</meta:creation-date>
    <dc:creator>Helpdesk</dc:creator>
    <dc:date>2004-12-16T14:46:23</dc:date>
    <meta:print-date>2004-07-19T10:31:11</meta:print-date>
    <meta:document-statistic meta:object-count="0" meta:cell-count="2398" meta:table-count="1"/>
    <meta:generator>ODFPY/1.3.0dev</meta:generator>
  </office:meta>
</office:document-meta>
</file>